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Mapping1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 office:value-type="float" office:value="0" calcext:value-type="float">
            <text:p>0</text:p>
          </table:table-cell>
          <table:table-cell office:value-type="float" office:value="16.365" calcext:value-type="float">
            <text:p>16.365</text:p>
          </table:table-cell>
          <table:table-cell office:value-type="float" office:value="70.75" calcext:value-type="float">
            <text:p>70.75</text:p>
          </table:table-cell>
          <table:table-cell office:value-type="float" office:value="99.2" calcext:value-type="float">
            <text:p>99.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21.655" calcext:value-type="float">
            <text:p>121.655</text:p>
          </table:table-cell>
          <table:table-cell office:value-type="float" office:value="102.84" calcext:value-type="float">
            <text:p>102.84</text:p>
          </table:table-cell>
          <table:table-cell office:value-type="float" office:value="73.615" calcext:value-type="float">
            <text:p>73.615</text:p>
          </table:table-cell>
          <table:table-cell office:value-type="float" office:value="41.31" calcext:value-type="float">
            <text:p>41.31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120736492604892" calcext:value-type="float">
            <text:p>0.0120736493</text:p>
          </table:table-cell>
          <table:table-cell table:formula="of:=ABS([.E2]-[.E3])/[.E2]" office:value-type="float" office:value="0.0150645624103299" calcext:value-type="float">
            <text:p>0.0150645624</text:p>
          </table:table-cell>
          <table:table-cell table:formula="of:=ABS([.F2]-[.F3])/[.F2]" office:value-type="float" office:value="0.00915564598168877" calcext:value-type="float">
            <text:p>0.009155646</text:p>
          </table:table-cell>
          <table:table-cell table:formula="of:=ABS([.G2]-[.G3])/[.G2]" office:value-type="float" office:value="0.00693131695022051" calcext:value-type="float">
            <text:p>0.006931317</text:p>
          </table:table-cell>
          <table:table-cell table:formula="of:=ABS([.H2]-[.H3])/[.H2]" office:value-type="float" office:value="0.000287781614865948" calcext:value-type="float">
            <text:p>0.0002877816</text:p>
          </table:table-cell>
          <table:table-cell table:formula="of:=ABS([.I2]-[.I3])/[.I2]" office:value-type="float" office:value="0.0014564520827264" calcext:value-type="float">
            <text:p>0.0014564521</text:p>
          </table:table-cell>
          <table:table-cell table:formula="of:=ABS([.J2]-[.J3])/[.J2]" office:value-type="float" office:value="0.00493376588267111" calcext:value-type="float">
            <text:p>0.0049337659</text:p>
          </table:table-cell>
          <table:table-cell table:formula="of:=ABS([.K2]-[.K3])/[.K2]" office:value-type="float" office:value="0.0117224880382774" calcext:value-type="float">
            <text:p>0.011722488</text:p>
          </table:table-cell>
          <table:table-cell table:formula="of:=ABS([.L2]-[.L3])/[.L2]" office:value-type="float" office:value="0.0119770873112307" calcext:value-type="float">
            <text:p>0.0119770873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817808328138887" calcext:value-type="float">
            <text:p>0.0081780833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512429388612489" calcext:value-type="float">
            <text:p>0.0051242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office:value-type="float" office:value="16.365" calcext:value-type="float">
            <text:p>16.365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82.86" calcext:value-type="float">
            <text:p>82.86</text:p>
          </table:table-cell>
          <table:table-cell office:value-type="float" office:value="95.55" calcext:value-type="float">
            <text:p>95.5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575" calcext:value-type="float">
            <text:p>87.575</text:p>
          </table:table-cell>
          <table:table-cell office:value-type="float" office:value="58.755" calcext:value-type="float">
            <text:p>58.755</text:p>
          </table:table-cell>
          <table:table-cell office:value-type="float" office:value="30.33" calcext:value-type="float">
            <text:p>30.33</text:p>
          </table:table-cell>
          <table:table-cell office:value-type="float" office:value="31.145" calcext:value-type="float">
            <text:p>31.14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120736492604892" calcext:value-type="float">
            <text:p>0.0120736493</text:p>
          </table:table-cell>
          <table:table-cell/>
          <table:table-cell table:formula="of:=ABS([.E4]-[.E5])/[.E4]" office:value-type="float" office:value="0.0221721157459602" calcext:value-type="float">
            <text:p>0.0221721157</text:p>
          </table:table-cell>
          <table:table-cell table:formula="of:=ABS([.F4]-[.F5])/[.F4]" office:value-type="float" office:value="0.0127727189390699" calcext:value-type="float">
            <text:p>0.0127727189</text:p>
          </table:table-cell>
          <table:table-cell table:formula="of:=ABS([.G4]-[.G5])/[.G4]" office:value-type="float" office:value="0.00950871632329626" calcext:value-type="float">
            <text:p>0.0095087163</text:p>
          </table:table-cell>
          <table:table-cell table:formula="of:=ABS([.H4]-[.H5])/[.H4]" office:value-type="float" office:value="0" calcext:value-type="float">
            <text:p>0</text:p>
          </table:table-cell>
          <table:table-cell table:formula="of:=ABS([.I4]-[.I5])/[.I4]" office:value-type="float" office:value="0.00290333598998059" calcext:value-type="float">
            <text:p>0.002903336</text:p>
          </table:table-cell>
          <table:table-cell table:formula="of:=ABS([.J4]-[.J5])/[.J4]" office:value-type="float" office:value="0.00960809102402023" calcext:value-type="float">
            <text:p>0.009608091</text:p>
          </table:table-cell>
          <table:table-cell table:formula="of:=ABS([.K4]-[.K5])/[.K4]" office:value-type="float" office:value="0.0326901610588424" calcext:value-type="float">
            <text:p>0.0326901611</text:p>
          </table:table-cell>
          <table:table-cell table:formula="of:=ABS([.L4]-[.L5])/[.L4]" office:value-type="float" office:value="0.0238207177558377" calcext:value-type="float">
            <text:p>0.0238207178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13949945121944" calcext:value-type="float">
            <text:p>0.0139499451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104662734272795" calcext:value-type="float">
            <text:p>0.0104662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office:value-type="float" office:value="70.75" calcext:value-type="float">
            <text:p>70.75</text:p>
          </table:table-cell>
          <table:table-cell office:value-type="float" office:value="54.4" calcext:value-type="float">
            <text:p>54.4</text:p>
          </table:table-cell>
          <table:table-cell office:value-type="float" office:value="0" calcext:value-type="float">
            <text:p>0</text:p>
          </table:table-cell>
          <table:table-cell office:value-type="float" office:value="28.455" calcext:value-type="float">
            <text:p>28.455</text:p>
          </table:table-cell>
          <table:table-cell office:value-type="float" office:value="41.23" calcext:value-type="float">
            <text:p>41.23</text:p>
          </table:table-cell>
          <table:table-cell office:value-type="float" office:value="56.94" calcext:value-type="float">
            <text:p>56.94</text:p>
          </table:table-cell>
          <table:table-cell office:value-type="float" office:value="40.95" calcext:value-type="float">
            <text:p>40.95</text:p>
          </table:table-cell>
          <table:table-cell office:value-type="float" office:value="24.785" calcext:value-type="float">
            <text:p>24.785</text:p>
          </table:table-cell>
          <table:table-cell office:value-type="float" office:value="44.835" calcext:value-type="float">
            <text:p>44.835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150645624103299" calcext:value-type="float">
            <text:p>0.0150645624</text:p>
          </table:table-cell>
          <table:table-cell table:formula="of:=ABS([.D6]-[.D7])/[.D6]" office:value-type="float" office:value="0.0221721157459602" calcext:value-type="float">
            <text:p>0.0221721157</text:p>
          </table:table-cell>
          <table:table-cell/>
          <table:table-cell table:formula="of:=ABS([.F6]-[.F7])/[.F6]" office:value-type="float" office:value="0.00506993006993018" calcext:value-type="float">
            <text:p>0.0050699301</text:p>
          </table:table-cell>
          <table:table-cell table:formula="of:=ABS([.G6]-[.G7])/[.G6]" office:value-type="float" office:value="0.0054275720660958" calcext:value-type="float">
            <text:p>0.0054275721</text:p>
          </table:table-cell>
          <table:table-cell table:formula="of:=ABS([.H6]-[.H7])/[.H6]" office:value-type="float" office:value="0.0156452588814937" calcext:value-type="float">
            <text:p>0.0156452589</text:p>
          </table:table-cell>
          <table:table-cell table:formula="of:=ABS([.I6]-[.I7])/[.I6]" office:value-type="float" office:value="0.0126582278481012" calcext:value-type="float">
            <text:p>0.0126582278</text:p>
          </table:table-cell>
          <table:table-cell table:formula="of:=ABS([.J6]-[.J7])/[.J6]" office:value-type="float" office:value="0.000604838709677442" calcext:value-type="float">
            <text:p>0.0006048387</text:p>
          </table:table-cell>
          <table:table-cell table:formula="of:=ABS([.K6]-[.K7])/[.K6]" office:value-type="float" office:value="0.0246828933836133" calcext:value-type="float">
            <text:p>0.0246828934</text:p>
          </table:table-cell>
          <table:table-cell table:formula="of:=ABS([.L6]-[.L7])/[.L6]" office:value-type="float" office:value="0.0209086398752568" calcext:value-type="float">
            <text:p>0.0209086399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135815598878287" calcext:value-type="float">
            <text:p>0.0135815599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840658001687999" calcext:value-type="float">
            <text:p>0.00840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office:value-type="float" office:value="99.2" calcext:value-type="float">
            <text:p>99.2</text:p>
          </table:table-cell>
          <table:table-cell office:value-type="float" office:value="82.86" calcext:value-type="float">
            <text:p>82.86</text:p>
          </table:table-cell>
          <table:table-cell office:value-type="float" office:value="28.455" calcext:value-type="float">
            <text:p>28.4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.995" calcext:value-type="float">
            <text:p>36.995</text:p>
          </table:table-cell>
          <table:table-cell office:value-type="float" office:value="29.61" calcext:value-type="float">
            <text:p>29.61</text:p>
          </table:table-cell>
          <table:table-cell office:value-type="float" office:value="38.325" calcext:value-type="float">
            <text:p>38.325</text:p>
          </table:table-cell>
          <table:table-cell office:value-type="float" office:value="70.135" calcext:value-type="float">
            <text:p>70.135</text:p>
          </table:table-cell>
          <table:table-cell office:value-type="float" office:value="98.64" calcext:value-type="float">
            <text:p>98.64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915564598168877" calcext:value-type="float">
            <text:p>0.009155646</text:p>
          </table:table-cell>
          <table:table-cell table:formula="of:=ABS([.D8]-[.D9])/[.D8]" office:value-type="float" office:value="0.0127727189390699" calcext:value-type="float">
            <text:p>0.0127727189</text:p>
          </table:table-cell>
          <table:table-cell table:formula="of:=ABS([.E8]-[.E9])/[.E8]" office:value-type="float" office:value="0.00506993006993018" calcext:value-type="float">
            <text:p>0.0050699301</text:p>
          </table:table-cell>
          <table:table-cell/>
          <table:table-cell table:formula="of:=ABS([.G8]-[.G9])/[.G8]" office:value-type="float" office:value="0.00344959754695285" calcext:value-type="float">
            <text:p>0.0034495975</text:p>
          </table:table-cell>
          <table:table-cell table:formula="of:=ABS([.H8]-[.H9])/[.H8]" office:value-type="float" office:value="0.0060451370231059" calcext:value-type="float">
            <text:p>0.006045137</text:p>
          </table:table-cell>
          <table:table-cell table:formula="of:=ABS([.I8]-[.I9])/[.I8]" office:value-type="float" office:value="0.00203045685279183" calcext:value-type="float">
            <text:p>0.0020304569</text:p>
          </table:table-cell>
          <table:table-cell table:formula="of:=ABS([.J8]-[.J9])/[.J8]" office:value-type="float" office:value="0.0159045725646124" calcext:value-type="float">
            <text:p>0.0159045726</text:p>
          </table:table-cell>
          <table:table-cell table:formula="of:=ABS([.K8]-[.K9])/[.K8]" office:value-type="float" office:value="0.0139511348850658" calcext:value-type="float">
            <text:p>0.0139511349</text:p>
          </table:table-cell>
          <table:table-cell table:formula="of:=ABS([.L8]-[.L9])/[.L8]" office:value-type="float" office:value="0.0131470829909614" calcext:value-type="float">
            <text:p>0.013147083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905847520601989" calcext:value-type="float">
            <text:p>0.0090584752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508883802970337" calcext:value-type="float">
            <text:p>0.005088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office:value-type="float" office:value="111.86" calcext:value-type="float">
            <text:p>111.86</text:p>
          </table:table-cell>
          <table:table-cell office:value-type="float" office:value="95.55" calcext:value-type="float">
            <text:p>95.55</text:p>
          </table:table-cell>
          <table:table-cell office:value-type="float" office:value="41.23" calcext:value-type="float">
            <text:p>41.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.635" calcext:value-type="float">
            <text:p>29.635</text:p>
          </table:table-cell>
          <table:table-cell office:value-type="float" office:value="29.63" calcext:value-type="float">
            <text:p>29.63</text:p>
          </table:table-cell>
          <table:table-cell office:value-type="float" office:value="47.27" calcext:value-type="float">
            <text:p>47.27</text:p>
          </table:table-cell>
          <table:table-cell office:value-type="float" office:value="81.21" calcext:value-type="float">
            <text:p>81.21</text:p>
          </table:table-cell>
          <table:table-cell office:value-type="float" office:value="110.04" calcext:value-type="float">
            <text:p>110.04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693131695022051" calcext:value-type="float">
            <text:p>0.006931317</text:p>
          </table:table-cell>
          <table:table-cell table:formula="of:=ABS([.D10]-[.D11])/[.D10]" office:value-type="float" office:value="0.00950871632329626" calcext:value-type="float">
            <text:p>0.0095087163</text:p>
          </table:table-cell>
          <table:table-cell table:formula="of:=ABS([.E10]-[.E11])/[.E10]" office:value-type="float" office:value="0.0054275720660958" calcext:value-type="float">
            <text:p>0.0054275721</text:p>
          </table:table-cell>
          <table:table-cell table:formula="of:=ABS([.F10]-[.F11])/[.F10]" office:value-type="float" office:value="0.00344959754695285" calcext:value-type="float">
            <text:p>0.0034495975</text:p>
          </table:table-cell>
          <table:table-cell/>
          <table:table-cell table:formula="of:=ABS([.H10]-[.H11])/[.H10]" office:value-type="float" office:value="0.000168690958164609" calcext:value-type="float">
            <text:p>0.000168691</text:p>
          </table:table-cell>
          <table:table-cell table:formula="of:=ABS([.I10]-[.I11])/[.I10]" office:value-type="float" office:value="0.00270727580372245" calcext:value-type="float">
            <text:p>0.0027072758</text:p>
          </table:table-cell>
          <table:table-cell table:formula="of:=ABS([.J10]-[.J11])/[.J10]" office:value-type="float" office:value="0.010690613641223" calcext:value-type="float">
            <text:p>0.0106906136</text:p>
          </table:table-cell>
          <table:table-cell table:formula="of:=ABS([.K10]-[.K11])/[.K10]" office:value-type="float" office:value="0.00976064656512274" calcext:value-type="float">
            <text:p>0.0097606466</text:p>
          </table:table-cell>
          <table:table-cell table:formula="of:=ABS([.L10]-[.L11])/[.L10]" office:value-type="float" office:value="0.010004589261129" calcext:value-type="float">
            <text:p>0.0100045893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651655767954747" calcext:value-type="float">
            <text:p>0.0065165577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378543975694949" calcext:value-type="float">
            <text:p>0.0037854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office:value-type="float" office:value="121.655" calcext:value-type="float">
            <text:p>121.655</text:p>
          </table:table-cell>
          <table:table-cell office:value-type="float" office:value="106.22" calcext:value-type="float">
            <text:p>106.22</text:p>
          </table:table-cell>
          <table:table-cell office:value-type="float" office:value="56.94" calcext:value-type="float">
            <text:p>56.94</text:p>
          </table:table-cell>
          <table:table-cell office:value-type="float" office:value="36.995" calcext:value-type="float">
            <text:p>36.995</text:p>
          </table:table-cell>
          <table:table-cell office:value-type="float" office:value="29.635" calcext:value-type="float">
            <text:p>29.635</text:p>
          </table:table-cell>
          <table:table-cell office:value-type="float" office:value="0" calcext:value-type="float">
            <text:p>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8.455" calcext:value-type="float">
            <text:p>48.455</text:p>
          </table:table-cell>
          <table:table-cell office:value-type="float" office:value="84.265" calcext:value-type="float">
            <text:p>84.265</text:p>
          </table:table-cell>
          <table:table-cell office:value-type="float" office:value="112.75" calcext:value-type="float">
            <text:p>112.7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87781614865948" calcext:value-type="float">
            <text:p>0.0002877816</text:p>
          </table:table-cell>
          <table:table-cell table:formula="of:=ABS([.D12]-[.D13])/[.D12]" office:value-type="float" office:value="0" calcext:value-type="float">
            <text:p>0</text:p>
          </table:table-cell>
          <table:table-cell table:formula="of:=ABS([.E12]-[.E13])/[.E12]" office:value-type="float" office:value="0.0156452588814937" calcext:value-type="float">
            <text:p>0.0156452589</text:p>
          </table:table-cell>
          <table:table-cell table:formula="of:=ABS([.F12]-[.F13])/[.F12]" office:value-type="float" office:value="0.0060451370231059" calcext:value-type="float">
            <text:p>0.006045137</text:p>
          </table:table-cell>
          <table:table-cell table:formula="of:=ABS([.G12]-[.G13])/[.G12]" office:value-type="float" office:value="0.000168690958164609" calcext:value-type="float">
            <text:p>0.000168691</text:p>
          </table:table-cell>
          <table:table-cell/>
          <table:table-cell table:formula="of:=ABS([.I12]-[.I13])/[.I12]" office:value-type="float" office:value="0.0286371771925338" calcext:value-type="float">
            <text:p>0.0286371772</text:p>
          </table:table-cell>
          <table:table-cell table:formula="of:=ABS([.J12]-[.J13])/[.J12]" office:value-type="float" office:value="0.00798444057733648" calcext:value-type="float">
            <text:p>0.0079844406</text:p>
          </table:table-cell>
          <table:table-cell table:formula="of:=ABS([.K12]-[.K13])/[.K12]" office:value-type="float" office:value="0.00495955600165321" calcext:value-type="float">
            <text:p>0.004959556</text:p>
          </table:table-cell>
          <table:table-cell table:formula="of:=ABS([.L12]-[.L13])/[.L12]" office:value-type="float" office:value="0.00221238938053097" calcext:value-type="float">
            <text:p>0.0022123894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732671462552051" calcext:value-type="float">
            <text:p>0.0073267146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943155228842378" calcext:value-type="float">
            <text:p>0.00943155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office:value-type="float" office:value="102.84" calcext:value-type="float">
            <text:p>102.84</text:p>
          </table:table-cell>
          <table:table-cell office:value-type="float" office:value="87.575" calcext:value-type="float">
            <text:p>87.575</text:p>
          </table:table-cell>
          <table:table-cell office:value-type="float" office:value="40.95" calcext:value-type="float">
            <text:p>40.95</text:p>
          </table:table-cell>
          <table:table-cell office:value-type="float" office:value="29.61" calcext:value-type="float">
            <text:p>29.61</text:p>
          </table:table-cell>
          <table:table-cell office:value-type="float" office:value="29.63" calcext:value-type="float">
            <text:p>29.63</text:p>
          </table:table-cell>
          <table:table-cell office:value-type="float" office:value="18.995" calcext:value-type="float">
            <text:p>18.995</text:p>
          </table:table-cell>
          <table:table-cell office:value-type="float" office:value="0" calcext:value-type="float">
            <text:p>0</text:p>
          </table:table-cell>
          <table:table-cell office:value-type="float" office:value="29.47" calcext:value-type="float">
            <text:p>29.47</text:p>
          </table:table-cell>
          <table:table-cell office:value-type="float" office:value="65.29" calcext:value-type="float">
            <text:p>65.29</text:p>
          </table:table-cell>
          <table:table-cell office:value-type="float" office:value="93.87" calcext:value-type="float">
            <text:p>93.87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14564520827264" calcext:value-type="float">
            <text:p>0.0014564521</text:p>
          </table:table-cell>
          <table:table-cell table:formula="of:=ABS([.D14]-[.D15])/[.D14]" office:value-type="float" office:value="0.00290333598998059" calcext:value-type="float">
            <text:p>0.002903336</text:p>
          </table:table-cell>
          <table:table-cell table:formula="of:=ABS([.E14]-[.E15])/[.E14]" office:value-type="float" office:value="0.0126582278481012" calcext:value-type="float">
            <text:p>0.0126582278</text:p>
          </table:table-cell>
          <table:table-cell table:formula="of:=ABS([.F14]-[.F15])/[.F14]" office:value-type="float" office:value="0.00203045685279183" calcext:value-type="float">
            <text:p>0.0020304569</text:p>
          </table:table-cell>
          <table:table-cell table:formula="of:=ABS([.G14]-[.G15])/[.G14]" office:value-type="float" office:value="0.00270727580372245" calcext:value-type="float">
            <text:p>0.0027072758</text:p>
          </table:table-cell>
          <table:table-cell table:formula="of:=ABS([.H14]-[.H15])/[.H14]" office:value-type="float" office:value="0.0286371771925338" calcext:value-type="float">
            <text:p>0.0286371772</text:p>
          </table:table-cell>
          <table:table-cell/>
          <table:table-cell table:formula="of:=ABS([.J14]-[.J15])/[.J14]" office:value-type="float" office:value="0.00511596180081851" calcext:value-type="float">
            <text:p>0.0051159618</text:p>
          </table:table-cell>
          <table:table-cell table:formula="of:=ABS([.K14]-[.K15])/[.K14]" office:value-type="float" office:value="0.00230273257599026" calcext:value-type="float">
            <text:p>0.0023027326</text:p>
          </table:table-cell>
          <table:table-cell table:formula="of:=ABS([.L14]-[.L15])/[.L14]" office:value-type="float" office:value="0.00384985563041385" calcext:value-type="float">
            <text:p>0.0038498556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68512750863421" calcext:value-type="float">
            <text:p>0.0068512751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884702391852687" calcext:value-type="float">
            <text:p>0.0088470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</text:p>
          </table:table-cell>
          <table:table-cell office:value-type="float" office:value="73.615" calcext:value-type="float">
            <text:p>73.615</text:p>
          </table:table-cell>
          <table:table-cell office:value-type="float" office:value="58.755" calcext:value-type="float">
            <text:p>58.755</text:p>
          </table:table-cell>
          <table:table-cell office:value-type="float" office:value="24.785" calcext:value-type="float">
            <text:p>24.785</text:p>
          </table:table-cell>
          <table:table-cell office:value-type="float" office:value="38.325" calcext:value-type="float">
            <text:p>38.325</text:p>
          </table:table-cell>
          <table:table-cell office:value-type="float" office:value="47.27" calcext:value-type="float">
            <text:p>47.27</text:p>
          </table:table-cell>
          <table:table-cell office:value-type="float" office:value="48.455" calcext:value-type="float">
            <text:p>48.455</text:p>
          </table:table-cell>
          <table:table-cell office:value-type="float" office:value="29.47" calcext:value-type="float">
            <text:p>29.47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64.995" calcext:value-type="float">
            <text:p>64.995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493376588267111" calcext:value-type="float">
            <text:p>0.0049337659</text:p>
          </table:table-cell>
          <table:table-cell table:formula="of:=ABS([.D16]-[.D17])/[.D16]" office:value-type="float" office:value="0.00960809102402023" calcext:value-type="float">
            <text:p>0.009608091</text:p>
          </table:table-cell>
          <table:table-cell table:formula="of:=ABS([.E16]-[.E17])/[.E16]" office:value-type="float" office:value="0.000604838709677442" calcext:value-type="float">
            <text:p>0.0006048387</text:p>
          </table:table-cell>
          <table:table-cell table:formula="of:=ABS([.F16]-[.F17])/[.F16]" office:value-type="float" office:value="0.0159045725646124" calcext:value-type="float">
            <text:p>0.0159045726</text:p>
          </table:table-cell>
          <table:table-cell table:formula="of:=ABS([.G16]-[.G17])/[.G16]" office:value-type="float" office:value="0.010690613641223" calcext:value-type="float">
            <text:p>0.0106906136</text:p>
          </table:table-cell>
          <table:table-cell table:formula="of:=ABS([.H16]-[.H17])/[.H16]" office:value-type="float" office:value="0.00798444057733648" calcext:value-type="float">
            <text:p>0.0079844406</text:p>
          </table:table-cell>
          <table:table-cell table:formula="of:=ABS([.I16]-[.I17])/[.I16]" office:value-type="float" office:value="0.00511596180081851" calcext:value-type="float">
            <text:p>0.0051159618</text:p>
          </table:table-cell>
          <table:table-cell/>
          <table:table-cell table:formula="of:=ABS([.K16]-[.K17])/[.K16]" office:value-type="float" office:value="0.00138696255201121" calcext:value-type="float">
            <text:p>0.0013869626</text:p>
          </table:table-cell>
          <table:table-cell table:formula="of:=ABS([.L16]-[.L17])/[.L16]" office:value-type="float" office:value="0.00463714351959211" calcext:value-type="float">
            <text:p>0.0046371435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676293225244027" calcext:value-type="float">
            <text:p>0.0067629323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82161519911989" calcext:value-type="float">
            <text:p>0.0048216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</text:p>
          </table:table-cell>
          <table:table-cell office:value-type="float" office:value="41.31" calcext:value-type="float">
            <text:p>41.31</text:p>
          </table:table-cell>
          <table:table-cell office:value-type="float" office:value="30.33" calcext:value-type="float">
            <text:p>30.33</text:p>
          </table:table-cell>
          <table:table-cell office:value-type="float" office:value="44.835" calcext:value-type="float">
            <text:p>44.835</text:p>
          </table:table-cell>
          <table:table-cell office:value-type="float" office:value="70.135" calcext:value-type="float">
            <text:p>70.135</text:p>
          </table:table-cell>
          <table:table-cell office:value-type="float" office:value="81.21" calcext:value-type="float">
            <text:p>81.21</text:p>
          </table:table-cell>
          <table:table-cell office:value-type="float" office:value="84.265" calcext:value-type="float">
            <text:p>84.265</text:p>
          </table:table-cell>
          <table:table-cell office:value-type="float" office:value="65.29" calcext:value-type="float">
            <text:p>65.29</text:p>
          </table:table-cell>
          <table:table-cell office:value-type="float" office:value="36.1" calcext:value-type="float">
            <text:p>36.1</text:p>
          </table:table-cell>
          <table:table-cell office:value-type="float" office:value="0" calcext:value-type="float">
            <text:p>0</text:p>
          </table:table-cell>
          <table:table-cell office:value-type="float" office:value="29.025" calcext:value-type="float">
            <text:p>29.02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117224880382774" calcext:value-type="float">
            <text:p>0.011722488</text:p>
          </table:table-cell>
          <table:table-cell table:formula="of:=ABS([.D18]-[.D19])/[.D18]" office:value-type="float" office:value="0.0326901610588424" calcext:value-type="float">
            <text:p>0.0326901611</text:p>
          </table:table-cell>
          <table:table-cell table:formula="of:=ABS([.E18]-[.E19])/[.E18]" office:value-type="float" office:value="0.0246828933836133" calcext:value-type="float">
            <text:p>0.0246828934</text:p>
          </table:table-cell>
          <table:table-cell table:formula="of:=ABS([.F18]-[.F19])/[.F18]" office:value-type="float" office:value="0.0139511348850658" calcext:value-type="float">
            <text:p>0.0139511349</text:p>
          </table:table-cell>
          <table:table-cell table:formula="of:=ABS([.G18]-[.G19])/[.G18]" office:value-type="float" office:value="0.00976064656512274" calcext:value-type="float">
            <text:p>0.0097606466</text:p>
          </table:table-cell>
          <table:table-cell table:formula="of:=ABS([.H18]-[.H19])/[.H18]" office:value-type="float" office:value="0.00495955600165321" calcext:value-type="float">
            <text:p>0.004959556</text:p>
          </table:table-cell>
          <table:table-cell table:formula="of:=ABS([.I18]-[.I19])/[.I18]" office:value-type="float" office:value="0.00230273257599026" calcext:value-type="float">
            <text:p>0.0023027326</text:p>
          </table:table-cell>
          <table:table-cell table:formula="of:=ABS([.J18]-[.J19])/[.J18]" office:value-type="float" office:value="0.00138696255201121" calcext:value-type="float">
            <text:p>0.0013869626</text:p>
          </table:table-cell>
          <table:table-cell/>
          <table:table-cell table:formula="of:=ABS([.L18]-[.L19])/[.L18]" office:value-type="float" office:value="0.00886339937434824" calcext:value-type="float">
            <text:p>0.0088633994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122577749372138" calcext:value-type="float">
            <text:p>0.0122577749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103882074761206" calcext:value-type="float">
            <text:p>0.0103882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</text:p>
          </table:table-cell>
          <table:table-cell office:value-type="float" office:value="28.46" calcext:value-type="float">
            <text:p>28.46</text:p>
          </table:table-cell>
          <table:table-cell office:value-type="float" office:value="31.145" calcext:value-type="float">
            <text:p>31.145</text:p>
          </table:table-cell>
          <table:table-cell office:value-type="float" office:value="72.02" calcext:value-type="float">
            <text:p>72.02</text:p>
          </table:table-cell>
          <table:table-cell office:value-type="float" office:value="98.64" calcext:value-type="float">
            <text:p>98.64</text:p>
          </table:table-cell>
          <table:table-cell office:value-type="float" office:value="110.04" calcext:value-type="float">
            <text:p>110.04</text:p>
          </table:table-cell>
          <table:table-cell office:value-type="float" office:value="112.75" calcext:value-type="float">
            <text:p>112.75</text:p>
          </table:table-cell>
          <table:table-cell office:value-type="float" office:value="93.87" calcext:value-type="float">
            <text:p>93.87</text:p>
          </table:table-cell>
          <table:table-cell office:value-type="float" office:value="64.995" calcext:value-type="float">
            <text:p>64.995</text:p>
          </table:table-cell>
          <table:table-cell office:value-type="float" office:value="29.025" calcext:value-type="float">
            <text:p>29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119770873112307" calcext:value-type="float">
            <text:p>0.0119770873</text:p>
          </table:table-cell>
          <table:table-cell table:formula="of:=ABS([.D20]-[.D21])/[.D20]" office:value-type="float" office:value="0.0238207177558377" calcext:value-type="float">
            <text:p>0.0238207178</text:p>
          </table:table-cell>
          <table:table-cell table:formula="of:=ABS([.E20]-[.E21])/[.E20]" office:value-type="float" office:value="0.0209086398752568" calcext:value-type="float">
            <text:p>0.0209086399</text:p>
          </table:table-cell>
          <table:table-cell table:formula="of:=ABS([.F20]-[.F21])/[.F20]" office:value-type="float" office:value="0.0131470829909614" calcext:value-type="float">
            <text:p>0.013147083</text:p>
          </table:table-cell>
          <table:table-cell table:formula="of:=ABS([.G20]-[.G21])/[.G20]" office:value-type="float" office:value="0.010004589261129" calcext:value-type="float">
            <text:p>0.0100045893</text:p>
          </table:table-cell>
          <table:table-cell table:formula="of:=ABS([.H20]-[.H21])/[.H20]" office:value-type="float" office:value="0.00221238938053097" calcext:value-type="float">
            <text:p>0.0022123894</text:p>
          </table:table-cell>
          <table:table-cell table:formula="of:=ABS([.I20]-[.I21])/[.I20]" office:value-type="float" office:value="0.00384985563041385" calcext:value-type="float">
            <text:p>0.0038498556</text:p>
          </table:table-cell>
          <table:table-cell table:formula="of:=ABS([.J20]-[.J21])/[.J20]" office:value-type="float" office:value="0.00463714351959211" calcext:value-type="float">
            <text:p>0.0046371435</text:p>
          </table:table-cell>
          <table:table-cell table:formula="of:=ABS([.K20]-[.K21])/[.K20]" office:value-type="float" office:value="0.00886339937434824" calcext:value-type="float">
            <text:p>0.0088633994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110467672332556" calcext:value-type="float">
            <text:p>0.0110467672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743711503741085" calcext:value-type="float">
            <text:p>0.007437115</text:p>
          </table:table-cell>
        </table:table-row>
      </table:table>
      <table:table table:name="GMapping2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 office:value-type="float" office:value="0" calcext:value-type="float">
            <text:p>0</text:p>
          </table:table-cell>
          <table:table-cell office:value-type="float" office:value="16.58" calcext:value-type="float">
            <text:p>16.58</text:p>
          </table:table-cell>
          <table:table-cell office:value-type="float" office:value="69.82" calcext:value-type="float">
            <text:p>69.82</text:p>
          </table:table-cell>
          <table:table-cell office:value-type="float" office:value="98.46" calcext:value-type="float">
            <text:p>98.46</text:p>
          </table:table-cell>
          <table:table-cell office:value-type="float" office:value="111.11" calcext:value-type="float">
            <text:p>111.11</text:p>
          </table:table-cell>
          <table:table-cell office:value-type="float" office:value="121.225" calcext:value-type="float">
            <text:p>121.225</text:p>
          </table:table-cell>
          <table:table-cell office:value-type="float" office:value="102.395" calcext:value-type="float">
            <text:p>102.395</text:p>
          </table:table-cell>
          <table:table-cell office:value-type="float" office:value="73.19" calcext:value-type="float">
            <text:p>73.19</text:p>
          </table:table-cell>
          <table:table-cell office:value-type="float" office:value="40.97" calcext:value-type="float">
            <text:p>40.97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0905523694536494" calcext:value-type="float">
            <text:p>0.0009055237</text:p>
          </table:table-cell>
          <table:table-cell table:formula="of:=ABS([.E2]-[.E3])/[.E2]" office:value-type="float" office:value="0.00172166427546615" calcext:value-type="float">
            <text:p>0.0017216643</text:p>
          </table:table-cell>
          <table:table-cell table:formula="of:=ABS([.F2]-[.F3])/[.F2]" office:value-type="float" office:value="0.00162767039674462" calcext:value-type="float">
            <text:p>0.0016276704</text:p>
          </table:table-cell>
          <table:table-cell table:formula="of:=ABS([.G2]-[.G3])/[.G2]" office:value-type="float" office:value="0.000180034206499199" calcext:value-type="float">
            <text:p>0.0001800342</text:p>
          </table:table-cell>
          <table:table-cell table:formula="of:=ABS([.H2]-[.H3])/[.H2]" office:value-type="float" office:value="0.00324782108205896" calcext:value-type="float">
            <text:p>0.0032478211</text:p>
          </table:table-cell>
          <table:table-cell table:formula="of:=ABS([.I2]-[.I3])/[.I2]" office:value-type="float" office:value="0.00577725992814835" calcext:value-type="float">
            <text:p>0.0057772599</text:p>
          </table:table-cell>
          <table:table-cell table:formula="of:=ABS([.J2]-[.J3])/[.J2]" office:value-type="float" office:value="0.0106785617734524" calcext:value-type="float">
            <text:p>0.0106785618</text:p>
          </table:table-cell>
          <table:table-cell table:formula="of:=ABS([.K2]-[.K3])/[.K2]" office:value-type="float" office:value="0.0198564593301435" calcext:value-type="float">
            <text:p>0.0198564593</text:p>
          </table:table-cell>
          <table:table-cell table:formula="of:=ABS([.L2]-[.L3])/[.L2]" office:value-type="float" office:value="0.0282936990105885" calcext:value-type="float">
            <text:p>0.028293699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803207707751535" calcext:value-type="float">
            <text:p>0.0080320771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986538519966223" calcext:value-type="float">
            <text:p>0.0098653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office:value-type="float" office:value="16.58" calcext:value-type="float">
            <text:p>16.58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81.95" calcext:value-type="float">
            <text:p>81.95</text:p>
          </table:table-cell>
          <table:table-cell office:value-type="float" office:value="94.645" calcext:value-type="float">
            <text:p>94.645</text:p>
          </table:table-cell>
          <table:table-cell office:value-type="float" office:value="105.82" calcext:value-type="float">
            <text:p>105.82</text:p>
          </table:table-cell>
          <table:table-cell office:value-type="float" office:value="87.2" calcext:value-type="float">
            <text:p>87.2</text:p>
          </table:table-cell>
          <table:table-cell office:value-type="float" office:value="58.465" calcext:value-type="float">
            <text:p>58.465</text:p>
          </table:table-cell>
          <table:table-cell office:value-type="float" office:value="30.525" calcext:value-type="float">
            <text:p>30.525</text:p>
          </table:table-cell>
          <table:table-cell office:value-type="float" office:value="31.56" calcext:value-type="float">
            <text:p>31.56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0905523694536494" calcext:value-type="float">
            <text:p>0.0009055237</text:p>
          </table:table-cell>
          <table:table-cell/>
          <table:table-cell table:formula="of:=ABS([.E4]-[.E5])/[.E4]" office:value-type="float" office:value="0.00150319428786167" calcext:value-type="float">
            <text:p>0.0015031943</text:p>
          </table:table-cell>
          <table:table-cell table:formula="of:=ABS([.F4]-[.F5])/[.F4]" office:value-type="float" office:value="0.0016500641691622" calcext:value-type="float">
            <text:p>0.0016500642</text:p>
          </table:table-cell>
          <table:table-cell table:formula="of:=ABS([.G4]-[.G5])/[.G4]" office:value-type="float" office:value="0.000052826201796193" calcext:value-type="float">
            <text:p>5.2826201796193E-05</text:p>
          </table:table-cell>
          <table:table-cell table:formula="of:=ABS([.H4]-[.H5])/[.H4]" office:value-type="float" office:value="0.00376576915835065" calcext:value-type="float">
            <text:p>0.0037657692</text:p>
          </table:table-cell>
          <table:table-cell table:formula="of:=ABS([.I4]-[.I5])/[.I4]" office:value-type="float" office:value="0.00717294773995213" calcext:value-type="float">
            <text:p>0.0071729477</text:p>
          </table:table-cell>
          <table:table-cell table:formula="of:=ABS([.J4]-[.J5])/[.J4]" office:value-type="float" office:value="0.014496418036241" calcext:value-type="float">
            <text:p>0.014496418</text:p>
          </table:table-cell>
          <table:table-cell table:formula="of:=ABS([.K4]-[.K5])/[.K4]" office:value-type="float" office:value="0.026471057247648" calcext:value-type="float">
            <text:p>0.0264710572</text:p>
          </table:table-cell>
          <table:table-cell table:formula="of:=ABS([.L4]-[.L5])/[.L4]" office:value-type="float" office:value="0.0108133521391632" calcext:value-type="float">
            <text:p>0.0108133521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742568363052351" calcext:value-type="float">
            <text:p>0.0074256836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868160311363977" calcext:value-type="float">
            <text:p>0.0086816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office:value-type="float" office:value="69.82" calcext:value-type="float">
            <text:p>69.82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office:value-type="float" office:value="28.65" calcext:value-type="float">
            <text:p>28.65</text:p>
          </table:table-cell>
          <table:table-cell office:value-type="float" office:value="41.405" calcext:value-type="float">
            <text:p>41.405</text:p>
          </table:table-cell>
          <table:table-cell office:value-type="float" office:value="57.345" calcext:value-type="float">
            <text:p>57.345</text:p>
          </table:table-cell>
          <table:table-cell office:value-type="float" office:value="41.34" calcext:value-type="float">
            <text:p>41.34</text:p>
          </table:table-cell>
          <table:table-cell office:value-type="float" office:value="24.905" calcext:value-type="float">
            <text:p>24.905</text:p>
          </table:table-cell>
          <table:table-cell office:value-type="float" office:value="44.455" calcext:value-type="float">
            <text:p>44.455</text:p>
          </table:table-cell>
          <table:table-cell office:value-type="float" office:value="71.44" calcext:value-type="float">
            <text:p>71.44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172166427546615" calcext:value-type="float">
            <text:p>0.0017216643</text:p>
          </table:table-cell>
          <table:table-cell table:formula="of:=ABS([.D6]-[.D7])/[.D6]" office:value-type="float" office:value="0.00150319428786167" calcext:value-type="float">
            <text:p>0.0015031943</text:p>
          </table:table-cell>
          <table:table-cell/>
          <table:table-cell table:formula="of:=ABS([.F6]-[.F7])/[.F6]" office:value-type="float" office:value="0.00174825174825165" calcext:value-type="float">
            <text:p>0.0017482517</text:p>
          </table:table-cell>
          <table:table-cell table:formula="of:=ABS([.G6]-[.G7])/[.G6]" office:value-type="float" office:value="0.00120612712579899" calcext:value-type="float">
            <text:p>0.0012061271</text:p>
          </table:table-cell>
          <table:table-cell table:formula="of:=ABS([.H6]-[.H7])/[.H6]" office:value-type="float" office:value="0.00864378943728931" calcext:value-type="float">
            <text:p>0.0086437894</text:p>
          </table:table-cell>
          <table:table-cell table:formula="of:=ABS([.I6]-[.I7])/[.I6]" office:value-type="float" office:value="0.00325497287522599" calcext:value-type="float">
            <text:p>0.0032549729</text:p>
          </table:table-cell>
          <table:table-cell table:formula="of:=ABS([.J6]-[.J7])/[.J6]" office:value-type="float" office:value="0.00423387096774195" calcext:value-type="float">
            <text:p>0.004233871</text:p>
          </table:table-cell>
          <table:table-cell table:formula="of:=ABS([.K6]-[.K7])/[.K6]" office:value-type="float" office:value="0.015998171637527" calcext:value-type="float">
            <text:p>0.0159981716</text:p>
          </table:table-cell>
          <table:table-cell table:formula="of:=ABS([.L6]-[.L7])/[.L6]" office:value-type="float" office:value="0.0126869374158338" calcext:value-type="float">
            <text:p>0.0126869374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566633108566628" calcext:value-type="float">
            <text:p>0.0056663311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548753770345857" calcext:value-type="float">
            <text:p>0.0054875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office:value-type="float" office:value="98.46" calcext:value-type="float">
            <text:p>98.46</text:p>
          </table:table-cell>
          <table:table-cell office:value-type="float" office:value="81.95" calcext:value-type="float">
            <text:p>81.95</text:p>
          </table:table-cell>
          <table:table-cell office:value-type="float" office:value="28.65" calcext:value-type="float">
            <text:p>28.65</text:p>
          </table:table-cell>
          <table:table-cell office:value-type="float" office:value="0" calcext:value-type="float">
            <text:p>0</text:p>
          </table:table-cell>
          <table:table-cell office:value-type="float" office:value="13.015" calcext:value-type="float">
            <text:p>13.015</text:p>
          </table:table-cell>
          <table:table-cell office:value-type="float" office:value="37.12" calcext:value-type="float">
            <text:p>37.12</text:p>
          </table:table-cell>
          <table:table-cell office:value-type="float" office:value="29.7" calcext:value-type="float">
            <text:p>29.7</text:p>
          </table:table-cell>
          <table:table-cell office:value-type="float" office:value="38.195" calcext:value-type="float">
            <text:p>38.195</text:p>
          </table:table-cell>
          <table:table-cell office:value-type="float" office:value="69.86" calcext:value-type="float">
            <text:p>69.86</text:p>
          </table:table-cell>
          <table:table-cell office:value-type="float" office:value="98.26" calcext:value-type="float">
            <text:p>98.26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62767039674462" calcext:value-type="float">
            <text:p>0.0016276704</text:p>
          </table:table-cell>
          <table:table-cell table:formula="of:=ABS([.D8]-[.D9])/[.D8]" office:value-type="float" office:value="0.0016500641691622" calcext:value-type="float">
            <text:p>0.0016500642</text:p>
          </table:table-cell>
          <table:table-cell table:formula="of:=ABS([.E8]-[.E9])/[.E8]" office:value-type="float" office:value="0.00174825174825165" calcext:value-type="float">
            <text:p>0.0017482517</text:p>
          </table:table-cell>
          <table:table-cell/>
          <table:table-cell table:formula="of:=ABS([.G8]-[.G9])/[.G8]" office:value-type="float" office:value="0.00229973169796852" calcext:value-type="float">
            <text:p>0.0022997317</text:p>
          </table:table-cell>
          <table:table-cell table:formula="of:=ABS([.H8]-[.H9])/[.H8]" office:value-type="float" office:value="0.00268672756582486" calcext:value-type="float">
            <text:p>0.0026867276</text:p>
          </table:table-cell>
          <table:table-cell table:formula="of:=ABS([.I8]-[.I9])/[.I8]" office:value-type="float" office:value="0.00507614213197965" calcext:value-type="float">
            <text:p>0.0050761421</text:p>
          </table:table-cell>
          <table:table-cell table:formula="of:=ABS([.J8]-[.J9])/[.J8]" office:value-type="float" office:value="0.0124585818422796" calcext:value-type="float">
            <text:p>0.0124585818</text:p>
          </table:table-cell>
          <table:table-cell table:formula="of:=ABS([.K8]-[.K9])/[.K8]" office:value-type="float" office:value="0.0099754228711869" calcext:value-type="float">
            <text:p>0.0099754229</text:p>
          </table:table-cell>
          <table:table-cell table:formula="of:=ABS([.L8]-[.L9])/[.L8]" office:value-type="float" office:value="0.00924404272801978" calcext:value-type="float">
            <text:p>0.0092440427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519629279460198" calcext:value-type="float">
            <text:p>0.0051962928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424068709600611" calcext:value-type="float">
            <text:p>0.0042406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office:value-type="float" office:value="111.11" calcext:value-type="float">
            <text:p>111.11</text:p>
          </table:table-cell>
          <table:table-cell office:value-type="float" office:value="94.645" calcext:value-type="float">
            <text:p>94.645</text:p>
          </table:table-cell>
          <table:table-cell office:value-type="float" office:value="41.405" calcext:value-type="float">
            <text:p>41.405</text:p>
          </table:table-cell>
          <table:table-cell office:value-type="float" office:value="13.015" calcext:value-type="float">
            <text:p>13.015</text:p>
          </table:table-cell>
          <table:table-cell office:value-type="float" office:value="0" calcext:value-type="float">
            <text:p>0</text:p>
          </table:table-cell>
          <table:table-cell office:value-type="float" office:value="29.755" calcext:value-type="float">
            <text:p>29.755</text:p>
          </table:table-cell>
          <table:table-cell office:value-type="float" office:value="29.7" calcext:value-type="float">
            <text:p>29.7</text:p>
          </table:table-cell>
          <table:table-cell office:value-type="float" office:value="47.17" calcext:value-type="float">
            <text:p>47.17</text:p>
          </table:table-cell>
          <table:table-cell office:value-type="float" office:value="80.99" calcext:value-type="float">
            <text:p>80.99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0180034206499199" calcext:value-type="float">
            <text:p>0.0001800342</text:p>
          </table:table-cell>
          <table:table-cell table:formula="of:=ABS([.D10]-[.D11])/[.D10]" office:value-type="float" office:value="0.000052826201796193" calcext:value-type="float">
            <text:p>5.2826201796193E-05</text:p>
          </table:table-cell>
          <table:table-cell table:formula="of:=ABS([.E10]-[.E11])/[.E10]" office:value-type="float" office:value="0.00120612712579899" calcext:value-type="float">
            <text:p>0.0012061271</text:p>
          </table:table-cell>
          <table:table-cell table:formula="of:=ABS([.F10]-[.F11])/[.F10]" office:value-type="float" office:value="0.00229973169796852" calcext:value-type="float">
            <text:p>0.0022997317</text:p>
          </table:table-cell>
          <table:table-cell/>
          <table:table-cell table:formula="of:=ABS([.H10]-[.H11])/[.H10]" office:value-type="float" office:value="0.00387989203778672" calcext:value-type="float">
            <text:p>0.003879892</text:p>
          </table:table-cell>
          <table:table-cell table:formula="of:=ABS([.I10]-[.I11])/[.I10]" office:value-type="float" office:value="0.00507614213197965" calcext:value-type="float">
            <text:p>0.0050761421</text:p>
          </table:table-cell>
          <table:table-cell table:formula="of:=ABS([.J10]-[.J11])/[.J10]" office:value-type="float" office:value="0.00855249091297837" calcext:value-type="float">
            <text:p>0.0085524909</text:p>
          </table:table-cell>
          <table:table-cell table:formula="of:=ABS([.K10]-[.K11])/[.K10]" office:value-type="float" office:value="0.00702517873795459" calcext:value-type="float">
            <text:p>0.0070251787</text:p>
          </table:table-cell>
          <table:table-cell table:formula="of:=ABS([.L10]-[.L11])/[.L10]" office:value-type="float" office:value="0.00688389169343736" calcext:value-type="float">
            <text:p>0.0068838917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390625719402218" calcext:value-type="float">
            <text:p>0.0039062572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316536110083407" calcext:value-type="float">
            <text:p>0.0031653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office:value-type="float" office:value="121.225" calcext:value-type="float">
            <text:p>121.225</text:p>
          </table:table-cell>
          <table:table-cell office:value-type="float" office:value="105.82" calcext:value-type="float">
            <text:p>105.82</text:p>
          </table:table-cell>
          <table:table-cell office:value-type="float" office:value="57.345" calcext:value-type="float">
            <text:p>57.345</text:p>
          </table:table-cell>
          <table:table-cell office:value-type="float" office:value="37.12" calcext:value-type="float">
            <text:p>37.12</text:p>
          </table:table-cell>
          <table:table-cell office:value-type="float" office:value="29.755" calcext:value-type="float">
            <text:p>29.755</text:p>
          </table:table-cell>
          <table:table-cell office:value-type="float" office:value="0" calcext:value-type="float">
            <text:p>0</text:p>
          </table:table-cell>
          <table:table-cell office:value-type="float" office:value="19.035" calcext:value-type="float">
            <text:p>19.035</text:p>
          </table:table-cell>
          <table:table-cell office:value-type="float" office:value="48.48" calcext:value-type="float">
            <text:p>48.48</text:p>
          </table:table-cell>
          <table:table-cell office:value-type="float" office:value="84.26" calcext:value-type="float">
            <text:p>84.26</text:p>
          </table:table-cell>
          <table:table-cell office:value-type="float" office:value="112.735" calcext:value-type="float">
            <text:p>112.73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324782108205896" calcext:value-type="float">
            <text:p>0.0032478211</text:p>
          </table:table-cell>
          <table:table-cell table:formula="of:=ABS([.D12]-[.D13])/[.D12]" office:value-type="float" office:value="0.00376576915835065" calcext:value-type="float">
            <text:p>0.0037657692</text:p>
          </table:table-cell>
          <table:table-cell table:formula="of:=ABS([.E12]-[.E13])/[.E12]" office:value-type="float" office:value="0.00864378943728931" calcext:value-type="float">
            <text:p>0.0086437894</text:p>
          </table:table-cell>
          <table:table-cell table:formula="of:=ABS([.F12]-[.F13])/[.F12]" office:value-type="float" office:value="0.00268672756582486" calcext:value-type="float">
            <text:p>0.0026867276</text:p>
          </table:table-cell>
          <table:table-cell table:formula="of:=ABS([.G12]-[.G13])/[.G12]" office:value-type="float" office:value="0.00387989203778672" calcext:value-type="float">
            <text:p>0.003879892</text:p>
          </table:table-cell>
          <table:table-cell/>
          <table:table-cell table:formula="of:=ABS([.I12]-[.I13])/[.I12]" office:value-type="float" office:value="0.0265916645359243" calcext:value-type="float">
            <text:p>0.0265916645</text:p>
          </table:table-cell>
          <table:table-cell table:formula="of:=ABS([.J12]-[.J13])/[.J12]" office:value-type="float" office:value="0.00747261746340469" calcext:value-type="float">
            <text:p>0.0074726175</text:p>
          </table:table-cell>
          <table:table-cell table:formula="of:=ABS([.K12]-[.K13])/[.K12]" office:value-type="float" office:value="0.00501859833500617" calcext:value-type="float">
            <text:p>0.0050185983</text:p>
          </table:table-cell>
          <table:table-cell table:formula="of:=ABS([.L12]-[.L13])/[.L12]" office:value-type="float" office:value="0.00234513274336284" calcext:value-type="float">
            <text:p>0.0023451327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707244581766761" calcext:value-type="float">
            <text:p>0.0070724458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762548133720199" calcext:value-type="float">
            <text:p>0.0076254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office:value-type="float" office:value="102.395" calcext:value-type="float">
            <text:p>102.395</text:p>
          </table:table-cell>
          <table:table-cell office:value-type="float" office:value="87.2" calcext:value-type="float">
            <text:p>87.2</text:p>
          </table:table-cell>
          <table:table-cell office:value-type="float" office:value="41.34" calcext:value-type="float">
            <text:p>41.34</text:p>
          </table:table-cell>
          <table:table-cell table:number-columns-repeated="2" office:value-type="float" office:value="29.7" calcext:value-type="float">
            <text:p>29.7</text:p>
          </table:table-cell>
          <table:table-cell office:value-type="float" office:value="19.035" calcext:value-type="float">
            <text:p>19.035</text:p>
          </table:table-cell>
          <table:table-cell office:value-type="float" office:value="0" calcext:value-type="float">
            <text:p>0</text:p>
          </table:table-cell>
          <table:table-cell office:value-type="float" office:value="29.46" calcext:value-type="float">
            <text:p>29.46</text:p>
          </table:table-cell>
          <table:table-cell office:value-type="float" office:value="65.245" calcext:value-type="float">
            <text:p>65.245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577725992814835" calcext:value-type="float">
            <text:p>0.0057772599</text:p>
          </table:table-cell>
          <table:table-cell table:formula="of:=ABS([.D14]-[.D15])/[.D14]" office:value-type="float" office:value="0.00717294773995213" calcext:value-type="float">
            <text:p>0.0071729477</text:p>
          </table:table-cell>
          <table:table-cell table:formula="of:=ABS([.E14]-[.E15])/[.E14]" office:value-type="float" office:value="0.00325497287522599" calcext:value-type="float">
            <text:p>0.0032549729</text:p>
          </table:table-cell>
          <table:table-cell table:formula="of:=ABS([.F14]-[.F15])/[.F14]" office:value-type="float" office:value="0.00507614213197965" calcext:value-type="float">
            <text:p>0.0050761421</text:p>
          </table:table-cell>
          <table:table-cell table:formula="of:=ABS([.G14]-[.G15])/[.G14]" office:value-type="float" office:value="0.00507614213197965" calcext:value-type="float">
            <text:p>0.0050761421</text:p>
          </table:table-cell>
          <table:table-cell table:formula="of:=ABS([.H14]-[.H15])/[.H14]" office:value-type="float" office:value="0.0265916645359243" calcext:value-type="float">
            <text:p>0.0265916645</text:p>
          </table:table-cell>
          <table:table-cell/>
          <table:table-cell table:formula="of:=ABS([.J14]-[.J15])/[.J14]" office:value-type="float" office:value="0.004774897680764" calcext:value-type="float">
            <text:p>0.0047748977</text:p>
          </table:table-cell>
          <table:table-cell table:formula="of:=ABS([.K14]-[.K15])/[.K14]" office:value-type="float" office:value="0.00161191280319318" calcext:value-type="float">
            <text:p>0.0016119128</text:p>
          </table:table-cell>
          <table:table-cell table:formula="of:=ABS([.L14]-[.L15])/[.L14]" office:value-type="float" office:value="0.00310127259116663" calcext:value-type="float">
            <text:p>0.0031012726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693746804648154" calcext:value-type="float">
            <text:p>0.006937468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754928355063574" calcext:value-type="float">
            <text:p>0.0075492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</text:p>
          </table:table-cell>
          <table:table-cell office:value-type="float" office:value="73.19" calcext:value-type="float">
            <text:p>73.19</text:p>
          </table:table-cell>
          <table:table-cell office:value-type="float" office:value="58.465" calcext:value-type="float">
            <text:p>58.465</text:p>
          </table:table-cell>
          <table:table-cell office:value-type="float" office:value="24.905" calcext:value-type="float">
            <text:p>24.905</text:p>
          </table:table-cell>
          <table:table-cell office:value-type="float" office:value="38.195" calcext:value-type="float">
            <text:p>38.195</text:p>
          </table:table-cell>
          <table:table-cell office:value-type="float" office:value="47.17" calcext:value-type="float">
            <text:p>47.17</text:p>
          </table:table-cell>
          <table:table-cell office:value-type="float" office:value="48.48" calcext:value-type="float">
            <text:p>48.48</text:p>
          </table:table-cell>
          <table:table-cell office:value-type="float" office:value="29.46" calcext:value-type="float">
            <text:p>29.46</text:p>
          </table:table-cell>
          <table:table-cell office:value-type="float" office:value="0" calcext:value-type="float">
            <text:p>0</text:p>
          </table:table-cell>
          <table:table-cell office:value-type="float" office:value="36.055" calcext:value-type="float">
            <text:p>36.055</text:p>
          </table:table-cell>
          <table:table-cell office:value-type="float" office:value="64.895" calcext:value-type="float">
            <text:p>64.895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106785617734524" calcext:value-type="float">
            <text:p>0.0106785618</text:p>
          </table:table-cell>
          <table:table-cell table:formula="of:=ABS([.D16]-[.D17])/[.D16]" office:value-type="float" office:value="0.014496418036241" calcext:value-type="float">
            <text:p>0.014496418</text:p>
          </table:table-cell>
          <table:table-cell table:formula="of:=ABS([.E16]-[.E17])/[.E16]" office:value-type="float" office:value="0.00423387096774195" calcext:value-type="float">
            <text:p>0.004233871</text:p>
          </table:table-cell>
          <table:table-cell table:formula="of:=ABS([.F16]-[.F17])/[.F16]" office:value-type="float" office:value="0.0124585818422796" calcext:value-type="float">
            <text:p>0.0124585818</text:p>
          </table:table-cell>
          <table:table-cell table:formula="of:=ABS([.G16]-[.G17])/[.G16]" office:value-type="float" office:value="0.00855249091297837" calcext:value-type="float">
            <text:p>0.0085524909</text:p>
          </table:table-cell>
          <table:table-cell table:formula="of:=ABS([.H16]-[.H17])/[.H16]" office:value-type="float" office:value="0.00747261746340469" calcext:value-type="float">
            <text:p>0.0074726175</text:p>
          </table:table-cell>
          <table:table-cell table:formula="of:=ABS([.I16]-[.I17])/[.I16]" office:value-type="float" office:value="0.004774897680764" calcext:value-type="float">
            <text:p>0.0047748977</text:p>
          </table:table-cell>
          <table:table-cell/>
          <table:table-cell table:formula="of:=ABS([.K16]-[.K17])/[.K16]" office:value-type="float" office:value="0.000138696255201181" calcext:value-type="float">
            <text:p>0.0001386963</text:p>
          </table:table-cell>
          <table:table-cell table:formula="of:=ABS([.L16]-[.L17])/[.L16]" office:value-type="float" office:value="0.00309142901306133" calcext:value-type="float">
            <text:p>0.003091429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732195154945828" calcext:value-type="float">
            <text:p>0.007321951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69283899037082" calcext:value-type="float">
            <text:p>0.0046928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</text:p>
          </table:table-cell>
          <table:table-cell office:value-type="float" office:value="40.97" calcext:value-type="float">
            <text:p>40.97</text:p>
          </table:table-cell>
          <table:table-cell office:value-type="float" office:value="30.525" calcext:value-type="float">
            <text:p>30.525</text:p>
          </table:table-cell>
          <table:table-cell office:value-type="float" office:value="44.455" calcext:value-type="float">
            <text:p>44.455</text:p>
          </table:table-cell>
          <table:table-cell office:value-type="float" office:value="69.86" calcext:value-type="float">
            <text:p>69.86</text:p>
          </table:table-cell>
          <table:table-cell office:value-type="float" office:value="80.99" calcext:value-type="float">
            <text:p>80.99</text:p>
          </table:table-cell>
          <table:table-cell office:value-type="float" office:value="84.26" calcext:value-type="float">
            <text:p>84.26</text:p>
          </table:table-cell>
          <table:table-cell office:value-type="float" office:value="65.245" calcext:value-type="float">
            <text:p>65.245</text:p>
          </table:table-cell>
          <table:table-cell office:value-type="float" office:value="36.055" calcext:value-type="float">
            <text:p>36.055</text:p>
          </table:table-cell>
          <table:table-cell office:value-type="float" office:value="0" calcext:value-type="float">
            <text:p>0</text:p>
          </table:table-cell>
          <table:table-cell office:value-type="float" office:value="28.945" calcext:value-type="float">
            <text:p>28.94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198564593301435" calcext:value-type="float">
            <text:p>0.0198564593</text:p>
          </table:table-cell>
          <table:table-cell table:formula="of:=ABS([.D18]-[.D19])/[.D18]" office:value-type="float" office:value="0.026471057247648" calcext:value-type="float">
            <text:p>0.0264710572</text:p>
          </table:table-cell>
          <table:table-cell table:formula="of:=ABS([.E18]-[.E19])/[.E18]" office:value-type="float" office:value="0.015998171637527" calcext:value-type="float">
            <text:p>0.0159981716</text:p>
          </table:table-cell>
          <table:table-cell table:formula="of:=ABS([.F18]-[.F19])/[.F18]" office:value-type="float" office:value="0.0099754228711869" calcext:value-type="float">
            <text:p>0.0099754229</text:p>
          </table:table-cell>
          <table:table-cell table:formula="of:=ABS([.G18]-[.G19])/[.G18]" office:value-type="float" office:value="0.00702517873795459" calcext:value-type="float">
            <text:p>0.0070251787</text:p>
          </table:table-cell>
          <table:table-cell table:formula="of:=ABS([.H18]-[.H19])/[.H18]" office:value-type="float" office:value="0.00501859833500617" calcext:value-type="float">
            <text:p>0.0050185983</text:p>
          </table:table-cell>
          <table:table-cell table:formula="of:=ABS([.I18]-[.I19])/[.I18]" office:value-type="float" office:value="0.00161191280319318" calcext:value-type="float">
            <text:p>0.0016119128</text:p>
          </table:table-cell>
          <table:table-cell table:formula="of:=ABS([.J18]-[.J19])/[.J18]" office:value-type="float" office:value="0.000138696255201181" calcext:value-type="float">
            <text:p>0.0001386963</text:p>
          </table:table-cell>
          <table:table-cell/>
          <table:table-cell table:formula="of:=ABS([.L18]-[.L19])/[.L18]" office:value-type="float" office:value="0.00608272506082728" calcext:value-type="float">
            <text:p>0.0060827251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10242024697632" calcext:value-type="float">
            <text:p>0.0102420247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880703757109051" calcext:value-type="float">
            <text:p>0.0088070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</text:p>
          </table:table-cell>
          <table:table-cell office:value-type="float" office:value="27.99" calcext:value-type="float">
            <text:p>27.99</text:p>
          </table:table-cell>
          <table:table-cell office:value-type="float" office:value="31.56" calcext:value-type="float">
            <text:p>31.56</text:p>
          </table:table-cell>
          <table:table-cell office:value-type="float" office:value="71.44" calcext:value-type="float">
            <text:p>71.44</text:p>
          </table:table-cell>
          <table:table-cell office:value-type="float" office:value="98.26" calcext:value-type="float">
            <text:p>98.26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735" calcext:value-type="float">
            <text:p>112.735</text:p>
          </table:table-cell>
          <table:table-cell office:value-type="float" office:value="93.8" calcext:value-type="float">
            <text:p>93.8</text:p>
          </table:table-cell>
          <table:table-cell office:value-type="float" office:value="64.895" calcext:value-type="float">
            <text:p>64.895</text:p>
          </table:table-cell>
          <table:table-cell office:value-type="float" office:value="28.945" calcext:value-type="float">
            <text:p>28.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282936990105885" calcext:value-type="float">
            <text:p>0.028293699</text:p>
          </table:table-cell>
          <table:table-cell table:formula="of:=ABS([.D20]-[.D21])/[.D20]" office:value-type="float" office:value="0.0108133521391632" calcext:value-type="float">
            <text:p>0.0108133521</text:p>
          </table:table-cell>
          <table:table-cell table:formula="of:=ABS([.E20]-[.E21])/[.E20]" office:value-type="float" office:value="0.0126869374158338" calcext:value-type="float">
            <text:p>0.0126869374</text:p>
          </table:table-cell>
          <table:table-cell table:formula="of:=ABS([.F20]-[.F21])/[.F20]" office:value-type="float" office:value="0.00924404272801978" calcext:value-type="float">
            <text:p>0.0092440427</text:p>
          </table:table-cell>
          <table:table-cell table:formula="of:=ABS([.G20]-[.G21])/[.G20]" office:value-type="float" office:value="0.00688389169343736" calcext:value-type="float">
            <text:p>0.0068838917</text:p>
          </table:table-cell>
          <table:table-cell table:formula="of:=ABS([.H20]-[.H21])/[.H20]" office:value-type="float" office:value="0.00234513274336284" calcext:value-type="float">
            <text:p>0.0023451327</text:p>
          </table:table-cell>
          <table:table-cell table:formula="of:=ABS([.I20]-[.I21])/[.I20]" office:value-type="float" office:value="0.00310127259116663" calcext:value-type="float">
            <text:p>0.0031012726</text:p>
          </table:table-cell>
          <table:table-cell table:formula="of:=ABS([.J20]-[.J21])/[.J20]" office:value-type="float" office:value="0.00309142901306133" calcext:value-type="float">
            <text:p>0.003091429</text:p>
          </table:table-cell>
          <table:table-cell table:formula="of:=ABS([.K20]-[.K21])/[.K20]" office:value-type="float" office:value="0.00608272506082728" calcext:value-type="float">
            <text:p>0.0060827251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917138693282897" calcext:value-type="float">
            <text:p>0.0091713869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803045478411069" calcext:value-type="float">
            <text:p>0.0080304548</text:p>
          </table:table-cell>
        </table:table-row>
      </table:table>
      <table:table table:name="GMapping3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float" office:value="69.03" calcext:value-type="float">
            <text:p>69.03</text:p>
          </table:table-cell>
          <table:table-cell office:value-type="float" office:value="97.6" calcext:value-type="float">
            <text:p>97.6</text:p>
          </table:table-cell>
          <table:table-cell office:value-type="float" office:value="110.53" calcext:value-type="float">
            <text:p>110.53</text:p>
          </table:table-cell>
          <table:table-cell office:value-type="float" office:value="121.07" calcext:value-type="float">
            <text:p>121.07</text:p>
          </table:table-cell>
          <table:table-cell office:value-type="float" office:value="102.33" calcext:value-type="float">
            <text:p>102.33</text:p>
          </table:table-cell>
          <table:table-cell office:value-type="float" office:value="73.195" calcext:value-type="float">
            <text:p>73.195</text:p>
          </table:table-cell>
          <table:table-cell office:value-type="float" office:value="41.25" calcext:value-type="float">
            <text:p>41.25</text:p>
          </table:table-cell>
          <table:table-cell office:value-type="float" office:value="28.405" calcext:value-type="float">
            <text:p>28.40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875339571385449" calcext:value-type="float">
            <text:p>0.0087533957</text:p>
          </table:table-cell>
          <table:table-cell table:formula="of:=ABS([.E2]-[.E3])/[.E2]" office:value-type="float" office:value="0.00961262553802011" calcext:value-type="float">
            <text:p>0.0096126255</text:p>
          </table:table-cell>
          <table:table-cell table:formula="of:=ABS([.F2]-[.F3])/[.F2]" office:value-type="float" office:value="0.00712105798575791" calcext:value-type="float">
            <text:p>0.007121058</text:p>
          </table:table-cell>
          <table:table-cell table:formula="of:=ABS([.G2]-[.G3])/[.G2]" office:value-type="float" office:value="0.0050409577819786" calcext:value-type="float">
            <text:p>0.0050409578</text:p>
          </table:table-cell>
          <table:table-cell table:formula="of:=ABS([.H2]-[.H3])/[.H2]" office:value-type="float" office:value="0.00452228251932257" calcext:value-type="float">
            <text:p>0.0045222825</text:p>
          </table:table-cell>
          <table:table-cell table:formula="of:=ABS([.I2]-[.I3])/[.I2]" office:value-type="float" office:value="0.00640838916399647" calcext:value-type="float">
            <text:p>0.0064083892</text:p>
          </table:table-cell>
          <table:table-cell table:formula="of:=ABS([.J2]-[.J3])/[.J2]" office:value-type="float" office:value="0.0106109759394432" calcext:value-type="float">
            <text:p>0.0106109759</text:p>
          </table:table-cell>
          <table:table-cell table:formula="of:=ABS([.K2]-[.K3])/[.K2]" office:value-type="float" office:value="0.013157894736842" calcext:value-type="float">
            <text:p>0.0131578947</text:p>
          </table:table-cell>
          <table:table-cell table:formula="of:=ABS([.L2]-[.L3])/[.L2]" office:value-type="float" office:value="0.0138864780420065" calcext:value-type="float">
            <text:p>0.013886478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879045082458022" calcext:value-type="float">
            <text:p>0.0087904508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33498650108187" calcext:value-type="float">
            <text:p>0.0033498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  <table:table-cell office:value-type="float" office:value="52.66" calcext:value-type="float">
            <text:p>52.66</text:p>
          </table:table-cell>
          <table:table-cell office:value-type="float" office:value="81.285" calcext:value-type="float">
            <text:p>81.285</text:p>
          </table:table-cell>
          <table:table-cell office:value-type="float" office:value="94.17" calcext:value-type="float">
            <text:p>94.17</text:p>
          </table:table-cell>
          <table:table-cell office:value-type="float" office:value="105.415" calcext:value-type="float">
            <text:p>105.415</text:p>
          </table:table-cell>
          <table:table-cell office:value-type="float" office:value="86.785" calcext:value-type="float">
            <text:p>86.785</text:p>
          </table:table-cell>
          <table:table-cell office:value-type="float" office:value="58.16" calcext:value-type="float">
            <text:p>58.16</text:p>
          </table:table-cell>
          <table:table-cell office:value-type="float" office:value="29.93" calcext:value-type="float">
            <text:p>29.93</text:p>
          </table:table-cell>
          <table:table-cell office:value-type="float" office:value="30.77" calcext:value-type="float">
            <text:p>30.77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875339571385449" calcext:value-type="float">
            <text:p>0.0087533957</text:p>
          </table:table-cell>
          <table:table-cell/>
          <table:table-cell table:formula="of:=ABS([.E4]-[.E5])/[.E4]" office:value-type="float" office:value="0.010522360015032" calcext:value-type="float">
            <text:p>0.01052236</text:p>
          </table:table-cell>
          <table:table-cell table:formula="of:=ABS([.F4]-[.F5])/[.F4]" office:value-type="float" office:value="0.00647802970115506" calcext:value-type="float">
            <text:p>0.0064780297</text:p>
          </table:table-cell>
          <table:table-cell table:formula="of:=ABS([.G4]-[.G5])/[.G4]" office:value-type="float" office:value="0.00507131537242476" calcext:value-type="float">
            <text:p>0.0050713154</text:p>
          </table:table-cell>
          <table:table-cell table:formula="of:=ABS([.H4]-[.H5])/[.H4]" office:value-type="float" office:value="0.0075786104311805" calcext:value-type="float">
            <text:p>0.0075786104</text:p>
          </table:table-cell>
          <table:table-cell table:formula="of:=ABS([.I4]-[.I5])/[.I4]" office:value-type="float" office:value="0.011897984743254" calcext:value-type="float">
            <text:p>0.0118979847</text:p>
          </table:table-cell>
          <table:table-cell table:formula="of:=ABS([.J4]-[.J5])/[.J4]" office:value-type="float" office:value="0.0196375895490941" calcext:value-type="float">
            <text:p>0.0196375895</text:p>
          </table:table-cell>
          <table:table-cell table:formula="of:=ABS([.K4]-[.K5])/[.K4]" office:value-type="float" office:value="0.0454472970818052" calcext:value-type="float">
            <text:p>0.0454472971</text:p>
          </table:table-cell>
          <table:table-cell table:formula="of:=ABS([.L4]-[.L5])/[.L4]" office:value-type="float" office:value="0.0355743613853628" calcext:value-type="float">
            <text:p>0.0355743614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167734382214625" calcext:value-type="float">
            <text:p>0.0167734382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143113387635345" calcext:value-type="float">
            <text:p>0.0143113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office:value-type="float" office:value="69.03" calcext:value-type="float">
            <text:p>69.03</text:p>
          </table:table-cell>
          <table:table-cell office:value-type="float" office:value="52.66" calcext:value-type="float">
            <text:p>52.66</text:p>
          </table:table-cell>
          <table:table-cell office:value-type="float" office:value="0" calcext:value-type="float">
            <text:p>0</text:p>
          </table:table-cell>
          <table:table-cell office:value-type="float" office:value="28.63" calcext:value-type="float">
            <text:p>28.63</text:p>
          </table:table-cell>
          <table:table-cell office:value-type="float" office:value="41.53" calcext:value-type="float">
            <text:p>41.53</text:p>
          </table:table-cell>
          <table:table-cell office:value-type="float" office:value="57.06" calcext:value-type="float">
            <text:p>57.06</text:p>
          </table:table-cell>
          <table:table-cell office:value-type="float" office:value="40.955" calcext:value-type="float">
            <text:p>40.955</text:p>
          </table:table-cell>
          <table:table-cell office:value-type="float" office:value="24" calcext:value-type="float">
            <text:p>24</text:p>
          </table:table-cell>
          <table:table-cell office:value-type="float" office:value="43.31" calcext:value-type="float">
            <text:p>43.31</text:p>
          </table:table-cell>
          <table:table-cell office:value-type="float" office:value="70.385" calcext:value-type="float">
            <text:p>70.38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961262553802011" calcext:value-type="float">
            <text:p>0.0096126255</text:p>
          </table:table-cell>
          <table:table-cell table:formula="of:=ABS([.D6]-[.D7])/[.D6]" office:value-type="float" office:value="0.010522360015032" calcext:value-type="float">
            <text:p>0.01052236</text:p>
          </table:table-cell>
          <table:table-cell/>
          <table:table-cell table:formula="of:=ABS([.F6]-[.F7])/[.F6]" office:value-type="float" office:value="0.00104895104895096" calcext:value-type="float">
            <text:p>0.001048951</text:p>
          </table:table-cell>
          <table:table-cell table:formula="of:=ABS([.G6]-[.G7])/[.G6]" office:value-type="float" office:value="0.00180919068869866" calcext:value-type="float">
            <text:p>0.0018091907</text:p>
          </table:table-cell>
          <table:table-cell table:formula="of:=ABS([.H6]-[.H7])/[.H6]" office:value-type="float" office:value="0.0135707494165442" calcext:value-type="float">
            <text:p>0.0135707494</text:p>
          </table:table-cell>
          <table:table-cell table:formula="of:=ABS([.I6]-[.I7])/[.I6]" office:value-type="float" office:value="0.012537673297167" calcext:value-type="float">
            <text:p>0.0125376733</text:p>
          </table:table-cell>
          <table:table-cell table:formula="of:=ABS([.J6]-[.J7])/[.J6]" office:value-type="float" office:value="0.0322580645161291" calcext:value-type="float">
            <text:p>0.0322580645</text:p>
          </table:table-cell>
          <table:table-cell table:formula="of:=ABS([.K6]-[.K7])/[.K6]" office:value-type="float" office:value="0.0101702662552851" calcext:value-type="float">
            <text:p>0.0101702663</text:p>
          </table:table-cell>
          <table:table-cell table:formula="of:=ABS([.L6]-[.L7])/[.L6]" office:value-type="float" office:value="0.00226805585087528" calcext:value-type="float">
            <text:p>0.0022680559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104219929585225" calcext:value-type="float">
            <text:p>0.010421993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948982530812497" calcext:value-type="float">
            <text:p>0.0094898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office:value-type="float" office:value="97.6" calcext:value-type="float">
            <text:p>97.6</text:p>
          </table:table-cell>
          <table:table-cell office:value-type="float" office:value="81.285" calcext:value-type="float">
            <text:p>81.285</text:p>
          </table:table-cell>
          <table:table-cell office:value-type="float" office:value="28.63" calcext:value-type="float">
            <text:p>28.63</text:p>
          </table:table-cell>
          <table:table-cell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36.97" calcext:value-type="float">
            <text:p>36.97</text:p>
          </table:table-cell>
          <table:table-cell office:value-type="float" office:value="29.395" calcext:value-type="float">
            <text:p>29.395</text:p>
          </table:table-cell>
          <table:table-cell office:value-type="float" office:value="37.68" calcext:value-type="float">
            <text:p>37.68</text:p>
          </table:table-cell>
          <table:table-cell office:value-type="float" office:value="69.145" calcext:value-type="float">
            <text:p>69.145</text:p>
          </table:table-cell>
          <table:table-cell office:value-type="float" office:value="97.515" calcext:value-type="float">
            <text:p>97.51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712105798575791" calcext:value-type="float">
            <text:p>0.007121058</text:p>
          </table:table-cell>
          <table:table-cell table:formula="of:=ABS([.D8]-[.D9])/[.D8]" office:value-type="float" office:value="0.00647802970115506" calcext:value-type="float">
            <text:p>0.0064780297</text:p>
          </table:table-cell>
          <table:table-cell table:formula="of:=ABS([.E8]-[.E9])/[.E8]" office:value-type="float" office:value="0.00104895104895096" calcext:value-type="float">
            <text:p>0.001048951</text:p>
          </table:table-cell>
          <table:table-cell/>
          <table:table-cell table:formula="of:=ABS([.G8]-[.G9])/[.G8]" office:value-type="float" office:value="0.0049827520122652" calcext:value-type="float">
            <text:p>0.004982752</text:p>
          </table:table-cell>
          <table:table-cell table:formula="of:=ABS([.H8]-[.H9])/[.H8]" office:value-type="float" office:value="0.00671681891456206" calcext:value-type="float">
            <text:p>0.0067168189</text:p>
          </table:table-cell>
          <table:table-cell table:formula="of:=ABS([.I8]-[.I9])/[.I8]" office:value-type="float" office:value="0.00524534686971239" calcext:value-type="float">
            <text:p>0.0052453469</text:p>
          </table:table-cell>
          <table:table-cell table:formula="of:=ABS([.J8]-[.J9])/[.J8]" office:value-type="float" office:value="0.00119284294234597" calcext:value-type="float">
            <text:p>0.0011928429</text:p>
          </table:table-cell>
          <table:table-cell table:formula="of:=ABS([.K8]-[.K9])/[.K8]" office:value-type="float" office:value="0.000361428364898159" calcext:value-type="float">
            <text:p>0.0003614284</text:p>
          </table:table-cell>
          <table:table-cell table:formula="of:=ABS([.L8]-[.L9])/[.L8]" office:value-type="float" office:value="0.00159202958093674" calcext:value-type="float">
            <text:p>0.0015920296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385991749117605" calcext:value-type="float">
            <text:p>0.0038599175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276652234912073" calcext:value-type="float">
            <text:p>0.00276652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office:value-type="float" office:value="110.53" calcext:value-type="float">
            <text:p>110.53</text:p>
          </table:table-cell>
          <table:table-cell office:value-type="float" office:value="94.17" calcext:value-type="float">
            <text:p>94.17</text:p>
          </table:table-cell>
          <table:table-cell office:value-type="float" office:value="41.53" calcext:value-type="float">
            <text:p>41.53</text:p>
          </table:table-cell>
          <table:table-cell office:value-type="float" office:value="13.11" calcext:value-type="float">
            <text:p>13.11</text:p>
          </table:table-cell>
          <table:table-cell office:value-type="float" office:value="0" calcext:value-type="float">
            <text:p>0</text:p>
          </table:table-cell>
          <table:table-cell office:value-type="float" office:value="29.645" calcext:value-type="float">
            <text:p>29.645</text:p>
          </table:table-cell>
          <table:table-cell office:value-type="float" office:value="29.535" calcext:value-type="float">
            <text:p>29.535</text:p>
          </table:table-cell>
          <table:table-cell office:value-type="float" office:value="46.89" calcext:value-type="float">
            <text:p>46.89</text:p>
          </table:table-cell>
          <table:table-cell office:value-type="float" office:value="80.515" calcext:value-type="float">
            <text:p>80.515</text:p>
          </table:table-cell>
          <table:table-cell office:value-type="float" office:value="109.235" calcext:value-type="float">
            <text:p>109.23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50409577819786" calcext:value-type="float">
            <text:p>0.0050409578</text:p>
          </table:table-cell>
          <table:table-cell table:formula="of:=ABS([.D10]-[.D11])/[.D10]" office:value-type="float" office:value="0.00507131537242476" calcext:value-type="float">
            <text:p>0.0050713154</text:p>
          </table:table-cell>
          <table:table-cell table:formula="of:=ABS([.E10]-[.E11])/[.E10]" office:value-type="float" office:value="0.00180919068869866" calcext:value-type="float">
            <text:p>0.0018091907</text:p>
          </table:table-cell>
          <table:table-cell table:formula="of:=ABS([.F10]-[.F11])/[.F10]" office:value-type="float" office:value="0.0049827520122652" calcext:value-type="float">
            <text:p>0.004982752</text:p>
          </table:table-cell>
          <table:table-cell/>
          <table:table-cell table:formula="of:=ABS([.H10]-[.H11])/[.H10]" office:value-type="float" office:value="0.000168690958164609" calcext:value-type="float">
            <text:p>0.000168691</text:p>
          </table:table-cell>
          <table:table-cell table:formula="of:=ABS([.I10]-[.I11])/[.I10]" office:value-type="float" office:value="0.000507614213197989" calcext:value-type="float">
            <text:p>0.0005076142</text:p>
          </table:table-cell>
          <table:table-cell table:formula="of:=ABS([.J10]-[.J11])/[.J10]" office:value-type="float" office:value="0.00256574727389347" calcext:value-type="float">
            <text:p>0.0025657473</text:p>
          </table:table-cell>
          <table:table-cell table:formula="of:=ABS([.K10]-[.K11])/[.K10]" office:value-type="float" office:value="0.0011190550202052" calcext:value-type="float">
            <text:p>0.001119055</text:p>
          </table:table-cell>
          <table:table-cell table:formula="of:=ABS([.L10]-[.L11])/[.L10]" office:value-type="float" office:value="0.00261587884350616" calcext:value-type="float">
            <text:p>0.0026158788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265346690714829" calcext:value-type="float">
            <text:p>0.0026534669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196299509833053" calcext:value-type="float">
            <text:p>0.0019629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office:value-type="float" office:value="121.07" calcext:value-type="float">
            <text:p>121.07</text:p>
          </table:table-cell>
          <table:table-cell office:value-type="float" office:value="105.415" calcext:value-type="float">
            <text:p>105.415</text:p>
          </table:table-cell>
          <table:table-cell office:value-type="float" office:value="57.06" calcext:value-type="float">
            <text:p>57.06</text:p>
          </table:table-cell>
          <table:table-cell office:value-type="float" office:value="36.97" calcext:value-type="float">
            <text:p>36.97</text:p>
          </table:table-cell>
          <table:table-cell office:value-type="float" office:value="29.645" calcext:value-type="float">
            <text:p>29.64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.375" calcext:value-type="float">
            <text:p>48.375</text:p>
          </table:table-cell>
          <table:table-cell office:value-type="float" office:value="84.105" calcext:value-type="float">
            <text:p>84.105</text:p>
          </table:table-cell>
          <table:table-cell office:value-type="float" office:value="112.665" calcext:value-type="float">
            <text:p>112.66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452228251932257" calcext:value-type="float">
            <text:p>0.0045222825</text:p>
          </table:table-cell>
          <table:table-cell table:formula="of:=ABS([.D12]-[.D13])/[.D12]" office:value-type="float" office:value="0.0075786104311805" calcext:value-type="float">
            <text:p>0.0075786104</text:p>
          </table:table-cell>
          <table:table-cell table:formula="of:=ABS([.E12]-[.E13])/[.E12]" office:value-type="float" office:value="0.0135707494165442" calcext:value-type="float">
            <text:p>0.0135707494</text:p>
          </table:table-cell>
          <table:table-cell table:formula="of:=ABS([.F12]-[.F13])/[.F12]" office:value-type="float" office:value="0.00671681891456206" calcext:value-type="float">
            <text:p>0.0067168189</text:p>
          </table:table-cell>
          <table:table-cell table:formula="of:=ABS([.G12]-[.G13])/[.G12]" office:value-type="float" office:value="0.000168690958164609" calcext:value-type="float">
            <text:p>0.000168691</text:p>
          </table:table-cell>
          <table:table-cell/>
          <table:table-cell table:formula="of:=ABS([.I12]-[.I13])/[.I12]" office:value-type="float" office:value="0.0283814881104577" calcext:value-type="float">
            <text:p>0.0283814881</text:p>
          </table:table-cell>
          <table:table-cell table:formula="of:=ABS([.J12]-[.J13])/[.J12]" office:value-type="float" office:value="0.00962227454191829" calcext:value-type="float">
            <text:p>0.0096222745</text:p>
          </table:table-cell>
          <table:table-cell table:formula="of:=ABS([.K12]-[.K13])/[.K12]" office:value-type="float" office:value="0.00684891066894962" calcext:value-type="float">
            <text:p>0.0068489107</text:p>
          </table:table-cell>
          <table:table-cell table:formula="of:=ABS([.L12]-[.L13])/[.L12]" office:value-type="float" office:value="0.00296460176991145" calcext:value-type="float">
            <text:p>0.0029646018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893049192566788" calcext:value-type="float">
            <text:p>0.0089304919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824019136131655" calcext:value-type="float">
            <text:p>0.0082401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office:value-type="float" office:value="102.33" calcext:value-type="float">
            <text:p>102.33</text:p>
          </table:table-cell>
          <table:table-cell office:value-type="float" office:value="86.785" calcext:value-type="float">
            <text:p>86.785</text:p>
          </table:table-cell>
          <table:table-cell office:value-type="float" office:value="40.955" calcext:value-type="float">
            <text:p>40.955</text:p>
          </table:table-cell>
          <table:table-cell office:value-type="float" office:value="29.395" calcext:value-type="float">
            <text:p>29.395</text:p>
          </table:table-cell>
          <table:table-cell office:value-type="float" office:value="29.535" calcext:value-type="float">
            <text:p>29.5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95" calcext:value-type="float">
            <text:p>29.395</text:p>
          </table:table-cell>
          <table:table-cell office:value-type="float" office:value="65.12" calcext:value-type="float">
            <text:p>65.12</text:p>
          </table:table-cell>
          <table:table-cell office:value-type="float" office:value="93.745" calcext:value-type="float">
            <text:p>93.745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640838916399647" calcext:value-type="float">
            <text:p>0.0064083892</text:p>
          </table:table-cell>
          <table:table-cell table:formula="of:=ABS([.D14]-[.D15])/[.D14]" office:value-type="float" office:value="0.011897984743254" calcext:value-type="float">
            <text:p>0.0118979847</text:p>
          </table:table-cell>
          <table:table-cell table:formula="of:=ABS([.E14]-[.E15])/[.E14]" office:value-type="float" office:value="0.012537673297167" calcext:value-type="float">
            <text:p>0.0125376733</text:p>
          </table:table-cell>
          <table:table-cell table:formula="of:=ABS([.F14]-[.F15])/[.F14]" office:value-type="float" office:value="0.00524534686971239" calcext:value-type="float">
            <text:p>0.0052453469</text:p>
          </table:table-cell>
          <table:table-cell table:formula="of:=ABS([.G14]-[.G15])/[.G14]" office:value-type="float" office:value="0.000507614213197989" calcext:value-type="float">
            <text:p>0.0005076142</text:p>
          </table:table-cell>
          <table:table-cell table:formula="of:=ABS([.H14]-[.H15])/[.H14]" office:value-type="float" office:value="0.0283814881104577" calcext:value-type="float">
            <text:p>0.0283814881</text:p>
          </table:table-cell>
          <table:table-cell/>
          <table:table-cell table:formula="of:=ABS([.J14]-[.J15])/[.J14]" office:value-type="float" office:value="0.00255798090040925" calcext:value-type="float">
            <text:p>0.0025579809</text:p>
          </table:table-cell>
          <table:table-cell table:formula="of:=ABS([.K14]-[.K15])/[.K14]" office:value-type="float" office:value="0.000307031010131962" calcext:value-type="float">
            <text:p>0.000307031</text:p>
          </table:table-cell>
          <table:table-cell table:formula="of:=ABS([.L14]-[.L15])/[.L14]" office:value-type="float" office:value="0.00251310020318682" calcext:value-type="float">
            <text:p>0.0025131002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781740094572374" calcext:value-type="float">
            <text:p>0.0078174009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891663008593352" calcext:value-type="float">
            <text:p>0.00891663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</text:p>
          </table:table-cell>
          <table:table-cell office:value-type="float" office:value="73.195" calcext:value-type="float">
            <text:p>73.195</text:p>
          </table:table-cell>
          <table:table-cell office:value-type="float" office:value="58.16" calcext:value-type="float">
            <text:p>58.16</text:p>
          </table:table-cell>
          <table:table-cell office:value-type="float" office:value="24" calcext:value-type="float">
            <text:p>24</text:p>
          </table:table-cell>
          <table:table-cell office:value-type="float" office:value="37.68" calcext:value-type="float">
            <text:p>37.68</text:p>
          </table:table-cell>
          <table:table-cell office:value-type="float" office:value="46.89" calcext:value-type="float">
            <text:p>46.89</text:p>
          </table:table-cell>
          <table:table-cell office:value-type="float" office:value="48.375" calcext:value-type="float">
            <text:p>48.375</text:p>
          </table:table-cell>
          <table:table-cell office:value-type="float" office:value="29.395" calcext:value-type="float">
            <text:p>29.395</text:p>
          </table:table-cell>
          <table:table-cell office:value-type="float" office:value="0" calcext:value-type="float">
            <text:p>0</text:p>
          </table:table-cell>
          <table:table-cell office:value-type="float" office:value="35.965" calcext:value-type="float">
            <text:p>35.965</text:p>
          </table:table-cell>
          <table:table-cell office:value-type="float" office:value="64.855" calcext:value-type="float">
            <text:p>64.855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106109759394432" calcext:value-type="float">
            <text:p>0.0106109759</text:p>
          </table:table-cell>
          <table:table-cell table:formula="of:=ABS([.D16]-[.D17])/[.D16]" office:value-type="float" office:value="0.0196375895490941" calcext:value-type="float">
            <text:p>0.0196375895</text:p>
          </table:table-cell>
          <table:table-cell table:formula="of:=ABS([.E16]-[.E17])/[.E16]" office:value-type="float" office:value="0.0322580645161291" calcext:value-type="float">
            <text:p>0.0322580645</text:p>
          </table:table-cell>
          <table:table-cell table:formula="of:=ABS([.F16]-[.F17])/[.F16]" office:value-type="float" office:value="0.00119284294234597" calcext:value-type="float">
            <text:p>0.0011928429</text:p>
          </table:table-cell>
          <table:table-cell table:formula="of:=ABS([.G16]-[.G17])/[.G16]" office:value-type="float" office:value="0.00256574727389347" calcext:value-type="float">
            <text:p>0.0025657473</text:p>
          </table:table-cell>
          <table:table-cell table:formula="of:=ABS([.H16]-[.H17])/[.H16]" office:value-type="float" office:value="0.00962227454191829" calcext:value-type="float">
            <text:p>0.0096222745</text:p>
          </table:table-cell>
          <table:table-cell table:formula="of:=ABS([.I16]-[.I17])/[.I16]" office:value-type="float" office:value="0.00255798090040925" calcext:value-type="float">
            <text:p>0.0025579809</text:p>
          </table:table-cell>
          <table:table-cell/>
          <table:table-cell table:formula="of:=ABS([.K16]-[.K17])/[.K16]" office:value-type="float" office:value="0.00235783633841869" calcext:value-type="float">
            <text:p>0.0023578363</text:p>
          </table:table-cell>
          <table:table-cell table:formula="of:=ABS([.L16]-[.L17])/[.L16]" office:value-type="float" office:value="0.0024731432104492" calcext:value-type="float">
            <text:p>0.0024731432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925293946801125" calcext:value-type="float">
            <text:p>0.009252939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105301451638167" calcext:value-type="float">
            <text:p>0.0105301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</text:p>
          </table:table-cell>
          <table:table-cell office:value-type="float" office:value="41.25" calcext:value-type="float">
            <text:p>41.25</text:p>
          </table:table-cell>
          <table:table-cell office:value-type="float" office:value="29.93" calcext:value-type="float">
            <text:p>29.93</text:p>
          </table:table-cell>
          <table:table-cell office:value-type="float" office:value="43.31" calcext:value-type="float">
            <text:p>43.31</text:p>
          </table:table-cell>
          <table:table-cell office:value-type="float" office:value="69.145" calcext:value-type="float">
            <text:p>69.145</text:p>
          </table:table-cell>
          <table:table-cell office:value-type="float" office:value="80.515" calcext:value-type="float">
            <text:p>80.515</text:p>
          </table:table-cell>
          <table:table-cell office:value-type="float" office:value="84.105" calcext:value-type="float">
            <text:p>84.105</text:p>
          </table:table-cell>
          <table:table-cell office:value-type="float" office:value="65.12" calcext:value-type="float">
            <text:p>65.12</text:p>
          </table:table-cell>
          <table:table-cell office:value-type="float" office:value="35.965" calcext:value-type="float">
            <text:p>35.965</text:p>
          </table:table-cell>
          <table:table-cell office:value-type="float" office:value="0" calcext:value-type="float">
            <text:p>0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13157894736842" calcext:value-type="float">
            <text:p>0.0131578947</text:p>
          </table:table-cell>
          <table:table-cell table:formula="of:=ABS([.D18]-[.D19])/[.D18]" office:value-type="float" office:value="0.0454472970818052" calcext:value-type="float">
            <text:p>0.0454472971</text:p>
          </table:table-cell>
          <table:table-cell table:formula="of:=ABS([.E18]-[.E19])/[.E18]" office:value-type="float" office:value="0.0101702662552851" calcext:value-type="float">
            <text:p>0.0101702663</text:p>
          </table:table-cell>
          <table:table-cell table:formula="of:=ABS([.F18]-[.F19])/[.F18]" office:value-type="float" office:value="0.000361428364898159" calcext:value-type="float">
            <text:p>0.0003614284</text:p>
          </table:table-cell>
          <table:table-cell table:formula="of:=ABS([.G18]-[.G19])/[.G18]" office:value-type="float" office:value="0.0011190550202052" calcext:value-type="float">
            <text:p>0.001119055</text:p>
          </table:table-cell>
          <table:table-cell table:formula="of:=ABS([.H18]-[.H19])/[.H18]" office:value-type="float" office:value="0.00684891066894962" calcext:value-type="float">
            <text:p>0.0068489107</text:p>
          </table:table-cell>
          <table:table-cell table:formula="of:=ABS([.I18]-[.I19])/[.I18]" office:value-type="float" office:value="0.000307031010131962" calcext:value-type="float">
            <text:p>0.000307031</text:p>
          </table:table-cell>
          <table:table-cell table:formula="of:=ABS([.J18]-[.J19])/[.J18]" office:value-type="float" office:value="0.00235783633841869" calcext:value-type="float">
            <text:p>0.0023578363</text:p>
          </table:table-cell>
          <table:table-cell/>
          <table:table-cell table:formula="of:=ABS([.L18]-[.L19])/[.L18]" office:value-type="float" office:value="0.00764685436218279" calcext:value-type="float">
            <text:p>0.0076468544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971295264874652" calcext:value-type="float">
            <text:p>0.0097129526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141658339547517" calcext:value-type="float">
            <text:p>0.014165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</text:p>
          </table:table-cell>
          <table:table-cell office:value-type="float" office:value="28.405" calcext:value-type="float">
            <text:p>28.405</text:p>
          </table:table-cell>
          <table:table-cell office:value-type="float" office:value="30.77" calcext:value-type="float">
            <text:p>30.77</text:p>
          </table:table-cell>
          <table:table-cell office:value-type="float" office:value="70.385" calcext:value-type="float">
            <text:p>70.385</text:p>
          </table:table-cell>
          <table:table-cell office:value-type="float" office:value="97.515" calcext:value-type="float">
            <text:p>97.515</text:p>
          </table:table-cell>
          <table:table-cell office:value-type="float" office:value="109.235" calcext:value-type="float">
            <text:p>109.235</text:p>
          </table:table-cell>
          <table:table-cell office:value-type="float" office:value="112.665" calcext:value-type="float">
            <text:p>112.665</text:p>
          </table:table-cell>
          <table:table-cell office:value-type="float" office:value="93.745" calcext:value-type="float">
            <text:p>93.745</text:p>
          </table:table-cell>
          <table:table-cell office:value-type="float" office:value="64.855" calcext:value-type="float">
            <text:p>64.855</text:p>
          </table:table-cell>
          <table:table-cell office:value-type="float" office:value="28.99" calcext:value-type="float">
            <text:p>28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138864780420065" calcext:value-type="float">
            <text:p>0.013886478</text:p>
          </table:table-cell>
          <table:table-cell table:formula="of:=ABS([.D20]-[.D21])/[.D20]" office:value-type="float" office:value="0.0355743613853628" calcext:value-type="float">
            <text:p>0.0355743614</text:p>
          </table:table-cell>
          <table:table-cell table:formula="of:=ABS([.E20]-[.E21])/[.E20]" office:value-type="float" office:value="0.00226805585087528" calcext:value-type="float">
            <text:p>0.0022680559</text:p>
          </table:table-cell>
          <table:table-cell table:formula="of:=ABS([.F20]-[.F21])/[.F20]" office:value-type="float" office:value="0.00159202958093674" calcext:value-type="float">
            <text:p>0.0015920296</text:p>
          </table:table-cell>
          <table:table-cell table:formula="of:=ABS([.G20]-[.G21])/[.G20]" office:value-type="float" office:value="0.00261587884350616" calcext:value-type="float">
            <text:p>0.0026158788</text:p>
          </table:table-cell>
          <table:table-cell table:formula="of:=ABS([.H20]-[.H21])/[.H20]" office:value-type="float" office:value="0.00296460176991145" calcext:value-type="float">
            <text:p>0.0029646018</text:p>
          </table:table-cell>
          <table:table-cell table:formula="of:=ABS([.I20]-[.I21])/[.I20]" office:value-type="float" office:value="0.00251310020318682" calcext:value-type="float">
            <text:p>0.0025131002</text:p>
          </table:table-cell>
          <table:table-cell table:formula="of:=ABS([.J20]-[.J21])/[.J20]" office:value-type="float" office:value="0.0024731432104492" calcext:value-type="float">
            <text:p>0.0024731432</text:p>
          </table:table-cell>
          <table:table-cell table:formula="of:=ABS([.K20]-[.K21])/[.K20]" office:value-type="float" office:value="0.00764685436218279" calcext:value-type="float">
            <text:p>0.0076468544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794827813871309" calcext:value-type="float">
            <text:p>0.0079482781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110905936775767" calcext:value-type="float">
            <text:p>0.0110905937</text:p>
          </table:table-cell>
        </table:table-row>
      </table:table>
      <table:table table:name="GMapping4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70.325" calcext:value-type="float">
            <text:p>70.325</text:p>
          </table:table-cell>
          <table:table-cell office:value-type="float" office:value="98.415" calcext:value-type="float">
            <text:p>98.415</text:p>
          </table:table-cell>
          <table:table-cell office:value-type="float" office:value="111.27" calcext:value-type="float">
            <text:p>111.27</text:p>
          </table:table-cell>
          <table:table-cell office:value-type="float" office:value="121.195" calcext:value-type="float">
            <text:p>121.195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73.305" calcext:value-type="float">
            <text:p>73.305</text:p>
          </table:table-cell>
          <table:table-cell office:value-type="float" office:value="41.16" calcext:value-type="float">
            <text:p>41.16</text:p>
          </table:table-cell>
          <table:table-cell office:value-type="float" office:value="27.955" calcext:value-type="float">
            <text:p>27.95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202233625113189" calcext:value-type="float">
            <text:p>0.0202233625</text:p>
          </table:table-cell>
          <table:table-cell table:formula="of:=ABS([.E2]-[.E3])/[.E2]" office:value-type="float" office:value="0.00896700143472023" calcext:value-type="float">
            <text:p>0.0089670014</text:p>
          </table:table-cell>
          <table:table-cell table:formula="of:=ABS([.F2]-[.F3])/[.F2]" office:value-type="float" office:value="0.00116988809766032" calcext:value-type="float">
            <text:p>0.0011698881</text:p>
          </table:table-cell>
          <table:table-cell table:formula="of:=ABS([.G2]-[.G3])/[.G2]" office:value-type="float" office:value="0.00162030785849305" calcext:value-type="float">
            <text:p>0.0016203079</text:p>
          </table:table-cell>
          <table:table-cell table:formula="of:=ABS([.H2]-[.H3])/[.H2]" office:value-type="float" office:value="0.00349449103765837" calcext:value-type="float">
            <text:p>0.003494491</text:p>
          </table:table-cell>
          <table:table-cell table:formula="of:=ABS([.I2]-[.I3])/[.I2]" office:value-type="float" office:value="0.00606855034469366" calcext:value-type="float">
            <text:p>0.0060685503</text:p>
          </table:table-cell>
          <table:table-cell table:formula="of:=ABS([.J2]-[.J3])/[.J2]" office:value-type="float" office:value="0.00912408759124084" calcext:value-type="float">
            <text:p>0.0091240876</text:p>
          </table:table-cell>
          <table:table-cell table:formula="of:=ABS([.K2]-[.K3])/[.K2]" office:value-type="float" office:value="0.015311004784689" calcext:value-type="float">
            <text:p>0.0153110048</text:p>
          </table:table-cell>
          <table:table-cell table:formula="of:=ABS([.L2]-[.L3])/[.L2]" office:value-type="float" office:value="0.0295087658392641" calcext:value-type="float">
            <text:p>0.0295087658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106097177221932" calcext:value-type="float">
            <text:p>0.0106097177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947214617018324" calcext:value-type="float">
            <text:p>0.0094721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53.445" calcext:value-type="float">
            <text:p>53.445</text:p>
          </table:table-cell>
          <table:table-cell office:value-type="float" office:value="81.53" calcext:value-type="float">
            <text:p>81.53</text:p>
          </table:table-cell>
          <table:table-cell office:value-type="float" office:value="94.41" calcext:value-type="float">
            <text:p>94.41</text:p>
          </table:table-cell>
          <table:table-cell office:value-type="float" office:value="105.215" calcext:value-type="float">
            <text:p>105.215</text:p>
          </table:table-cell>
          <table:table-cell office:value-type="float" office:value="86.57" calcext:value-type="float">
            <text:p>86.57</text:p>
          </table:table-cell>
          <table:table-cell office:value-type="float" office:value="57.945" calcext:value-type="float">
            <text:p>57.945</text:p>
          </table:table-cell>
          <table:table-cell office:value-type="float" office:value="29.87" calcext:value-type="float">
            <text:p>29.87</text:p>
          </table:table-cell>
          <table:table-cell office:value-type="float" office:value="30.97" calcext:value-type="float">
            <text:p>30.97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202233625113189" calcext:value-type="float">
            <text:p>0.0202233625</text:p>
          </table:table-cell>
          <table:table-cell/>
          <table:table-cell table:formula="of:=ABS([.E4]-[.E5])/[.E4]" office:value-type="float" office:value="0.00422773393461108" calcext:value-type="float">
            <text:p>0.0042277339</text:p>
          </table:table-cell>
          <table:table-cell table:formula="of:=ABS([.F4]-[.F5])/[.F4]" office:value-type="float" office:value="0.00348346880156446" calcext:value-type="float">
            <text:p>0.0034834688</text:p>
          </table:table-cell>
          <table:table-cell table:formula="of:=ABS([.G4]-[.G5])/[.G4]" office:value-type="float" office:value="0.00253565768621246" calcext:value-type="float">
            <text:p>0.0025356577</text:p>
          </table:table-cell>
          <table:table-cell table:formula="of:=ABS([.H4]-[.H5])/[.H4]" office:value-type="float" office:value="0.00946149501035582" calcext:value-type="float">
            <text:p>0.009461495</text:p>
          </table:table-cell>
          <table:table-cell table:formula="of:=ABS([.I4]-[.I5])/[.I4]" office:value-type="float" office:value="0.0143458954799044" calcext:value-type="float">
            <text:p>0.0143458955</text:p>
          </table:table-cell>
          <table:table-cell table:formula="of:=ABS([.J4]-[.J5])/[.J4]" office:value-type="float" office:value="0.0232616940581543" calcext:value-type="float">
            <text:p>0.0232616941</text:p>
          </table:table-cell>
          <table:table-cell table:formula="of:=ABS([.K4]-[.K5])/[.K4]" office:value-type="float" office:value="0.0473608674852495" calcext:value-type="float">
            <text:p>0.0473608675</text:p>
          </table:table-cell>
          <table:table-cell table:formula="of:=ABS([.L4]-[.L5])/[.L4]" office:value-type="float" office:value="0.0293057514496161" calcext:value-type="float">
            <text:p>0.0293057514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171339918241097" calcext:value-type="float">
            <text:p>0.0171339918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147545290089596" calcext:value-type="float">
            <text:p>0.014754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office:value-type="float" office:value="70.325" calcext:value-type="float">
            <text:p>70.325</text:p>
          </table:table-cell>
          <table:table-cell office:value-type="float" office:value="53.445" calcext:value-type="float">
            <text:p>53.445</text:p>
          </table:table-cell>
          <table:table-cell office:value-type="float" office:value="0" calcext:value-type="float">
            <text:p>0</text:p>
          </table:table-cell>
          <table:table-cell office:value-type="float" office:value="28.085" calcext:value-type="float">
            <text:p>28.085</text:p>
          </table:table-cell>
          <table:table-cell office:value-type="float" office:value="41.02" calcext:value-type="float">
            <text:p>41.02</text:p>
          </table:table-cell>
          <table:table-cell office:value-type="float" office:value="56.625" calcext:value-type="float">
            <text:p>56.625</text:p>
          </table:table-cell>
          <table:table-cell office:value-type="float" office:value="40.59" calcext:value-type="float">
            <text:p>40.59</text:p>
          </table:table-cell>
          <table:table-cell office:value-type="float" office:value="24.57" calcext:value-type="float">
            <text:p>24.57</text:p>
          </table:table-cell>
          <table:table-cell office:value-type="float" office:value="44.495" calcext:value-type="float">
            <text:p>44.495</text:p>
          </table:table-cell>
          <table:table-cell office:value-type="float" office:value="71.575" calcext:value-type="float">
            <text:p>71.57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896700143472023" calcext:value-type="float">
            <text:p>0.0089670014</text:p>
          </table:table-cell>
          <table:table-cell table:formula="of:=ABS([.D6]-[.D7])/[.D6]" office:value-type="float" office:value="0.00422773393461108" calcext:value-type="float">
            <text:p>0.0042277339</text:p>
          </table:table-cell>
          <table:table-cell/>
          <table:table-cell table:formula="of:=ABS([.F6]-[.F7])/[.F6]" office:value-type="float" office:value="0.018006993006993" calcext:value-type="float">
            <text:p>0.018006993</text:p>
          </table:table-cell>
          <table:table-cell table:formula="of:=ABS([.G6]-[.G7])/[.G6]" office:value-type="float" office:value="0.0104933059944517" calcext:value-type="float">
            <text:p>0.010493306</text:p>
          </table:table-cell>
          <table:table-cell table:formula="of:=ABS([.H6]-[.H7])/[.H6]" office:value-type="float" office:value="0.0210908462269859" calcext:value-type="float">
            <text:p>0.0210908462</text:p>
          </table:table-cell>
          <table:table-cell table:formula="of:=ABS([.I6]-[.I7])/[.I6]" office:value-type="float" office:value="0.0213381555153707" calcext:value-type="float">
            <text:p>0.0213381555</text:p>
          </table:table-cell>
          <table:table-cell table:formula="of:=ABS([.J6]-[.J7])/[.J6]" office:value-type="float" office:value="0.00927419354838711" calcext:value-type="float">
            <text:p>0.0092741935</text:p>
          </table:table-cell>
          <table:table-cell table:formula="of:=ABS([.K6]-[.K7])/[.K6]" office:value-type="float" office:value="0.0169123528739571" calcext:value-type="float">
            <text:p>0.0169123529</text:p>
          </table:table-cell>
          <table:table-cell table:formula="of:=ABS([.L6]-[.L7])/[.L6]" office:value-type="float" office:value="0.0146006095400099" calcext:value-type="float">
            <text:p>0.0146006095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138790213417208" calcext:value-type="float">
            <text:p>0.0138790213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596189814759419" calcext:value-type="float">
            <text:p>0.0059618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office:value-type="float" office:value="98.415" calcext:value-type="float">
            <text:p>98.415</text:p>
          </table:table-cell>
          <table:table-cell office:value-type="float" office:value="81.53" calcext:value-type="float">
            <text:p>81.53</text:p>
          </table:table-cell>
          <table:table-cell office:value-type="float" office:value="28.085" calcext:value-type="float">
            <text:p>28.085</text:p>
          </table:table-cell>
          <table:table-cell office:value-type="float" office:value="0" calcext:value-type="float">
            <text:p>0</text:p>
          </table:table-cell>
          <table:table-cell office:value-type="float" office:value="13.165" calcext:value-type="float">
            <text:p>13.165</text:p>
          </table:table-cell>
          <table:table-cell office:value-type="float" office:value="37.1" calcext:value-type="float">
            <text:p>37.1</text:p>
          </table:table-cell>
          <table:table-cell office:value-type="float" office:value="29.61" calcext:value-type="float">
            <text:p>29.61</text:p>
          </table:table-cell>
          <table:table-cell office:value-type="float" office:value="38.16" calcext:value-type="float">
            <text:p>38.16</text:p>
          </table:table-cell>
          <table:table-cell office:value-type="float" office:value="69.655" calcext:value-type="float">
            <text:p>69.655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16988809766032" calcext:value-type="float">
            <text:p>0.0011698881</text:p>
          </table:table-cell>
          <table:table-cell table:formula="of:=ABS([.D8]-[.D9])/[.D8]" office:value-type="float" office:value="0.00348346880156446" calcext:value-type="float">
            <text:p>0.0034834688</text:p>
          </table:table-cell>
          <table:table-cell table:formula="of:=ABS([.E8]-[.E9])/[.E8]" office:value-type="float" office:value="0.018006993006993" calcext:value-type="float">
            <text:p>0.018006993</text:p>
          </table:table-cell>
          <table:table-cell/>
          <table:table-cell table:formula="of:=ABS([.G8]-[.G9])/[.G8]" office:value-type="float" office:value="0.00919892679187422" calcext:value-type="float">
            <text:p>0.0091989268</text:p>
          </table:table-cell>
          <table:table-cell table:formula="of:=ABS([.H8]-[.H9])/[.H8]" office:value-type="float" office:value="0.00322407307898972" calcext:value-type="float">
            <text:p>0.0032240731</text:p>
          </table:table-cell>
          <table:table-cell table:formula="of:=ABS([.I8]-[.I9])/[.I8]" office:value-type="float" office:value="0.00203045685279183" calcext:value-type="float">
            <text:p>0.0020304569</text:p>
          </table:table-cell>
          <table:table-cell table:formula="of:=ABS([.J8]-[.J9])/[.J8]" office:value-type="float" office:value="0.0115308151093438" calcext:value-type="float">
            <text:p>0.0115308151</text:p>
          </table:table-cell>
          <table:table-cell table:formula="of:=ABS([.K8]-[.K9])/[.K8]" office:value-type="float" office:value="0.00701171027902269" calcext:value-type="float">
            <text:p>0.0070117103</text:p>
          </table:table-cell>
          <table:table-cell table:formula="of:=ABS([.L8]-[.L9])/[.L8]" office:value-type="float" office:value="0.0070870994248151" calcext:value-type="float">
            <text:p>0.0070870994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697149238256169" calcext:value-type="float">
            <text:p>0.0069714924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53831687763504" calcext:value-type="float">
            <text:p>0.0053831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office:value-type="float" office:value="111.27" calcext:value-type="float">
            <text:p>111.27</text:p>
          </table:table-cell>
          <table:table-cell office:value-type="float" office:value="94.41" calcext:value-type="float">
            <text:p>94.41</text:p>
          </table:table-cell>
          <table:table-cell office:value-type="float" office:value="41.02" calcext:value-type="float">
            <text:p>41.02</text:p>
          </table:table-cell>
          <table:table-cell office:value-type="float" office:value="13.165" calcext:value-type="float">
            <text:p>13.165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29.685" calcext:value-type="float">
            <text:p>29.685</text:p>
          </table:table-cell>
          <table:table-cell office:value-type="float" office:value="47.245" calcext:value-type="float">
            <text:p>47.245</text:p>
          </table:table-cell>
          <table:table-cell office:value-type="float" office:value="80.925" calcext:value-type="float">
            <text:p>80.925</text:p>
          </table:table-cell>
          <table:table-cell office:value-type="float" office:value="109.73" calcext:value-type="float">
            <text:p>109.73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162030785849305" calcext:value-type="float">
            <text:p>0.0016203079</text:p>
          </table:table-cell>
          <table:table-cell table:formula="of:=ABS([.D10]-[.D11])/[.D10]" office:value-type="float" office:value="0.00253565768621246" calcext:value-type="float">
            <text:p>0.0025356577</text:p>
          </table:table-cell>
          <table:table-cell table:formula="of:=ABS([.E10]-[.E11])/[.E10]" office:value-type="float" office:value="0.0104933059944517" calcext:value-type="float">
            <text:p>0.010493306</text:p>
          </table:table-cell>
          <table:table-cell table:formula="of:=ABS([.F10]-[.F11])/[.F10]" office:value-type="float" office:value="0.00919892679187422" calcext:value-type="float">
            <text:p>0.0091989268</text:p>
          </table:table-cell>
          <table:table-cell/>
          <table:table-cell table:formula="of:=ABS([.H10]-[.H11])/[.H10]" office:value-type="float" office:value="0.00202429149797566" calcext:value-type="float">
            <text:p>0.0020242915</text:p>
          </table:table-cell>
          <table:table-cell table:formula="of:=ABS([.I10]-[.I11])/[.I10]" office:value-type="float" office:value="0.00456852791878166" calcext:value-type="float">
            <text:p>0.0045685279</text:p>
          </table:table-cell>
          <table:table-cell table:formula="of:=ABS([.J10]-[.J11])/[.J10]" office:value-type="float" office:value="0.0101560829591617" calcext:value-type="float">
            <text:p>0.010156083</text:p>
          </table:table-cell>
          <table:table-cell table:formula="of:=ABS([.K10]-[.K11])/[.K10]" office:value-type="float" office:value="0.00621697233447311" calcext:value-type="float">
            <text:p>0.0062169723</text:p>
          </table:table-cell>
          <table:table-cell table:formula="of:=ABS([.L10]-[.L11])/[.L10]" office:value-type="float" office:value="0.00715924736117486" calcext:value-type="float">
            <text:p>0.0071592474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599703560028872" calcext:value-type="float">
            <text:p>0.0059970356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350224125786189" calcext:value-type="float">
            <text:p>0.0035022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office:value-type="float" office:value="121.195" calcext:value-type="float">
            <text:p>121.195</text:p>
          </table:table-cell>
          <table:table-cell office:value-type="float" office:value="105.215" calcext:value-type="float">
            <text:p>105.215</text:p>
          </table:table-cell>
          <table:table-cell office:value-type="float" office:value="56.625" calcext:value-type="float">
            <text:p>56.625</text:p>
          </table:table-cell>
          <table:table-cell office:value-type="float" office:value="37.1" calcext:value-type="float">
            <text:p>37.1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office:value-type="float" office:value="19.025" calcext:value-type="float">
            <text:p>19.025</text:p>
          </table:table-cell>
          <table:table-cell office:value-type="float" office:value="48.355" calcext:value-type="float">
            <text:p>48.355</text:p>
          </table:table-cell>
          <table:table-cell office:value-type="float" office:value="84.04" calcext:value-type="float">
            <text:p>84.04</text:p>
          </table:table-cell>
          <table:table-cell office:value-type="float" office:value="112.645" calcext:value-type="float">
            <text:p>112.64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349449103765837" calcext:value-type="float">
            <text:p>0.003494491</text:p>
          </table:table-cell>
          <table:table-cell table:formula="of:=ABS([.D12]-[.D13])/[.D12]" office:value-type="float" office:value="0.00946149501035582" calcext:value-type="float">
            <text:p>0.009461495</text:p>
          </table:table-cell>
          <table:table-cell table:formula="of:=ABS([.E12]-[.E13])/[.E12]" office:value-type="float" office:value="0.0210908462269859" calcext:value-type="float">
            <text:p>0.0210908462</text:p>
          </table:table-cell>
          <table:table-cell table:formula="of:=ABS([.F12]-[.F13])/[.F12]" office:value-type="float" office:value="0.00322407307898972" calcext:value-type="float">
            <text:p>0.0032240731</text:p>
          </table:table-cell>
          <table:table-cell table:formula="of:=ABS([.G12]-[.G13])/[.G12]" office:value-type="float" office:value="0.00202429149797566" calcext:value-type="float">
            <text:p>0.0020242915</text:p>
          </table:table-cell>
          <table:table-cell/>
          <table:table-cell table:formula="of:=ABS([.I12]-[.I13])/[.I12]" office:value-type="float" office:value="0.0271030427000768" calcext:value-type="float">
            <text:p>0.0271030427</text:p>
          </table:table-cell>
          <table:table-cell table:formula="of:=ABS([.J12]-[.J13])/[.J12]" office:value-type="float" office:value="0.0100317330330638" calcext:value-type="float">
            <text:p>0.010031733</text:p>
          </table:table-cell>
          <table:table-cell table:formula="of:=ABS([.K12]-[.K13])/[.K12]" office:value-type="float" office:value="0.00761646100253877" calcext:value-type="float">
            <text:p>0.007616461</text:p>
          </table:table-cell>
          <table:table-cell table:formula="of:=ABS([.L12]-[.L13])/[.L12]" office:value-type="float" office:value="0.00314159292035402" calcext:value-type="float">
            <text:p>0.0031415929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968755850088876" calcext:value-type="float">
            <text:p>0.0096875585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879985171364447" calcext:value-type="float">
            <text:p>0.0087998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86.57" calcext:value-type="float">
            <text:p>86.57</text:p>
          </table:table-cell>
          <table:table-cell office:value-type="float" office:value="40.59" calcext:value-type="float">
            <text:p>40.59</text:p>
          </table:table-cell>
          <table:table-cell office:value-type="float" office:value="29.61" calcext:value-type="float">
            <text:p>29.61</text:p>
          </table:table-cell>
          <table:table-cell office:value-type="float" office:value="29.685" calcext:value-type="float">
            <text:p>29.685</text:p>
          </table:table-cell>
          <table:table-cell office:value-type="float" office:value="19.025" calcext:value-type="float">
            <text:p>19.025</text:p>
          </table:table-cell>
          <table:table-cell office:value-type="float" office:value="0" calcext:value-type="float">
            <text:p>0</text:p>
          </table:table-cell>
          <table:table-cell office:value-type="float" office:value="29.34" calcext:value-type="float">
            <text:p>29.34</text:p>
          </table:table-cell>
          <table:table-cell office:value-type="float" office:value="65.04" calcext:value-type="float">
            <text:p>65.04</text:p>
          </table:table-cell>
          <table:table-cell office:value-type="float" office:value="93.725" calcext:value-type="float">
            <text:p>93.725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606855034469366" calcext:value-type="float">
            <text:p>0.0060685503</text:p>
          </table:table-cell>
          <table:table-cell table:formula="of:=ABS([.D14]-[.D15])/[.D14]" office:value-type="float" office:value="0.0143458954799044" calcext:value-type="float">
            <text:p>0.0143458955</text:p>
          </table:table-cell>
          <table:table-cell table:formula="of:=ABS([.E14]-[.E15])/[.E14]" office:value-type="float" office:value="0.0213381555153707" calcext:value-type="float">
            <text:p>0.0213381555</text:p>
          </table:table-cell>
          <table:table-cell table:formula="of:=ABS([.F14]-[.F15])/[.F14]" office:value-type="float" office:value="0.00203045685279183" calcext:value-type="float">
            <text:p>0.0020304569</text:p>
          </table:table-cell>
          <table:table-cell table:formula="of:=ABS([.G14]-[.G15])/[.G14]" office:value-type="float" office:value="0.00456852791878166" calcext:value-type="float">
            <text:p>0.0045685279</text:p>
          </table:table-cell>
          <table:table-cell table:formula="of:=ABS([.H14]-[.H15])/[.H14]" office:value-type="float" office:value="0.0271030427000768" calcext:value-type="float">
            <text:p>0.0271030427</text:p>
          </table:table-cell>
          <table:table-cell/>
          <table:table-cell table:formula="of:=ABS([.J14]-[.J15])/[.J14]" office:value-type="float" office:value="0.000682128240109126" calcext:value-type="float">
            <text:p>0.0006821282</text:p>
          </table:table-cell>
          <table:table-cell table:formula="of:=ABS([.K14]-[.K15])/[.K14]" office:value-type="float" office:value="0.00153515505066003" calcext:value-type="float">
            <text:p>0.0015351551</text:p>
          </table:table-cell>
          <table:table-cell table:formula="of:=ABS([.L14]-[.L15])/[.L14]" office:value-type="float" office:value="0.00229921933483038" calcext:value-type="float">
            <text:p>0.0022992193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888568127080206" calcext:value-type="float">
            <text:p>0.0088856813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97148626590982" calcext:value-type="float">
            <text:p>0.0097148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</text:p>
          </table:table-cell>
          <table:table-cell office:value-type="float" office:value="73.305" calcext:value-type="float">
            <text:p>73.305</text:p>
          </table:table-cell>
          <table:table-cell office:value-type="float" office:value="57.945" calcext:value-type="float">
            <text:p>57.945</text:p>
          </table:table-cell>
          <table:table-cell office:value-type="float" office:value="24.57" calcext:value-type="float">
            <text:p>24.57</text:p>
          </table:table-cell>
          <table:table-cell office:value-type="float" office:value="38.16" calcext:value-type="float">
            <text:p>38.16</text:p>
          </table:table-cell>
          <table:table-cell office:value-type="float" office:value="47.245" calcext:value-type="float">
            <text:p>47.245</text:p>
          </table:table-cell>
          <table:table-cell office:value-type="float" office:value="48.355" calcext:value-type="float">
            <text:p>48.355</text:p>
          </table:table-cell>
          <table:table-cell office:value-type="float" office:value="29.34" calcext:value-type="float">
            <text:p>29.34</text:p>
          </table:table-cell>
          <table:table-cell office:value-type="float" office:value="0" calcext:value-type="float">
            <text:p>0</text:p>
          </table:table-cell>
          <table:table-cell office:value-type="float" office:value="35.945" calcext:value-type="float">
            <text:p>35.945</text:p>
          </table:table-cell>
          <table:table-cell office:value-type="float" office:value="64.9" calcext:value-type="float">
            <text:p>64.9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912408759124084" calcext:value-type="float">
            <text:p>0.0091240876</text:p>
          </table:table-cell>
          <table:table-cell table:formula="of:=ABS([.D16]-[.D17])/[.D16]" office:value-type="float" office:value="0.0232616940581543" calcext:value-type="float">
            <text:p>0.0232616941</text:p>
          </table:table-cell>
          <table:table-cell table:formula="of:=ABS([.E16]-[.E17])/[.E16]" office:value-type="float" office:value="0.00927419354838711" calcext:value-type="float">
            <text:p>0.0092741935</text:p>
          </table:table-cell>
          <table:table-cell table:formula="of:=ABS([.F16]-[.F17])/[.F16]" office:value-type="float" office:value="0.0115308151093438" calcext:value-type="float">
            <text:p>0.0115308151</text:p>
          </table:table-cell>
          <table:table-cell table:formula="of:=ABS([.G16]-[.G17])/[.G16]" office:value-type="float" office:value="0.0101560829591617" calcext:value-type="float">
            <text:p>0.010156083</text:p>
          </table:table-cell>
          <table:table-cell table:formula="of:=ABS([.H16]-[.H17])/[.H16]" office:value-type="float" office:value="0.0100317330330638" calcext:value-type="float">
            <text:p>0.010031733</text:p>
          </table:table-cell>
          <table:table-cell table:formula="of:=ABS([.I16]-[.I17])/[.I16]" office:value-type="float" office:value="0.000682128240109126" calcext:value-type="float">
            <text:p>0.0006821282</text:p>
          </table:table-cell>
          <table:table-cell/>
          <table:table-cell table:formula="of:=ABS([.K16]-[.K17])/[.K16]" office:value-type="float" office:value="0.00291262135922321" calcext:value-type="float">
            <text:p>0.0029126214</text:p>
          </table:table-cell>
          <table:table-cell table:formula="of:=ABS([.L16]-[.L17])/[.L16]" office:value-type="float" office:value="0.00316871473838801" calcext:value-type="float">
            <text:p>0.0031687147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890467451523021" calcext:value-type="float">
            <text:p>0.008904674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663756165525396" calcext:value-type="float">
            <text:p>0.0066375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</text:p>
          </table:table-cell>
          <table:table-cell office:value-type="float" office:value="41.16" calcext:value-type="float">
            <text:p>41.16</text:p>
          </table:table-cell>
          <table:table-cell office:value-type="float" office:value="29.87" calcext:value-type="float">
            <text:p>29.87</text:p>
          </table:table-cell>
          <table:table-cell office:value-type="float" office:value="44.495" calcext:value-type="float">
            <text:p>44.495</text:p>
          </table:table-cell>
          <table:table-cell office:value-type="float" office:value="69.655" calcext:value-type="float">
            <text:p>69.655</text:p>
          </table:table-cell>
          <table:table-cell office:value-type="float" office:value="80.925" calcext:value-type="float">
            <text:p>80.925</text:p>
          </table:table-cell>
          <table:table-cell office:value-type="float" office:value="84.04" calcext:value-type="float">
            <text:p>84.04</text:p>
          </table:table-cell>
          <table:table-cell office:value-type="float" office:value="65.04" calcext:value-type="float">
            <text:p>65.04</text:p>
          </table:table-cell>
          <table:table-cell office:value-type="float" office:value="35.945" calcext:value-type="float">
            <text:p>35.945</text:p>
          </table:table-cell>
          <table:table-cell office:value-type="float" office:value="0" calcext:value-type="float">
            <text:p>0</text:p>
          </table:table-cell>
          <table:table-cell office:value-type="float" office:value="29.06" calcext:value-type="float">
            <text:p>29.06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15311004784689" calcext:value-type="float">
            <text:p>0.0153110048</text:p>
          </table:table-cell>
          <table:table-cell table:formula="of:=ABS([.D18]-[.D19])/[.D18]" office:value-type="float" office:value="0.0473608674852495" calcext:value-type="float">
            <text:p>0.0473608675</text:p>
          </table:table-cell>
          <table:table-cell table:formula="of:=ABS([.E18]-[.E19])/[.E18]" office:value-type="float" office:value="0.0169123528739571" calcext:value-type="float">
            <text:p>0.0169123529</text:p>
          </table:table-cell>
          <table:table-cell table:formula="of:=ABS([.F18]-[.F19])/[.F18]" office:value-type="float" office:value="0.00701171027902269" calcext:value-type="float">
            <text:p>0.0070117103</text:p>
          </table:table-cell>
          <table:table-cell table:formula="of:=ABS([.G18]-[.G19])/[.G18]" office:value-type="float" office:value="0.00621697233447311" calcext:value-type="float">
            <text:p>0.0062169723</text:p>
          </table:table-cell>
          <table:table-cell table:formula="of:=ABS([.H18]-[.H19])/[.H18]" office:value-type="float" office:value="0.00761646100253877" calcext:value-type="float">
            <text:p>0.007616461</text:p>
          </table:table-cell>
          <table:table-cell table:formula="of:=ABS([.I18]-[.I19])/[.I18]" office:value-type="float" office:value="0.00153515505066003" calcext:value-type="float">
            <text:p>0.0015351551</text:p>
          </table:table-cell>
          <table:table-cell table:formula="of:=ABS([.J18]-[.J19])/[.J18]" office:value-type="float" office:value="0.00291262135922321" calcext:value-type="float">
            <text:p>0.0029126214</text:p>
          </table:table-cell>
          <table:table-cell/>
          <table:table-cell table:formula="of:=ABS([.L18]-[.L19])/[.L18]" office:value-type="float" office:value="0.0100799443865137" calcext:value-type="float">
            <text:p>0.0100799444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12773009950703" calcext:value-type="float">
            <text:p>0.01277301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139347986830331" calcext:value-type="float">
            <text:p>0.0139347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</text:p>
          </table:table-cell>
          <table:table-cell office:value-type="float" office:value="27.955" calcext:value-type="float">
            <text:p>27.955</text:p>
          </table:table-cell>
          <table:table-cell office:value-type="float" office:value="30.97" calcext:value-type="float">
            <text:p>30.97</text:p>
          </table:table-cell>
          <table:table-cell office:value-type="float" office:value="71.575" calcext:value-type="float">
            <text:p>71.575</text:p>
          </table:table-cell>
          <table:table-cell office:value-type="float" office:value="98.05" calcext:value-type="float">
            <text:p>98.05</text:p>
          </table:table-cell>
          <table:table-cell office:value-type="float" office:value="109.73" calcext:value-type="float">
            <text:p>109.73</text:p>
          </table:table-cell>
          <table:table-cell office:value-type="float" office:value="112.645" calcext:value-type="float">
            <text:p>112.645</text:p>
          </table:table-cell>
          <table:table-cell office:value-type="float" office:value="93.725" calcext:value-type="float">
            <text:p>93.725</text:p>
          </table:table-cell>
          <table:table-cell office:value-type="float" office:value="64.9" calcext:value-type="float">
            <text:p>64.9</text:p>
          </table:table-cell>
          <table:table-cell office:value-type="float" office:value="29.06" calcext:value-type="float">
            <text:p>29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295087658392641" calcext:value-type="float">
            <text:p>0.0295087658</text:p>
          </table:table-cell>
          <table:table-cell table:formula="of:=ABS([.D20]-[.D21])/[.D20]" office:value-type="float" office:value="0.0293057514496161" calcext:value-type="float">
            <text:p>0.0293057514</text:p>
          </table:table-cell>
          <table:table-cell table:formula="of:=ABS([.E20]-[.E21])/[.E20]" office:value-type="float" office:value="0.0146006095400099" calcext:value-type="float">
            <text:p>0.0146006095</text:p>
          </table:table-cell>
          <table:table-cell table:formula="of:=ABS([.F20]-[.F21])/[.F20]" office:value-type="float" office:value="0.0070870994248151" calcext:value-type="float">
            <text:p>0.0070870994</text:p>
          </table:table-cell>
          <table:table-cell table:formula="of:=ABS([.G20]-[.G21])/[.G20]" office:value-type="float" office:value="0.00715924736117486" calcext:value-type="float">
            <text:p>0.0071592474</text:p>
          </table:table-cell>
          <table:table-cell table:formula="of:=ABS([.H20]-[.H21])/[.H20]" office:value-type="float" office:value="0.00314159292035402" calcext:value-type="float">
            <text:p>0.0031415929</text:p>
          </table:table-cell>
          <table:table-cell table:formula="of:=ABS([.I20]-[.I21])/[.I20]" office:value-type="float" office:value="0.00229921933483038" calcext:value-type="float">
            <text:p>0.0022992193</text:p>
          </table:table-cell>
          <table:table-cell table:formula="of:=ABS([.J20]-[.J21])/[.J20]" office:value-type="float" office:value="0.00316871473838801" calcext:value-type="float">
            <text:p>0.0031687147</text:p>
          </table:table-cell>
          <table:table-cell table:formula="of:=ABS([.K20]-[.K21])/[.K20]" office:value-type="float" office:value="0.0100799443865137" calcext:value-type="float">
            <text:p>0.0100799444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118167716661074" calcext:value-type="float">
            <text:p>0.0118167717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106907152674285" calcext:value-type="float">
            <text:p>0.0106907153</text:p>
          </table:table-cell>
        </table:table-row>
      </table:table>
      <table:table table:name="GMapping5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69.855" calcext:value-type="float">
            <text:p>69.855</text:p>
          </table:table-cell>
          <table:table-cell office:value-type="float" office:value="98.405" calcext:value-type="float">
            <text:p>98.405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73.76" calcext:value-type="float">
            <text:p>73.76</text:p>
          </table:table-cell>
          <table:table-cell office:value-type="float" office:value="41.46" calcext:value-type="float">
            <text:p>41.46</text:p>
          </table:table-cell>
          <table:table-cell office:value-type="float" office:value="27.94" calcext:value-type="float">
            <text:p>27.94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17506791427709" calcext:value-type="float">
            <text:p>0.0175067914</text:p>
          </table:table-cell>
          <table:table-cell table:formula="of:=ABS([.E2]-[.E3])/[.E2]" office:value-type="float" office:value="0.00222381635581063" calcext:value-type="float">
            <text:p>0.0022238164</text:p>
          </table:table-cell>
          <table:table-cell table:formula="of:=ABS([.F2]-[.F3])/[.F2]" office:value-type="float" office:value="0.00106815869786372" calcext:value-type="float">
            <text:p>0.0010681587</text:p>
          </table:table-cell>
          <table:table-cell table:formula="of:=ABS([.G2]-[.G3])/[.G2]" office:value-type="float" office:value="0.00130524799711942" calcext:value-type="float">
            <text:p>0.001305248</text:p>
          </table:table-cell>
          <table:table-cell table:formula="of:=ABS([.H2]-[.H3])/[.H2]" office:value-type="float" office:value="0.0010277914816642" calcext:value-type="float">
            <text:p>0.0010277915</text:p>
          </table:table-cell>
          <table:table-cell table:formula="of:=ABS([.I2]-[.I3])/[.I2]" office:value-type="float" office:value="0.00286435576269542" calcext:value-type="float">
            <text:p>0.0028643558</text:p>
          </table:table-cell>
          <table:table-cell table:formula="of:=ABS([.J2]-[.J3])/[.J2]" office:value-type="float" office:value="0.00297377669640442" calcext:value-type="float">
            <text:p>0.0029737767</text:p>
          </table:table-cell>
          <table:table-cell table:formula="of:=ABS([.K2]-[.K3])/[.K2]" office:value-type="float" office:value="0.00813397129186594" calcext:value-type="float">
            <text:p>0.0081339713</text:p>
          </table:table-cell>
          <table:table-cell table:formula="of:=ABS([.L2]-[.L3])/[.L2]" office:value-type="float" office:value="0.0300295087658392" calcext:value-type="float">
            <text:p>0.0300295088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745926871966355" calcext:value-type="float">
            <text:p>0.0074592687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999717869529812" calcext:value-type="float">
            <text:p>0.0099971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</text:p>
          </table:table-cell>
          <table:table-cell office:value-type="float" office:value="16.855" calcext:value-type="float">
            <text:p>16.855</text:p>
          </table:table-cell>
          <table:table-cell office:value-type="float" office:value="0" calcext:value-type="float">
            <text:p>0</text:p>
          </table:table-cell>
          <table:table-cell office:value-type="float" office:value="53.06" calcext:value-type="float">
            <text:p>53.06</text:p>
          </table:table-cell>
          <table:table-cell office:value-type="float" office:value="81.615" calcext:value-type="float">
            <text:p>81.615</text:p>
          </table:table-cell>
          <table:table-cell office:value-type="float" office:value="94.47" calcext:value-type="float">
            <text:p>94.47</text:p>
          </table:table-cell>
          <table:table-cell office:value-type="float" office:value="105.575" calcext:value-type="float">
            <text:p>105.575</text:p>
          </table:table-cell>
          <table:table-cell office:value-type="float" office:value="87.005" calcext:value-type="float">
            <text:p>87.005</text:p>
          </table:table-cell>
          <table:table-cell office:value-type="float" office:value="58.43" calcext:value-type="float">
            <text:p>58.43</text:p>
          </table:table-cell>
          <table:table-cell office:value-type="float" office:value="30.4" calcext:value-type="float">
            <text:p>30.4</text:p>
          </table:table-cell>
          <table:table-cell office:value-type="float" office:value="30.645" calcext:value-type="float">
            <text:p>30.64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17506791427709" calcext:value-type="float">
            <text:p>0.0175067914</text:p>
          </table:table-cell>
          <table:table-cell/>
          <table:table-cell table:formula="of:=ABS([.E4]-[.E5])/[.E4]" office:value-type="float" office:value="0.00300638857572335" calcext:value-type="float">
            <text:p>0.0030063886</text:p>
          </table:table-cell>
          <table:table-cell table:formula="of:=ABS([.F4]-[.F5])/[.F4]" office:value-type="float" office:value="0.00244453950986986" calcext:value-type="float">
            <text:p>0.0024445395</text:p>
          </table:table-cell>
          <table:table-cell table:formula="of:=ABS([.G4]-[.G5])/[.G4]" office:value-type="float" office:value="0.00190174326465934" calcext:value-type="float">
            <text:p>0.0019017433</text:p>
          </table:table-cell>
          <table:table-cell table:formula="of:=ABS([.H4]-[.H5])/[.H4]" office:value-type="float" office:value="0.00607230276784029" calcext:value-type="float">
            <text:p>0.0060723028</text:p>
          </table:table-cell>
          <table:table-cell table:formula="of:=ABS([.I4]-[.I5])/[.I4]" office:value-type="float" office:value="0.00939314584993741" calcext:value-type="float">
            <text:p>0.0093931458</text:p>
          </table:table-cell>
          <table:table-cell table:formula="of:=ABS([.J4]-[.J5])/[.J4]" office:value-type="float" office:value="0.015086388537716" calcext:value-type="float">
            <text:p>0.0150863885</text:p>
          </table:table-cell>
          <table:table-cell table:formula="of:=ABS([.K4]-[.K5])/[.K4]" office:value-type="float" office:value="0.0304576622548238" calcext:value-type="float">
            <text:p>0.0304576623</text:p>
          </table:table-cell>
          <table:table-cell table:formula="of:=ABS([.L4]-[.L5])/[.L4]" office:value-type="float" office:value="0.0394922425952046" calcext:value-type="float">
            <text:p>0.0394922426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139290227537204" calcext:value-type="float">
            <text:p>0.0139290228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133180752623993" calcext:value-type="float">
            <text:p>0.0133180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</text:p>
          </table:table-cell>
          <table:table-cell office:value-type="float" office:value="69.855" calcext:value-type="float">
            <text:p>69.855</text:p>
          </table:table-cell>
          <table:table-cell office:value-type="float" office:value="53.06" calcext:value-type="float">
            <text:p>53.06</text:p>
          </table:table-cell>
          <table:table-cell office:value-type="float" office:value="0" calcext:value-type="float">
            <text:p>0</text:p>
          </table:table-cell>
          <table:table-cell office:value-type="float" office:value="28.555" calcext:value-type="float">
            <text:p>28.555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215" calcext:value-type="float">
            <text:p>57.215</text:p>
          </table:table-cell>
          <table:table-cell office:value-type="float" office:value="41.21" calcext:value-type="float">
            <text:p>41.21</text:p>
          </table:table-cell>
          <table:table-cell office:value-type="float" office:value="24.66" calcext:value-type="float">
            <text:p>24.66</text:p>
          </table:table-cell>
          <table:table-cell office:value-type="float" office:value="43.7" calcext:value-type="float">
            <text:p>43.7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222381635581063" calcext:value-type="float">
            <text:p>0.0022238164</text:p>
          </table:table-cell>
          <table:table-cell table:formula="of:=ABS([.D6]-[.D7])/[.D6]" office:value-type="float" office:value="0.00300638857572335" calcext:value-type="float">
            <text:p>0.0030063886</text:p>
          </table:table-cell>
          <table:table-cell/>
          <table:table-cell table:formula="of:=ABS([.F6]-[.F7])/[.F6]" office:value-type="float" office:value="0.00157342657342663" calcext:value-type="float">
            <text:p>0.0015734266</text:p>
          </table:table-cell>
          <table:table-cell table:formula="of:=ABS([.G6]-[.G7])/[.G6]" office:value-type="float" office:value="0" calcext:value-type="float">
            <text:p>0</text:p>
          </table:table-cell>
          <table:table-cell table:formula="of:=ABS([.H6]-[.H7])/[.H6]" office:value-type="float" office:value="0.0108911746909844" calcext:value-type="float">
            <text:p>0.0108911747</text:p>
          </table:table-cell>
          <table:table-cell table:formula="of:=ABS([.I6]-[.I7])/[.I6]" office:value-type="float" office:value="0.0063893911995178" calcext:value-type="float">
            <text:p>0.0063893912</text:p>
          </table:table-cell>
          <table:table-cell table:formula="of:=ABS([.J6]-[.J7])/[.J6]" office:value-type="float" office:value="0.0056451612903226" calcext:value-type="float">
            <text:p>0.0056451613</text:p>
          </table:table-cell>
          <table:table-cell table:formula="of:=ABS([.K6]-[.K7])/[.K6]" office:value-type="float" office:value="0.00125699920009141" calcext:value-type="float">
            <text:p>0.0012569992</text:p>
          </table:table-cell>
          <table:table-cell table:formula="of:=ABS([.L6]-[.L7])/[.L6]" office:value-type="float" office:value="0.00347296052165291" calcext:value-type="float">
            <text:p>0.0034729605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38288131563922" calcext:value-type="float">
            <text:p>0.0038288132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334425748061659" calcext:value-type="float">
            <text:p>0.0033442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</text:p>
          </table:table-cell>
          <table:table-cell office:value-type="float" office:value="98.405" calcext:value-type="float">
            <text:p>98.405</text:p>
          </table:table-cell>
          <table:table-cell office:value-type="float" office:value="81.615" calcext:value-type="float">
            <text:p>81.615</text:p>
          </table:table-cell>
          <table:table-cell office:value-type="float" office:value="28.555" calcext:value-type="float">
            <text:p>28.555</text:p>
          </table:table-cell>
          <table:table-cell office:value-type="float" office:value="0" calcext:value-type="float">
            <text:p>0</text:p>
          </table:table-cell>
          <table:table-cell office:value-type="float" office:value="13.135" calcext:value-type="float">
            <text:p>13.135</text:p>
          </table:table-cell>
          <table:table-cell office:value-type="float" office:value="37.105" calcext:value-type="float">
            <text:p>37.105</text:p>
          </table:table-cell>
          <table:table-cell office:value-type="float" office:value="29.655" calcext:value-type="float">
            <text:p>29.655</text:p>
          </table:table-cell>
          <table:table-cell office:value-type="float" office:value="37.965" calcext:value-type="float">
            <text:p>37.965</text:p>
          </table:table-cell>
          <table:table-cell office:value-type="float" office:value="69.23" calcext:value-type="float">
            <text:p>69.23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06815869786372" calcext:value-type="float">
            <text:p>0.0010681587</text:p>
          </table:table-cell>
          <table:table-cell table:formula="of:=ABS([.D8]-[.D9])/[.D8]" office:value-type="float" office:value="0.00244453950986986" calcext:value-type="float">
            <text:p>0.0024445395</text:p>
          </table:table-cell>
          <table:table-cell table:formula="of:=ABS([.E8]-[.E9])/[.E8]" office:value-type="float" office:value="0.00157342657342663" calcext:value-type="float">
            <text:p>0.0015734266</text:p>
          </table:table-cell>
          <table:table-cell/>
          <table:table-cell table:formula="of:=ABS([.G8]-[.G9])/[.G8]" office:value-type="float" office:value="0.0068991950939057" calcext:value-type="float">
            <text:p>0.0068991951</text:p>
          </table:table-cell>
          <table:table-cell table:formula="of:=ABS([.H8]-[.H9])/[.H8]" office:value-type="float" office:value="0.0030897367006986" calcext:value-type="float">
            <text:p>0.0030897367</text:p>
          </table:table-cell>
          <table:table-cell table:formula="of:=ABS([.I8]-[.I9])/[.I8]" office:value-type="float" office:value="0.0035532994923858" calcext:value-type="float">
            <text:p>0.0035532995</text:p>
          </table:table-cell>
          <table:table-cell table:formula="of:=ABS([.J8]-[.J9])/[.J8]" office:value-type="float" office:value="0.00636182902584498" calcext:value-type="float">
            <text:p>0.006361829</text:p>
          </table:table-cell>
          <table:table-cell table:formula="of:=ABS([.K8]-[.K9])/[.K8]" office:value-type="float" office:value="0.000867428075755418" calcext:value-type="float">
            <text:p>0.0008674281</text:p>
          </table:table-cell>
          <table:table-cell table:formula="of:=ABS([.L8]-[.L9])/[.L8]" office:value-type="float" office:value="0.00349219391947415" calcext:value-type="float">
            <text:p>0.0034921939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326108967658054" calcext:value-type="float">
            <text:p>0.0032610897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215267496939013" calcext:value-type="float">
            <text:p>0.002152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</text:p>
          </table:table-cell>
          <table:table-cell office:value-type="float" office:value="111.235" calcext:value-type="float">
            <text:p>111.235</text:p>
          </table:table-cell>
          <table:table-cell office:value-type="float" office:value="94.47" calcext:value-type="float">
            <text:p>94.47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  <table:table-cell office:value-type="float" office:value="29.645" calcext:value-type="float">
            <text:p>29.645</text:p>
          </table:table-cell>
          <table:table-cell office:value-type="float" office:value="29.585" calcext:value-type="float">
            <text:p>29.585</text:p>
          </table:table-cell>
          <table:table-cell office:value-type="float" office:value="46.89" calcext:value-type="float">
            <text:p>46.89</text:p>
          </table:table-cell>
          <table:table-cell office:value-type="float" office:value="80.465" calcext:value-type="float">
            <text:p>80.465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130524799711942" calcext:value-type="float">
            <text:p>0.001305248</text:p>
          </table:table-cell>
          <table:table-cell table:formula="of:=ABS([.D10]-[.D11])/[.D10]" office:value-type="float" office:value="0.00190174326465934" calcext:value-type="float">
            <text:p>0.0019017433</text:p>
          </table:table-cell>
          <table:table-cell table:formula="of:=ABS([.E10]-[.E11])/[.E10]" office:value-type="float" office:value="0" calcext:value-type="float">
            <text:p>0</text:p>
          </table:table-cell>
          <table:table-cell table:formula="of:=ABS([.F10]-[.F11])/[.F10]" office:value-type="float" office:value="0.0068991950939057" calcext:value-type="float">
            <text:p>0.0068991951</text:p>
          </table:table-cell>
          <table:table-cell/>
          <table:table-cell table:formula="of:=ABS([.H10]-[.H11])/[.H10]" office:value-type="float" office:value="0.000168690958164609" calcext:value-type="float">
            <text:p>0.000168691</text:p>
          </table:table-cell>
          <table:table-cell table:formula="of:=ABS([.I10]-[.I11])/[.I10]" office:value-type="float" office:value="0.0011844331641286" calcext:value-type="float">
            <text:p>0.0011844332</text:p>
          </table:table-cell>
          <table:table-cell table:formula="of:=ABS([.J10]-[.J11])/[.J10]" office:value-type="float" office:value="0.00256574727389347" calcext:value-type="float">
            <text:p>0.0025657473</text:p>
          </table:table-cell>
          <table:table-cell table:formula="of:=ABS([.K10]-[.K11])/[.K10]" office:value-type="float" office:value="0.000497357786757927" calcext:value-type="float">
            <text:p>0.0004973578</text:p>
          </table:table-cell>
          <table:table-cell table:formula="of:=ABS([.L10]-[.L11])/[.L10]" office:value-type="float" office:value="0.00321248279027071" calcext:value-type="float">
            <text:p>0.0032124828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197054425876664" calcext:value-type="float">
            <text:p>0.0019705443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21375686749082" calcext:value-type="float">
            <text:p>0.0021375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105.575" calcext:value-type="float">
            <text:p>105.575</text:p>
          </table:table-cell>
          <table:table-cell office:value-type="float" office:value="57.215" calcext:value-type="float">
            <text:p>57.215</text:p>
          </table:table-cell>
          <table:table-cell office:value-type="float" office:value="37.105" calcext:value-type="float">
            <text:p>37.105</text:p>
          </table:table-cell>
          <table:table-cell office:value-type="float" office:value="29.645" calcext:value-type="float">
            <text:p>29.645</text:p>
          </table:table-cell>
          <table:table-cell office:value-type="float" office:value="0" calcext:value-type="float">
            <text:p>0</text:p>
          </table:table-cell>
          <table:table-cell office:value-type="float" office:value="19.03" calcext:value-type="float">
            <text:p>19.03</text:p>
          </table:table-cell>
          <table:table-cell office:value-type="float" office:value="48.225" calcext:value-type="float">
            <text:p>48.225</text:p>
          </table:table-cell>
          <table:table-cell office:value-type="float" office:value="83.955" calcext:value-type="float">
            <text:p>83.955</text:p>
          </table:table-cell>
          <table:table-cell office:value-type="float" office:value="112.6" calcext:value-type="float">
            <text:p>112.6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10277914816642" calcext:value-type="float">
            <text:p>0.0010277915</text:p>
          </table:table-cell>
          <table:table-cell table:formula="of:=ABS([.D12]-[.D13])/[.D12]" office:value-type="float" office:value="0.00607230276784029" calcext:value-type="float">
            <text:p>0.0060723028</text:p>
          </table:table-cell>
          <table:table-cell table:formula="of:=ABS([.E12]-[.E13])/[.E12]" office:value-type="float" office:value="0.0108911746909844" calcext:value-type="float">
            <text:p>0.0108911747</text:p>
          </table:table-cell>
          <table:table-cell table:formula="of:=ABS([.F12]-[.F13])/[.F12]" office:value-type="float" office:value="0.0030897367006986" calcext:value-type="float">
            <text:p>0.0030897367</text:p>
          </table:table-cell>
          <table:table-cell table:formula="of:=ABS([.G12]-[.G13])/[.G12]" office:value-type="float" office:value="0.000168690958164609" calcext:value-type="float">
            <text:p>0.000168691</text:p>
          </table:table-cell>
          <table:table-cell/>
          <table:table-cell table:formula="of:=ABS([.I12]-[.I13])/[.I12]" office:value-type="float" office:value="0.0268473536180004" calcext:value-type="float">
            <text:p>0.0268473536</text:p>
          </table:table-cell>
          <table:table-cell table:formula="of:=ABS([.J12]-[.J13])/[.J12]" office:value-type="float" office:value="0.0126932132255092" calcext:value-type="float">
            <text:p>0.0126932132</text:p>
          </table:table-cell>
          <table:table-cell table:formula="of:=ABS([.K12]-[.K13])/[.K12]" office:value-type="float" office:value="0.00862018066954011" calcext:value-type="float">
            <text:p>0.0086201807</text:p>
          </table:table-cell>
          <table:table-cell table:formula="of:=ABS([.L12]-[.L13])/[.L12]" office:value-type="float" office:value="0.00353982300884961" calcext:value-type="float">
            <text:p>0.003539823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810558523569461" calcext:value-type="float">
            <text:p>0.0081055852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824282372561396" calcext:value-type="float">
            <text:p>0.0082428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</text:p>
          </table:table-cell>
          <table:table-cell office:value-type="float" office:value="102.695" calcext:value-type="float">
            <text:p>102.695</text:p>
          </table:table-cell>
          <table:table-cell office:value-type="float" office:value="87.005" calcext:value-type="float">
            <text:p>87.005</text:p>
          </table:table-cell>
          <table:table-cell office:value-type="float" office:value="41.21" calcext:value-type="float">
            <text:p>41.21</text:p>
          </table:table-cell>
          <table:table-cell office:value-type="float" office:value="29.655" calcext:value-type="float">
            <text:p>29.655</text:p>
          </table:table-cell>
          <table:table-cell office:value-type="float" office:value="29.585" calcext:value-type="float">
            <text:p>29.585</text:p>
          </table:table-cell>
          <table:table-cell office:value-type="float" office:value="19.03" calcext:value-type="float">
            <text:p>19.03</text:p>
          </table:table-cell>
          <table:table-cell office:value-type="float" office:value="0" calcext:value-type="float">
            <text:p>0</text:p>
          </table:table-cell>
          <table:table-cell office:value-type="float" office:value="29.26" calcext:value-type="float">
            <text:p>29.26</text:p>
          </table:table-cell>
          <table:table-cell office:value-type="float" office:value="64.94" calcext:value-type="float">
            <text:p>64.94</text:p>
          </table:table-cell>
          <table:table-cell office:value-type="float" office:value="93.655" calcext:value-type="float">
            <text:p>93.655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286435576269542" calcext:value-type="float">
            <text:p>0.0028643558</text:p>
          </table:table-cell>
          <table:table-cell table:formula="of:=ABS([.D14]-[.D15])/[.D14]" office:value-type="float" office:value="0.00939314584993741" calcext:value-type="float">
            <text:p>0.0093931458</text:p>
          </table:table-cell>
          <table:table-cell table:formula="of:=ABS([.E14]-[.E15])/[.E14]" office:value-type="float" office:value="0.0063893911995178" calcext:value-type="float">
            <text:p>0.0063893912</text:p>
          </table:table-cell>
          <table:table-cell table:formula="of:=ABS([.F14]-[.F15])/[.F14]" office:value-type="float" office:value="0.0035532994923858" calcext:value-type="float">
            <text:p>0.0035532995</text:p>
          </table:table-cell>
          <table:table-cell table:formula="of:=ABS([.G14]-[.G15])/[.G14]" office:value-type="float" office:value="0.0011844331641286" calcext:value-type="float">
            <text:p>0.0011844332</text:p>
          </table:table-cell>
          <table:table-cell table:formula="of:=ABS([.H14]-[.H15])/[.H14]" office:value-type="float" office:value="0.0268473536180004" calcext:value-type="float">
            <text:p>0.0268473536</text:p>
          </table:table-cell>
          <table:table-cell/>
          <table:table-cell table:formula="of:=ABS([.J14]-[.J15])/[.J14]" office:value-type="float" office:value="0.00204638472032738" calcext:value-type="float">
            <text:p>0.0020463847</text:p>
          </table:table-cell>
          <table:table-cell table:formula="of:=ABS([.K14]-[.K15])/[.K14]" office:value-type="float" office:value="0.00307031010132028" calcext:value-type="float">
            <text:p>0.0030703101</text:p>
          </table:table-cell>
          <table:table-cell table:formula="of:=ABS([.L14]-[.L15])/[.L14]" office:value-type="float" office:value="0.00155063629558332" calcext:value-type="float">
            <text:p>0.0015506363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632214557821072" calcext:value-type="float">
            <text:p>0.0063221456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812682674342384" calcext:value-type="float">
            <text:p>0.0081268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</text:p>
          </table:table-cell>
          <table:table-cell office:value-type="float" office:value="73.76" calcext:value-type="float">
            <text:p>73.76</text:p>
          </table:table-cell>
          <table:table-cell office:value-type="float" office:value="58.43" calcext:value-type="float">
            <text:p>58.43</text:p>
          </table:table-cell>
          <table:table-cell office:value-type="float" office:value="24.66" calcext:value-type="float">
            <text:p>24.66</text:p>
          </table:table-cell>
          <table:table-cell office:value-type="float" office:value="37.965" calcext:value-type="float">
            <text:p>37.965</text:p>
          </table:table-cell>
          <table:table-cell office:value-type="float" office:value="46.89" calcext:value-type="float">
            <text:p>46.89</text:p>
          </table:table-cell>
          <table:table-cell office:value-type="float" office:value="48.225" calcext:value-type="float">
            <text:p>48.225</text:p>
          </table:table-cell>
          <table:table-cell office:value-type="float" office:value="29.26" calcext:value-type="float">
            <text:p>29.26</text:p>
          </table:table-cell>
          <table:table-cell office:value-type="float" office:value="0" calcext:value-type="float">
            <text:p>0</text:p>
          </table:table-cell>
          <table:table-cell office:value-type="float" office:value="35.955" calcext:value-type="float">
            <text:p>35.955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297377669640442" calcext:value-type="float">
            <text:p>0.0029737767</text:p>
          </table:table-cell>
          <table:table-cell table:formula="of:=ABS([.D16]-[.D17])/[.D16]" office:value-type="float" office:value="0.015086388537716" calcext:value-type="float">
            <text:p>0.0150863885</text:p>
          </table:table-cell>
          <table:table-cell table:formula="of:=ABS([.E16]-[.E17])/[.E16]" office:value-type="float" office:value="0.0056451612903226" calcext:value-type="float">
            <text:p>0.0056451613</text:p>
          </table:table-cell>
          <table:table-cell table:formula="of:=ABS([.F16]-[.F17])/[.F16]" office:value-type="float" office:value="0.00636182902584498" calcext:value-type="float">
            <text:p>0.006361829</text:p>
          </table:table-cell>
          <table:table-cell table:formula="of:=ABS([.G16]-[.G17])/[.G16]" office:value-type="float" office:value="0.00256574727389347" calcext:value-type="float">
            <text:p>0.0025657473</text:p>
          </table:table-cell>
          <table:table-cell table:formula="of:=ABS([.H16]-[.H17])/[.H16]" office:value-type="float" office:value="0.0126932132255092" calcext:value-type="float">
            <text:p>0.0126932132</text:p>
          </table:table-cell>
          <table:table-cell table:formula="of:=ABS([.I16]-[.I17])/[.I16]" office:value-type="float" office:value="0.00204638472032738" calcext:value-type="float">
            <text:p>0.0020463847</text:p>
          </table:table-cell>
          <table:table-cell/>
          <table:table-cell table:formula="of:=ABS([.K16]-[.K17])/[.K16]" office:value-type="float" office:value="0.00263522884882105" calcext:value-type="float">
            <text:p>0.0026352288</text:p>
          </table:table-cell>
          <table:table-cell table:formula="of:=ABS([.L16]-[.L17])/[.L16]" office:value-type="float" office:value="0.00370971481567369" calcext:value-type="float">
            <text:p>0.0037097148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596860493716809" calcext:value-type="float">
            <text:p>0.0059686049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75341724472475" calcext:value-type="float">
            <text:p>0.0047534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</text:p>
          </table:table-cell>
          <table:table-cell office:value-type="float" office:value="41.46" calcext:value-type="float">
            <text:p>41.46</text:p>
          </table:table-cell>
          <table:table-cell office:value-type="float" office:value="30.4" calcext:value-type="float">
            <text:p>30.4</text:p>
          </table:table-cell>
          <table:table-cell office:value-type="float" office:value="43.7" calcext:value-type="float">
            <text:p>43.7</text:p>
          </table:table-cell>
          <table:table-cell office:value-type="float" office:value="69.23" calcext:value-type="float">
            <text:p>69.23</text:p>
          </table:table-cell>
          <table:table-cell office:value-type="float" office:value="80.465" calcext:value-type="float">
            <text:p>80.465</text:p>
          </table:table-cell>
          <table:table-cell office:value-type="float" office:value="83.955" calcext:value-type="float">
            <text:p>83.955</text:p>
          </table:table-cell>
          <table:table-cell office:value-type="float" office:value="64.94" calcext:value-type="float">
            <text:p>64.94</text:p>
          </table:table-cell>
          <table:table-cell office:value-type="float" office:value="35.955" calcext:value-type="float">
            <text:p>35.955</text:p>
          </table:table-cell>
          <table:table-cell office:value-type="float" office:value="0" calcext:value-type="float">
            <text:p>0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0813397129186594" calcext:value-type="float">
            <text:p>0.0081339713</text:p>
          </table:table-cell>
          <table:table-cell table:formula="of:=ABS([.D18]-[.D19])/[.D18]" office:value-type="float" office:value="0.0304576622548238" calcext:value-type="float">
            <text:p>0.0304576623</text:p>
          </table:table-cell>
          <table:table-cell table:formula="of:=ABS([.E18]-[.E19])/[.E18]" office:value-type="float" office:value="0.00125699920009141" calcext:value-type="float">
            <text:p>0.0012569992</text:p>
          </table:table-cell>
          <table:table-cell table:formula="of:=ABS([.F18]-[.F19])/[.F18]" office:value-type="float" office:value="0.000867428075755418" calcext:value-type="float">
            <text:p>0.0008674281</text:p>
          </table:table-cell>
          <table:table-cell table:formula="of:=ABS([.G18]-[.G19])/[.G18]" office:value-type="float" office:value="0.000497357786757927" calcext:value-type="float">
            <text:p>0.0004973578</text:p>
          </table:table-cell>
          <table:table-cell table:formula="of:=ABS([.H18]-[.H19])/[.H18]" office:value-type="float" office:value="0.00862018066954011" calcext:value-type="float">
            <text:p>0.0086201807</text:p>
          </table:table-cell>
          <table:table-cell table:formula="of:=ABS([.I18]-[.I19])/[.I18]" office:value-type="float" office:value="0.00307031010132028" calcext:value-type="float">
            <text:p>0.0030703101</text:p>
          </table:table-cell>
          <table:table-cell table:formula="of:=ABS([.J18]-[.J19])/[.J18]" office:value-type="float" office:value="0.00263522884882105" calcext:value-type="float">
            <text:p>0.0026352288</text:p>
          </table:table-cell>
          <table:table-cell/>
          <table:table-cell table:formula="of:=ABS([.L18]-[.L19])/[.L18]" office:value-type="float" office:value="0.00973236009732364" calcext:value-type="float">
            <text:p>0.0097323601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725238870292218" calcext:value-type="float">
            <text:p>0.0072523887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941032563323706" calcext:value-type="float">
            <text:p>0.0094103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</text:p>
          </table:table-cell>
          <table:table-cell office:value-type="float" office:value="27.94" calcext:value-type="float">
            <text:p>27.94</text:p>
          </table:table-cell>
          <table:table-cell office:value-type="float" office:value="30.645" calcext:value-type="float">
            <text:p>30.645</text:p>
          </table:table-cell>
          <table:table-cell office:value-type="float" office:value="70.79" calcext:value-type="float">
            <text:p>70.79</text:p>
          </table:table-cell>
          <table:table-cell office:value-type="float" office:value="97.7" calcext:value-type="float">
            <text:p>97.7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6" calcext:value-type="float">
            <text:p>112.6</text:p>
          </table:table-cell>
          <table:table-cell office:value-type="float" office:value="93.655" calcext:value-type="float">
            <text:p>93.655</text:p>
          </table:table-cell>
          <table:table-cell office:value-type="float" office:value="64.935" calcext:value-type="float">
            <text:p>64.935</text:p>
          </table:table-cell>
          <table:table-cell office:value-type="float" office:value="29.05" calcext:value-type="float">
            <text:p>29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300295087658392" calcext:value-type="float">
            <text:p>0.0300295088</text:p>
          </table:table-cell>
          <table:table-cell table:formula="of:=ABS([.D20]-[.D21])/[.D20]" office:value-type="float" office:value="0.0394922425952046" calcext:value-type="float">
            <text:p>0.0394922426</text:p>
          </table:table-cell>
          <table:table-cell table:formula="of:=ABS([.E20]-[.E21])/[.E20]" office:value-type="float" office:value="0.00347296052165291" calcext:value-type="float">
            <text:p>0.0034729605</text:p>
          </table:table-cell>
          <table:table-cell table:formula="of:=ABS([.F20]-[.F21])/[.F20]" office:value-type="float" office:value="0.00349219391947415" calcext:value-type="float">
            <text:p>0.0034921939</text:p>
          </table:table-cell>
          <table:table-cell table:formula="of:=ABS([.G20]-[.G21])/[.G20]" office:value-type="float" office:value="0.00321248279027071" calcext:value-type="float">
            <text:p>0.0032124828</text:p>
          </table:table-cell>
          <table:table-cell table:formula="of:=ABS([.H20]-[.H21])/[.H20]" office:value-type="float" office:value="0.00353982300884961" calcext:value-type="float">
            <text:p>0.003539823</text:p>
          </table:table-cell>
          <table:table-cell table:formula="of:=ABS([.I20]-[.I21])/[.I20]" office:value-type="float" office:value="0.00155063629558332" calcext:value-type="float">
            <text:p>0.0015506363</text:p>
          </table:table-cell>
          <table:table-cell table:formula="of:=ABS([.J20]-[.J21])/[.J20]" office:value-type="float" office:value="0.00370971481567369" calcext:value-type="float">
            <text:p>0.0037097148</text:p>
          </table:table-cell>
          <table:table-cell table:formula="of:=ABS([.K20]-[.K21])/[.K20]" office:value-type="float" office:value="0.00973236009732364" calcext:value-type="float">
            <text:p>0.0097323601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109146580899858" calcext:value-type="float">
            <text:p>0.0109146581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139069826287517" calcext:value-type="float">
            <text:p>0.0139069826</text:p>
          </table:table-cell>
        </table:table-row>
      </table:table>
      <table:table table:name="GMappingWithMap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69.55" calcext:value-type="float">
            <text:p>69.55</text:p>
          </table:table-cell>
          <table:table-cell office:value-type="float" office:value="98.2" calcext:value-type="float">
            <text:p>98.2</text:p>
          </table:table-cell>
          <table:table-cell office:value-type="float" office:value="111.045" calcext:value-type="float">
            <text:p>111.045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65" calcext:value-type="float">
            <text:p>73.965</text:p>
          </table:table-cell>
          <table:table-cell office:value-type="float" office:value="41.76" calcext:value-type="float">
            <text:p>41.76</text:p>
          </table:table-cell>
          <table:table-cell office:value-type="float" office:value="28.845" calcext:value-type="float">
            <text:p>28.845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0301841231512379" calcext:value-type="float">
            <text:p>0.0003018412</text:p>
          </table:table-cell>
          <table:table-cell table:formula="of:=ABS([.E2]-[.E3])/[.E2]" office:value-type="float" office:value="0.00215208034433294" calcext:value-type="float">
            <text:p>0.0021520803</text:p>
          </table:table-cell>
          <table:table-cell table:formula="of:=ABS([.F2]-[.F3])/[.F2]" office:value-type="float" office:value="0.00101729399796535" calcext:value-type="float">
            <text:p>0.001017294</text:p>
          </table:table-cell>
          <table:table-cell table:formula="of:=ABS([.G2]-[.G3])/[.G2]" office:value-type="float" office:value="0.000405076964623294" calcext:value-type="float">
            <text:p>0.000405077</text:p>
          </table:table-cell>
          <table:table-cell table:formula="of:=ABS([.H2]-[.H3])/[.H2]" office:value-type="float" office:value="0.000205558296332887" calcext:value-type="float">
            <text:p>0.0002055583</text:p>
          </table:table-cell>
          <table:table-cell table:formula="of:=ABS([.I2]-[.I3])/[.I2]" office:value-type="float" office:value="0" calcext:value-type="float">
            <text:p>0</text:p>
          </table:table-cell>
          <table:table-cell table:formula="of:=ABS([.J2]-[.J3])/[.J2]" office:value-type="float" office:value="0.000202757502027583" calcext:value-type="float">
            <text:p>0.0002027575</text:p>
          </table:table-cell>
          <table:table-cell table:formula="of:=ABS([.K2]-[.K3])/[.K2]" office:value-type="float" office:value="0.000956937799043042" calcext:value-type="float">
            <text:p>0.0009569378</text:p>
          </table:table-cell>
          <table:table-cell table:formula="of:=ABS([.L2]-[.L3])/[.L2]" office:value-type="float" office:value="0.00138864780420063" calcext:value-type="float">
            <text:p>0.0013886478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0736688215559789" calcext:value-type="float">
            <text:p>0.0007366882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0703969469662583" calcext:value-type="float">
            <text:p>0.00070396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.07</text:p>
          </table:table-cell>
          <table:table-cell office:value-type="float" office:value="81.72" calcext:value-type="float">
            <text:p>81.72</text:p>
          </table:table-cell>
          <table:table-cell office:value-type="float" office:value="94.605" calcext:value-type="float">
            <text:p>94.605</text:p>
          </table:table-cell>
          <table:table-cell office:value-type="float" office:value="106.19" calcext:value-type="float">
            <text:p>106.19</text:p>
          </table:table-cell>
          <table:table-cell office:value-type="float" office:value="87.81" calcext:value-type="float">
            <text:p>87.81</text:p>
          </table:table-cell>
          <table:table-cell office:value-type="float" office:value="59.3" calcext:value-type="float">
            <text:p>59.3</text:p>
          </table:table-cell>
          <table:table-cell office:value-type="float" office:value="31.285" calcext:value-type="float">
            <text:p>31.285</text:p>
          </table:table-cell>
          <table:table-cell office:value-type="float" office:value="31.925" calcext:value-type="float">
            <text:p>31.92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0301841231512379" calcext:value-type="float">
            <text:p>0.0003018412</text:p>
          </table:table-cell>
          <table:table-cell/>
          <table:table-cell table:formula="of:=ABS([.E4]-[.E5])/[.E4]" office:value-type="float" office:value="0.00281848928974067" calcext:value-type="float">
            <text:p>0.0028184893</text:p>
          </table:table-cell>
          <table:table-cell table:formula="of:=ABS([.F4]-[.F5])/[.F4]" office:value-type="float" office:value="0.00116115626718815" calcext:value-type="float">
            <text:p>0.0011611563</text:p>
          </table:table-cell>
          <table:table-cell table:formula="of:=ABS([.G4]-[.G5])/[.G4]" office:value-type="float" office:value="0.000475435816164836" calcext:value-type="float">
            <text:p>0.0004754358</text:p>
          </table:table-cell>
          <table:table-cell table:formula="of:=ABS([.H4]-[.H5])/[.H4]" office:value-type="float" office:value="0.000282432686876305" calcext:value-type="float">
            <text:p>0.0002824327</text:p>
          </table:table-cell>
          <table:table-cell table:formula="of:=ABS([.I4]-[.I5])/[.I4]" office:value-type="float" office:value="0.000227712626665103" calcext:value-type="float">
            <text:p>0.0002277126</text:p>
          </table:table-cell>
          <table:table-cell table:formula="of:=ABS([.J4]-[.J5])/[.J4]" office:value-type="float" office:value="0.000421407501053615" calcext:value-type="float">
            <text:p>0.0004214075</text:p>
          </table:table-cell>
          <table:table-cell table:formula="of:=ABS([.K4]-[.K5])/[.K4]" office:value-type="float" office:value="0.00223249880401851" calcext:value-type="float">
            <text:p>0.0022324988</text:p>
          </table:table-cell>
          <table:table-cell table:formula="of:=ABS([.L4]-[.L5])/[.L4]" office:value-type="float" office:value="0.000626860993574662" calcext:value-type="float">
            <text:p>0.000626861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0949759468532693" calcext:value-type="float">
            <text:p>0.0009497595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0947175856497325" calcext:value-type="float">
            <text:p>0.0009471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office:value-type="float" office:value="69.55" calcext:value-type="float">
            <text:p>69.55</text:p>
          </table:table-cell>
          <table:table-cell office:value-type="float" office:value="53.07" calcext:value-type="float">
            <text:p>53.07</text:p>
          </table:table-cell>
          <table:table-cell office:value-type="float" office:value="0" calcext:value-type="float">
            <text:p>0</text:p>
          </table:table-cell>
          <table:table-cell office:value-type="float" office:value="28.65" calcext:value-type="float">
            <text:p>28.65</text:p>
          </table:table-cell>
          <table:table-cell office:value-type="float" office:value="41.565" calcext:value-type="float">
            <text:p>41.565</text:p>
          </table:table-cell>
          <table:table-cell office:value-type="float" office:value="57.44" calcext:value-type="float">
            <text:p>57.44</text:p>
          </table:table-cell>
          <table:table-cell office:value-type="float" office:value="41.58" calcext:value-type="float">
            <text:p>41.58</text:p>
          </table:table-cell>
          <table:table-cell office:value-type="float" office:value="24.9" calcext:value-type="float">
            <text:p>24.9</text:p>
          </table:table-cell>
          <table:table-cell office:value-type="float" office:value="43.675" calcext:value-type="float">
            <text:p>43.675</text:p>
          </table:table-cell>
          <table:table-cell office:value-type="float" office:value="70.475" calcext:value-type="float">
            <text:p>70.47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215208034433294" calcext:value-type="float">
            <text:p>0.0021520803</text:p>
          </table:table-cell>
          <table:table-cell table:formula="of:=ABS([.D6]-[.D7])/[.D6]" office:value-type="float" office:value="0.00281848928974067" calcext:value-type="float">
            <text:p>0.0028184893</text:p>
          </table:table-cell>
          <table:table-cell/>
          <table:table-cell table:formula="of:=ABS([.F6]-[.F7])/[.F6]" office:value-type="float" office:value="0.00174825174825165" calcext:value-type="float">
            <text:p>0.0017482517</text:p>
          </table:table-cell>
          <table:table-cell table:formula="of:=ABS([.G6]-[.G7])/[.G6]" office:value-type="float" office:value="0.00265347967675792" calcext:value-type="float">
            <text:p>0.0026534797</text:p>
          </table:table-cell>
          <table:table-cell table:formula="of:=ABS([.H6]-[.H7])/[.H6]" office:value-type="float" office:value="0.00700146944420436" calcext:value-type="float">
            <text:p>0.0070014694</text:p>
          </table:table-cell>
          <table:table-cell table:formula="of:=ABS([.I6]-[.I7])/[.I6]" office:value-type="float" office:value="0.00253164556962018" calcext:value-type="float">
            <text:p>0.0025316456</text:p>
          </table:table-cell>
          <table:table-cell table:formula="of:=ABS([.J6]-[.J7])/[.J6]" office:value-type="float" office:value="0.00403225806451604" calcext:value-type="float">
            <text:p>0.0040322581</text:p>
          </table:table-cell>
          <table:table-cell table:formula="of:=ABS([.K6]-[.K7])/[.K6]" office:value-type="float" office:value="0.00182836247286037" calcext:value-type="float">
            <text:p>0.0018283625</text:p>
          </table:table-cell>
          <table:table-cell table:formula="of:=ABS([.L6]-[.L7])/[.L6]" office:value-type="float" office:value="0.000992274434758061" calcext:value-type="float">
            <text:p>0.0009922744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286203456056024" calcext:value-type="float">
            <text:p>0.0028620346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176663240643413" calcext:value-type="float">
            <text:p>0.0017666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office:value-type="float" office:value="98.2" calcext:value-type="float">
            <text:p>98.2</text:p>
          </table:table-cell>
          <table:table-cell office:value-type="float" office:value="81.72" calcext:value-type="float">
            <text:p>81.72</text:p>
          </table:table-cell>
          <table:table-cell office:value-type="float" office:value="28.65" calcext:value-type="float">
            <text:p>28.65</text:p>
          </table:table-cell>
          <table:table-cell office:value-type="float" office:value="0" calcext:value-type="float">
            <text:p>0</text:p>
          </table:table-cell>
          <table:table-cell office:value-type="float" office:value="13.09" calcext:value-type="float">
            <text:p>13.09</text:p>
          </table:table-cell>
          <table:table-cell office:value-type="float" office:value="36.865" calcext:value-type="float">
            <text:p>36.865</text:p>
          </table:table-cell>
          <table:table-cell office:value-type="float" office:value="29.405" calcext:value-type="float">
            <text:p>29.405</text:p>
          </table:table-cell>
          <table:table-cell office:value-type="float" office:value="37.655" calcext:value-type="float">
            <text:p>37.655</text:p>
          </table:table-cell>
          <table:table-cell office:value-type="float" office:value="69.07" calcext:value-type="float">
            <text:p>69.07</text:p>
          </table:table-cell>
          <table:table-cell office:value-type="float" office:value="97.28" calcext:value-type="float">
            <text:p>97.28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01729399796535" calcext:value-type="float">
            <text:p>0.001017294</text:p>
          </table:table-cell>
          <table:table-cell table:formula="of:=ABS([.D8]-[.D9])/[.D8]" office:value-type="float" office:value="0.00116115626718815" calcext:value-type="float">
            <text:p>0.0011611563</text:p>
          </table:table-cell>
          <table:table-cell table:formula="of:=ABS([.E8]-[.E9])/[.E8]" office:value-type="float" office:value="0.00174825174825165" calcext:value-type="float">
            <text:p>0.0017482517</text:p>
          </table:table-cell>
          <table:table-cell/>
          <table:table-cell table:formula="of:=ABS([.G8]-[.G9])/[.G8]" office:value-type="float" office:value="0.00344959754695285" calcext:value-type="float">
            <text:p>0.0034495975</text:p>
          </table:table-cell>
          <table:table-cell table:formula="of:=ABS([.H8]-[.H9])/[.H8]" office:value-type="float" office:value="0.00953788285867805" calcext:value-type="float">
            <text:p>0.0095378829</text:p>
          </table:table-cell>
          <table:table-cell table:formula="of:=ABS([.I8]-[.I9])/[.I8]" office:value-type="float" office:value="0.00490693739424702" calcext:value-type="float">
            <text:p>0.0049069374</text:p>
          </table:table-cell>
          <table:table-cell table:formula="of:=ABS([.J8]-[.J9])/[.J8]" office:value-type="float" office:value="0.00185553346587145" calcext:value-type="float">
            <text:p>0.0018555335</text:p>
          </table:table-cell>
          <table:table-cell table:formula="of:=ABS([.K8]-[.K9])/[.K8]" office:value-type="float" office:value="0.00144571345959243" calcext:value-type="float">
            <text:p>0.0014457135</text:p>
          </table:table-cell>
          <table:table-cell table:formula="of:=ABS([.L8]-[.L9])/[.L8]" office:value-type="float" office:value="0.000821692686935069" calcext:value-type="float">
            <text:p>0.0008216927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288267326952023" calcext:value-type="float">
            <text:p>0.0028826733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282419339139469" calcext:value-type="float">
            <text:p>0.0028241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office:value-type="float" office:value="111.045" calcext:value-type="float">
            <text:p>111.045</text:p>
          </table:table-cell>
          <table:table-cell office:value-type="float" office:value="94.605" calcext:value-type="float">
            <text:p>94.605</text:p>
          </table:table-cell>
          <table:table-cell office:value-type="float" office:value="41.565" calcext:value-type="float">
            <text:p>41.565</text:p>
          </table:table-cell>
          <table:table-cell office:value-type="float" office:value="13.09" calcext:value-type="float">
            <text:p>13.09</text:p>
          </table:table-cell>
          <table:table-cell office:value-type="float" office:value="0" calcext:value-type="float">
            <text:p>0</text:p>
          </table:table-cell>
          <table:table-cell office:value-type="float" office:value="29.445" calcext:value-type="float">
            <text:p>29.445</text:p>
          </table:table-cell>
          <table:table-cell office:value-type="float" office:value="29.395" calcext:value-type="float">
            <text:p>29.395</text:p>
          </table:table-cell>
          <table:table-cell office:value-type="float" office:value="46.745" calcext:value-type="float">
            <text:p>46.745</text:p>
          </table:table-cell>
          <table:table-cell office:value-type="float" office:value="80.385" calcext:value-type="float">
            <text:p>80.385</text:p>
          </table:table-cell>
          <table:table-cell office:value-type="float" office:value="108.93" calcext:value-type="float">
            <text:p>108.93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0405076964623294" calcext:value-type="float">
            <text:p>0.000405077</text:p>
          </table:table-cell>
          <table:table-cell table:formula="of:=ABS([.D10]-[.D11])/[.D10]" office:value-type="float" office:value="0.000475435816164836" calcext:value-type="float">
            <text:p>0.0004754358</text:p>
          </table:table-cell>
          <table:table-cell table:formula="of:=ABS([.E10]-[.E11])/[.E10]" office:value-type="float" office:value="0.00265347967675792" calcext:value-type="float">
            <text:p>0.0026534797</text:p>
          </table:table-cell>
          <table:table-cell table:formula="of:=ABS([.F10]-[.F11])/[.F10]" office:value-type="float" office:value="0.00344959754695285" calcext:value-type="float">
            <text:p>0.0034495975</text:p>
          </table:table-cell>
          <table:table-cell/>
          <table:table-cell table:formula="of:=ABS([.H10]-[.H11])/[.H10]" office:value-type="float" office:value="0.00657894736842106" calcext:value-type="float">
            <text:p>0.0065789474</text:p>
          </table:table-cell>
          <table:table-cell table:formula="of:=ABS([.I10]-[.I11])/[.I10]" office:value-type="float" office:value="0.00524534686971239" calcext:value-type="float">
            <text:p>0.0052453469</text:p>
          </table:table-cell>
          <table:table-cell table:formula="of:=ABS([.J10]-[.J11])/[.J10]" office:value-type="float" office:value="0.000534530682061272" calcext:value-type="float">
            <text:p>0.0005345307</text:p>
          </table:table-cell>
          <table:table-cell table:formula="of:=ABS([.K10]-[.K11])/[.K10]" office:value-type="float" office:value="0.00049735778675775" calcext:value-type="float">
            <text:p>0.0004973578</text:p>
          </table:table-cell>
          <table:table-cell table:formula="of:=ABS([.L10]-[.L11])/[.L10]" office:value-type="float" office:value="0.000183570445158293" calcext:value-type="float">
            <text:p>0.0001835704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222481590628996" calcext:value-type="float">
            <text:p>0.0022248159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240170642533722" calcext:value-type="float">
            <text:p>0.002401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6.19" calcext:value-type="float">
            <text:p>106.19</text:p>
          </table:table-cell>
          <table:table-cell office:value-type="float" office:value="57.44" calcext:value-type="float">
            <text:p>57.44</text:p>
          </table:table-cell>
          <table:table-cell office:value-type="float" office:value="36.865" calcext:value-type="float">
            <text:p>36.865</text:p>
          </table:table-cell>
          <table:table-cell office:value-type="float" office:value="29.445" calcext:value-type="float">
            <text:p>29.44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.865</text:p>
          </table:table-cell>
          <table:table-cell office:value-type="float" office:value="48.205" calcext:value-type="float">
            <text:p>48.205</text:p>
          </table:table-cell>
          <table:table-cell office:value-type="float" office:value="84.045" calcext:value-type="float">
            <text:p>84.045</text:p>
          </table:table-cell>
          <table:table-cell office:value-type="float" office:value="112.355" calcext:value-type="float">
            <text:p>112.35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05558296332887" calcext:value-type="float">
            <text:p>0.0002055583</text:p>
          </table:table-cell>
          <table:table-cell table:formula="of:=ABS([.D12]-[.D13])/[.D12]" office:value-type="float" office:value="0.000282432686876305" calcext:value-type="float">
            <text:p>0.0002824327</text:p>
          </table:table-cell>
          <table:table-cell table:formula="of:=ABS([.E12]-[.E13])/[.E12]" office:value-type="float" office:value="0.00700146944420436" calcext:value-type="float">
            <text:p>0.0070014694</text:p>
          </table:table-cell>
          <table:table-cell table:formula="of:=ABS([.F12]-[.F13])/[.F12]" office:value-type="float" office:value="0.00953788285867805" calcext:value-type="float">
            <text:p>0.0095378829</text:p>
          </table:table-cell>
          <table:table-cell table:formula="of:=ABS([.G12]-[.G13])/[.G12]" office:value-type="float" office:value="0.00657894736842106" calcext:value-type="float">
            <text:p>0.0065789474</text:p>
          </table:table-cell>
          <table:table-cell/>
          <table:table-cell table:formula="of:=ABS([.I12]-[.I13])/[.I12]" office:value-type="float" office:value="0.035285093326515" calcext:value-type="float">
            <text:p>0.0352850933</text:p>
          </table:table-cell>
          <table:table-cell table:formula="of:=ABS([.J12]-[.J13])/[.J12]" office:value-type="float" office:value="0.0131026717166547" calcext:value-type="float">
            <text:p>0.0131026717</text:p>
          </table:table-cell>
          <table:table-cell table:formula="of:=ABS([.K12]-[.K13])/[.K12]" office:value-type="float" office:value="0.00755741866918581" calcext:value-type="float">
            <text:p>0.0075574187</text:p>
          </table:table-cell>
          <table:table-cell table:formula="of:=ABS([.L12]-[.L13])/[.L12]" office:value-type="float" office:value="0.00570796460176988" calcext:value-type="float">
            <text:p>0.0057079646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947327099651534" calcext:value-type="float">
            <text:p>0.009473271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105007371072654" calcext:value-type="float">
            <text:p>0.0105007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1" calcext:value-type="float">
            <text:p>87.81</text:p>
          </table:table-cell>
          <table:table-cell office:value-type="float" office:value="41.58" calcext:value-type="float">
            <text:p>41.58</text:p>
          </table:table-cell>
          <table:table-cell office:value-type="float" office:value="29.405" calcext:value-type="float">
            <text:p>29.405</text:p>
          </table:table-cell>
          <table:table-cell office:value-type="float" office:value="29.395" calcext:value-type="float">
            <text:p>29.395</text:p>
          </table:table-cell>
          <table:table-cell office:value-type="float" office:value="18.865" calcext:value-type="float">
            <text:p>18.865</text:p>
          </table:table-cell>
          <table:table-cell office:value-type="float" office:value="0" calcext:value-type="float">
            <text:p>0</text:p>
          </table:table-cell>
          <table:table-cell office:value-type="float" office:value="29.355" calcext:value-type="float">
            <text:p>29.355</text:p>
          </table:table-cell>
          <table:table-cell office:value-type="float" office:value="65.19" calcext:value-type="float">
            <text:p>65.19</text:p>
          </table:table-cell>
          <table:table-cell office:value-type="float" office:value="93.56" calcext:value-type="float">
            <text:p>93.56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" calcext:value-type="float">
            <text:p>0</text:p>
          </table:table-cell>
          <table:table-cell table:formula="of:=ABS([.D14]-[.D15])/[.D14]" office:value-type="float" office:value="0.000227712626665103" calcext:value-type="float">
            <text:p>0.0002277126</text:p>
          </table:table-cell>
          <table:table-cell table:formula="of:=ABS([.E14]-[.E15])/[.E14]" office:value-type="float" office:value="0.00253164556962018" calcext:value-type="float">
            <text:p>0.0025316456</text:p>
          </table:table-cell>
          <table:table-cell table:formula="of:=ABS([.F14]-[.F15])/[.F14]" office:value-type="float" office:value="0.00490693739424702" calcext:value-type="float">
            <text:p>0.0049069374</text:p>
          </table:table-cell>
          <table:table-cell table:formula="of:=ABS([.G14]-[.G15])/[.G14]" office:value-type="float" office:value="0.00524534686971239" calcext:value-type="float">
            <text:p>0.0052453469</text:p>
          </table:table-cell>
          <table:table-cell table:formula="of:=ABS([.H14]-[.H15])/[.H14]" office:value-type="float" office:value="0.035285093326515" calcext:value-type="float">
            <text:p>0.0352850933</text:p>
          </table:table-cell>
          <table:table-cell/>
          <table:table-cell table:formula="of:=ABS([.J14]-[.J15])/[.J14]" office:value-type="float" office:value="0.001193724420191" calcext:value-type="float">
            <text:p>0.0011937244</text:p>
          </table:table-cell>
          <table:table-cell table:formula="of:=ABS([.K14]-[.K15])/[.K14]" office:value-type="float" office:value="0.000767577525330015" calcext:value-type="float">
            <text:p>0.0007675775</text:p>
          </table:table-cell>
          <table:table-cell table:formula="of:=ABS([.L14]-[.L15])/[.L14]" office:value-type="float" office:value="0.000534702170890783" calcext:value-type="float">
            <text:p>0.0005347022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563252665590795" calcext:value-type="float">
            <text:p>0.0056325267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112908283722937" calcext:value-type="float">
            <text:p>0.0112908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 with prior map</text:p>
          </table:table-cell>
          <table:table-cell office:value-type="float" office:value="73.965" calcext:value-type="float">
            <text:p>73.965</text:p>
          </table:table-cell>
          <table:table-cell office:value-type="float" office:value="59.3" calcext:value-type="float">
            <text:p>59.3</text:p>
          </table:table-cell>
          <table:table-cell office:value-type="float" office:value="24.9" calcext:value-type="float">
            <text:p>24.9</text:p>
          </table:table-cell>
          <table:table-cell office:value-type="float" office:value="37.655" calcext:value-type="float">
            <text:p>37.655</text:p>
          </table:table-cell>
          <table:table-cell office:value-type="float" office:value="46.745" calcext:value-type="float">
            <text:p>46.745</text:p>
          </table:table-cell>
          <table:table-cell office:value-type="float" office:value="48.205" calcext:value-type="float">
            <text:p>48.205</text:p>
          </table:table-cell>
          <table:table-cell office:value-type="float" office:value="29.355" calcext:value-type="float">
            <text:p>29.355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0202757502027583" calcext:value-type="float">
            <text:p>0.0002027575</text:p>
          </table:table-cell>
          <table:table-cell table:formula="of:=ABS([.D16]-[.D17])/[.D16]" office:value-type="float" office:value="0.000421407501053615" calcext:value-type="float">
            <text:p>0.0004214075</text:p>
          </table:table-cell>
          <table:table-cell table:formula="of:=ABS([.E16]-[.E17])/[.E16]" office:value-type="float" office:value="0.00403225806451604" calcext:value-type="float">
            <text:p>0.0040322581</text:p>
          </table:table-cell>
          <table:table-cell table:formula="of:=ABS([.F16]-[.F17])/[.F16]" office:value-type="float" office:value="0.00185553346587145" calcext:value-type="float">
            <text:p>0.0018555335</text:p>
          </table:table-cell>
          <table:table-cell table:formula="of:=ABS([.G16]-[.G17])/[.G16]" office:value-type="float" office:value="0.000534530682061272" calcext:value-type="float">
            <text:p>0.0005345307</text:p>
          </table:table-cell>
          <table:table-cell table:formula="of:=ABS([.H16]-[.H17])/[.H16]" office:value-type="float" office:value="0.0131026717166547" calcext:value-type="float">
            <text:p>0.0131026717</text:p>
          </table:table-cell>
          <table:table-cell table:formula="of:=ABS([.I16]-[.I17])/[.I16]" office:value-type="float" office:value="0.001193724420191" calcext:value-type="float">
            <text:p>0.0011937244</text:p>
          </table:table-cell>
          <table:table-cell/>
          <table:table-cell table:formula="of:=ABS([.K16]-[.K17])/[.K16]" office:value-type="float" office:value="0" calcext:value-type="float">
            <text:p>0</text:p>
          </table:table-cell>
          <table:table-cell table:formula="of:=ABS([.L16]-[.L17])/[.L16]" office:value-type="float" office:value="0" calcext:value-type="float">
            <text:p>0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23714314835973" calcext:value-type="float">
            <text:p>0.002371431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22342168821202" calcext:value-type="float">
            <text:p>0.0042234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 with prior map</text:p>
          </table:table-cell>
          <table:table-cell office:value-type="float" office:value="41.76" calcext:value-type="float">
            <text:p>41.76</text:p>
          </table:table-cell>
          <table:table-cell office:value-type="float" office:value="31.285" calcext:value-type="float">
            <text:p>31.285</text:p>
          </table:table-cell>
          <table:table-cell office:value-type="float" office:value="43.675" calcext:value-type="float">
            <text:p>43.675</text:p>
          </table:table-cell>
          <table:table-cell office:value-type="float" office:value="69.07" calcext:value-type="float">
            <text:p>69.07</text:p>
          </table:table-cell>
          <table:table-cell office:value-type="float" office:value="80.385" calcext:value-type="float">
            <text:p>80.385</text:p>
          </table:table-cell>
          <table:table-cell office:value-type="float" office:value="84.045" calcext:value-type="float">
            <text:p>84.045</text:p>
          </table:table-cell>
          <table:table-cell office:value-type="float" office:value="65.19" calcext:value-type="float">
            <text:p>65.19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5" calcext:value-type="float">
            <text:p>28.77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00956937799043042" calcext:value-type="float">
            <text:p>0.0009569378</text:p>
          </table:table-cell>
          <table:table-cell table:formula="of:=ABS([.D18]-[.D19])/[.D18]" office:value-type="float" office:value="0.00223249880401851" calcext:value-type="float">
            <text:p>0.0022324988</text:p>
          </table:table-cell>
          <table:table-cell table:formula="of:=ABS([.E18]-[.E19])/[.E18]" office:value-type="float" office:value="0.00182836247286037" calcext:value-type="float">
            <text:p>0.0018283625</text:p>
          </table:table-cell>
          <table:table-cell table:formula="of:=ABS([.F18]-[.F19])/[.F18]" office:value-type="float" office:value="0.00144571345959243" calcext:value-type="float">
            <text:p>0.0014457135</text:p>
          </table:table-cell>
          <table:table-cell table:formula="of:=ABS([.G18]-[.G19])/[.G18]" office:value-type="float" office:value="0.00049735778675775" calcext:value-type="float">
            <text:p>0.0004973578</text:p>
          </table:table-cell>
          <table:table-cell table:formula="of:=ABS([.H18]-[.H19])/[.H18]" office:value-type="float" office:value="0.00755741866918581" calcext:value-type="float">
            <text:p>0.0075574187</text:p>
          </table:table-cell>
          <table:table-cell table:formula="of:=ABS([.I18]-[.I19])/[.I18]" office:value-type="float" office:value="0.000767577525330015" calcext:value-type="float">
            <text:p>0.0007675775</text:p>
          </table:table-cell>
          <table:table-cell table:formula="of:=ABS([.J18]-[.J19])/[.J18]" office:value-type="float" office:value="0" calcext:value-type="float">
            <text:p>0</text:p>
          </table:table-cell>
          <table:table-cell/>
          <table:table-cell table:formula="of:=ABS([.L18]-[.L19])/[.L18]" office:value-type="float" office:value="0.00017379214459503" calcext:value-type="float">
            <text:p>0.0001737921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171773985126477" calcext:value-type="float">
            <text:p>0.0017177399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231188306655272" calcext:value-type="float">
            <text:p>0.0023118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 with prior map</text:p>
          </table:table-cell>
          <table:table-cell office:value-type="float" office:value="28.845" calcext:value-type="float">
            <text:p>28.845</text:p>
          </table:table-cell>
          <table:table-cell office:value-type="float" office:value="31.925" calcext:value-type="float">
            <text:p>31.925</text:p>
          </table:table-cell>
          <table:table-cell office:value-type="float" office:value="70.475" calcext:value-type="float">
            <text:p>70.475</text:p>
          </table:table-cell>
          <table:table-cell office:value-type="float" office:value="97.28" calcext:value-type="float">
            <text:p>97.28</text:p>
          </table:table-cell>
          <table:table-cell office:value-type="float" office:value="108.93" calcext:value-type="float">
            <text:p>108.93</text:p>
          </table:table-cell>
          <table:table-cell office:value-type="float" office:value="112.355" calcext:value-type="float">
            <text:p>112.355</text:p>
          </table:table-cell>
          <table:table-cell office:value-type="float" office:value="93.56" calcext:value-type="float">
            <text:p>93.56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5" calcext:value-type="float">
            <text:p>28.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0138864780420063" calcext:value-type="float">
            <text:p>0.0013886478</text:p>
          </table:table-cell>
          <table:table-cell table:formula="of:=ABS([.D20]-[.D21])/[.D20]" office:value-type="float" office:value="0.000626860993574662" calcext:value-type="float">
            <text:p>0.000626861</text:p>
          </table:table-cell>
          <table:table-cell table:formula="of:=ABS([.E20]-[.E21])/[.E20]" office:value-type="float" office:value="0.000992274434758061" calcext:value-type="float">
            <text:p>0.0009922744</text:p>
          </table:table-cell>
          <table:table-cell table:formula="of:=ABS([.F20]-[.F21])/[.F20]" office:value-type="float" office:value="0.000821692686935069" calcext:value-type="float">
            <text:p>0.0008216927</text:p>
          </table:table-cell>
          <table:table-cell table:formula="of:=ABS([.G20]-[.G21])/[.G20]" office:value-type="float" office:value="0.000183570445158293" calcext:value-type="float">
            <text:p>0.0001835704</text:p>
          </table:table-cell>
          <table:table-cell table:formula="of:=ABS([.H20]-[.H21])/[.H20]" office:value-type="float" office:value="0.00570796460176988" calcext:value-type="float">
            <text:p>0.0057079646</text:p>
          </table:table-cell>
          <table:table-cell table:formula="of:=ABS([.I20]-[.I21])/[.I20]" office:value-type="float" office:value="0.000534702170890783" calcext:value-type="float">
            <text:p>0.0005347022</text:p>
          </table:table-cell>
          <table:table-cell table:formula="of:=ABS([.J20]-[.J21])/[.J20]" office:value-type="float" office:value="0" calcext:value-type="float">
            <text:p>0</text:p>
          </table:table-cell>
          <table:table-cell table:formula="of:=ABS([.K20]-[.K21])/[.K20]" office:value-type="float" office:value="0.00017379214459503" calcext:value-type="float">
            <text:p>0.0001737921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115883392020916" calcext:value-type="float">
            <text:p>0.0011588339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176159333019285" calcext:value-type="float">
            <text:p>0.0017615933</text:p>
          </table:table-cell>
        </table:table-row>
      </table:table>
      <table:table table:name="GMappingWithMap2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 office:value-type="float" office:value="0" calcext:value-type="float">
            <text:p>0</text:p>
          </table:table-cell>
          <table:table-cell office:value-type="float" office:value="16.51" calcext:value-type="float">
            <text:p>16.51</text:p>
          </table:table-cell>
          <table:table-cell office:value-type="float" office:value="69.55" calcext:value-type="float">
            <text:p>69.55</text:p>
          </table:table-cell>
          <table:table-cell office:value-type="float" office:value="98.2" calcext:value-type="float">
            <text:p>98.2</text:p>
          </table:table-cell>
          <table:table-cell office:value-type="float" office:value="110.99" calcext:value-type="float">
            <text:p>110.99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65" calcext:value-type="float">
            <text:p>73.965</text:p>
          </table:table-cell>
          <table:table-cell office:value-type="float" office:value="41.8" calcext:value-type="float">
            <text:p>41.8</text:p>
          </table:table-cell>
          <table:table-cell office:value-type="float" office:value="28.78" calcext:value-type="float">
            <text:p>28.78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332025354663445" calcext:value-type="float">
            <text:p>0.0033202535</text:p>
          </table:table-cell>
          <table:table-cell table:formula="of:=ABS([.E2]-[.E3])/[.E2]" office:value-type="float" office:value="0.00215208034433294" calcext:value-type="float">
            <text:p>0.0021520803</text:p>
          </table:table-cell>
          <table:table-cell table:formula="of:=ABS([.F2]-[.F3])/[.F2]" office:value-type="float" office:value="0.00101729399796535" calcext:value-type="float">
            <text:p>0.001017294</text:p>
          </table:table-cell>
          <table:table-cell table:formula="of:=ABS([.G2]-[.G3])/[.G2]" office:value-type="float" office:value="0.000900171032496251" calcext:value-type="float">
            <text:p>0.000900171</text:p>
          </table:table-cell>
          <table:table-cell table:formula="of:=ABS([.H2]-[.H3])/[.H2]" office:value-type="float" office:value="0.000205558296332887" calcext:value-type="float">
            <text:p>0.0002055583</text:p>
          </table:table-cell>
          <table:table-cell table:formula="of:=ABS([.I2]-[.I3])/[.I2]" office:value-type="float" office:value="0" calcext:value-type="float">
            <text:p>0</text:p>
          </table:table-cell>
          <table:table-cell table:formula="of:=ABS([.J2]-[.J3])/[.J2]" office:value-type="float" office:value="0.000202757502027583" calcext:value-type="float">
            <text:p>0.0002027575</text:p>
          </table:table-cell>
          <table:table-cell table:formula="of:=ABS([.K2]-[.K3])/[.K2]" office:value-type="float" office:value="0" calcext:value-type="float">
            <text:p>0</text:p>
          </table:table-cell>
          <table:table-cell table:formula="of:=ABS([.L2]-[.L3])/[.L2]" office:value-type="float" office:value="0.000867904877625363" calcext:value-type="float">
            <text:p>0.0008679049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0962891066379425" calcext:value-type="float">
            <text:p>0.0009628911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111763809166085" calcext:value-type="float">
            <text:p>0.0011176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53.12" calcext:value-type="float">
            <text:p>53.12</text:p>
          </table:table-cell>
          <table:table-cell office:value-type="float" office:value="81.77" calcext:value-type="float">
            <text:p>81.77</text:p>
          </table:table-cell>
          <table:table-cell office:value-type="float" office:value="94.605" calcext:value-type="float">
            <text:p>94.605</text:p>
          </table:table-cell>
          <table:table-cell office:value-type="float" office:value="106.235" calcext:value-type="float">
            <text:p>106.235</text:p>
          </table:table-cell>
          <table:table-cell office:value-type="float" office:value="87.86" calcext:value-type="float">
            <text:p>87.86</text:p>
          </table:table-cell>
          <table:table-cell office:value-type="float" office:value="59.345" calcext:value-type="float">
            <text:p>59.345</text:p>
          </table:table-cell>
          <table:table-cell office:value-type="float" office:value="31.34" calcext:value-type="float">
            <text:p>31.34</text:p>
          </table:table-cell>
          <table:table-cell office:value-type="float" office:value="31.895" calcext:value-type="float">
            <text:p>31.89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332025354663445" calcext:value-type="float">
            <text:p>0.0033202535</text:p>
          </table:table-cell>
          <table:table-cell/>
          <table:table-cell table:formula="of:=ABS([.E4]-[.E5])/[.E4]" office:value-type="float" office:value="0.00187899285982716" calcext:value-type="float">
            <text:p>0.0018789929</text:p>
          </table:table-cell>
          <table:table-cell table:formula="of:=ABS([.F4]-[.F5])/[.F4]" office:value-type="float" office:value="0.000550021389720732" calcext:value-type="float">
            <text:p>0.0005500214</text:p>
          </table:table-cell>
          <table:table-cell table:formula="of:=ABS([.G4]-[.G5])/[.G4]" office:value-type="float" office:value="0.000475435816164836" calcext:value-type="float">
            <text:p>0.0004754358</text:p>
          </table:table-cell>
          <table:table-cell table:formula="of:=ABS([.H4]-[.H5])/[.H4]" office:value-type="float" office:value="0.000141216343438153" calcext:value-type="float">
            <text:p>0.0001412163</text:p>
          </table:table-cell>
          <table:table-cell table:formula="of:=ABS([.I4]-[.I5])/[.I4]" office:value-type="float" office:value="0.000341568939997736" calcext:value-type="float">
            <text:p>0.0003415689</text:p>
          </table:table-cell>
          <table:table-cell table:formula="of:=ABS([.J4]-[.J5])/[.J4]" office:value-type="float" office:value="0.000337126000842748" calcext:value-type="float">
            <text:p>0.000337126</text:p>
          </table:table-cell>
          <table:table-cell table:formula="of:=ABS([.K4]-[.K5])/[.K4]" office:value-type="float" office:value="0.000478392600861125" calcext:value-type="float">
            <text:p>0.0004783926</text:p>
          </table:table-cell>
          <table:table-cell table:formula="of:=ABS([.L4]-[.L5])/[.L4]" office:value-type="float" office:value="0.000313430496787386" calcext:value-type="float">
            <text:p>0.0003134305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0870715332697147" calcext:value-type="float">
            <text:p>0.0008707153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105103028643696" calcext:value-type="float">
            <text:p>0.0010510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office:value-type="float" office:value="69.55" calcext:value-type="float">
            <text:p>69.55</text:p>
          </table:table-cell>
          <table:table-cell office:value-type="float" office:value="53.12" calcext:value-type="float">
            <text:p>53.12</text:p>
          </table:table-cell>
          <table:table-cell office:value-type="float" office:value="0" calcext:value-type="float">
            <text:p>0</text:p>
          </table:table-cell>
          <table:table-cell office:value-type="float" office:value="28.655" calcext:value-type="float">
            <text:p>28.655</text:p>
          </table:table-cell>
          <table:table-cell office:value-type="float" office:value="41.51" calcext:value-type="float">
            <text:p>41.51</text:p>
          </table:table-cell>
          <table:table-cell office:value-type="float" office:value="57.44" calcext:value-type="float">
            <text:p>57.44</text:p>
          </table:table-cell>
          <table:table-cell office:value-type="float" office:value="41.58" calcext:value-type="float">
            <text:p>41.58</text:p>
          </table:table-cell>
          <table:table-cell office:value-type="float" office:value="24.9" calcext:value-type="float">
            <text:p>24.9</text:p>
          </table:table-cell>
          <table:table-cell office:value-type="float" office:value="43.635" calcext:value-type="float">
            <text:p>43.635</text:p>
          </table:table-cell>
          <table:table-cell office:value-type="float" office:value="70.545" calcext:value-type="float">
            <text:p>70.54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215208034433294" calcext:value-type="float">
            <text:p>0.0021520803</text:p>
          </table:table-cell>
          <table:table-cell table:formula="of:=ABS([.D6]-[.D7])/[.D6]" office:value-type="float" office:value="0.00187899285982716" calcext:value-type="float">
            <text:p>0.0018789929</text:p>
          </table:table-cell>
          <table:table-cell/>
          <table:table-cell table:formula="of:=ABS([.F6]-[.F7])/[.F6]" office:value-type="float" office:value="0.00192307692307691" calcext:value-type="float">
            <text:p>0.0019230769</text:p>
          </table:table-cell>
          <table:table-cell table:formula="of:=ABS([.G6]-[.G7])/[.G6]" office:value-type="float" office:value="0.00132673983837896" calcext:value-type="float">
            <text:p>0.0013267398</text:p>
          </table:table-cell>
          <table:table-cell table:formula="of:=ABS([.H6]-[.H7])/[.H6]" office:value-type="float" office:value="0.00700146944420436" calcext:value-type="float">
            <text:p>0.0070014694</text:p>
          </table:table-cell>
          <table:table-cell table:formula="of:=ABS([.I6]-[.I7])/[.I6]" office:value-type="float" office:value="0.00253164556962018" calcext:value-type="float">
            <text:p>0.0025316456</text:p>
          </table:table-cell>
          <table:table-cell table:formula="of:=ABS([.J6]-[.J7])/[.J6]" office:value-type="float" office:value="0.00403225806451604" calcext:value-type="float">
            <text:p>0.0040322581</text:p>
          </table:table-cell>
          <table:table-cell table:formula="of:=ABS([.K6]-[.K7])/[.K6]" office:value-type="float" office:value="0.00274254370929047" calcext:value-type="float">
            <text:p>0.0027425437</text:p>
          </table:table-cell>
          <table:table-cell table:formula="of:=ABS([.L6]-[.L7])/[.L6]" office:value-type="float" office:value="0" calcext:value-type="float">
            <text:p>0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262097852813856" calcext:value-type="float">
            <text:p>0.0026209785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196866789309473" calcext:value-type="float">
            <text:p>0.0019686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office:value-type="float" office:value="98.2" calcext:value-type="float">
            <text:p>98.2</text:p>
          </table:table-cell>
          <table:table-cell office:value-type="float" office:value="81.77" calcext:value-type="float">
            <text:p>81.77</text:p>
          </table:table-cell>
          <table:table-cell office:value-type="float" office:value="28.655" calcext:value-type="float">
            <text:p>28.655</text:p>
          </table:table-cell>
          <table:table-cell office:value-type="float" office:value="0" calcext:value-type="float">
            <text:p>0</text:p>
          </table:table-cell>
          <table:table-cell office:value-type="float" office:value="13.02" calcext:value-type="float">
            <text:p>13.02</text:p>
          </table:table-cell>
          <table:table-cell office:value-type="float" office:value="36.82" calcext:value-type="float">
            <text:p>36.82</text:p>
          </table:table-cell>
          <table:table-cell office:value-type="float" office:value="29.355" calcext:value-type="float">
            <text:p>29.355</text:p>
          </table:table-cell>
          <table:table-cell office:value-type="float" office:value="37.62" calcext:value-type="float">
            <text:p>37.62</text:p>
          </table:table-cell>
          <table:table-cell office:value-type="float" office:value="69.01" calcext:value-type="float">
            <text:p>69.01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01729399796535" calcext:value-type="float">
            <text:p>0.001017294</text:p>
          </table:table-cell>
          <table:table-cell table:formula="of:=ABS([.D8]-[.D9])/[.D8]" office:value-type="float" office:value="0.000550021389720732" calcext:value-type="float">
            <text:p>0.0005500214</text:p>
          </table:table-cell>
          <table:table-cell table:formula="of:=ABS([.E8]-[.E9])/[.E8]" office:value-type="float" office:value="0.00192307692307691" calcext:value-type="float">
            <text:p>0.0019230769</text:p>
          </table:table-cell>
          <table:table-cell/>
          <table:table-cell table:formula="of:=ABS([.G8]-[.G9])/[.G8]" office:value-type="float" office:value="0.0019164430816405" calcext:value-type="float">
            <text:p>0.0019164431</text:p>
          </table:table-cell>
          <table:table-cell table:formula="of:=ABS([.H8]-[.H9])/[.H8]" office:value-type="float" office:value="0.0107469102632993" calcext:value-type="float">
            <text:p>0.0107469103</text:p>
          </table:table-cell>
          <table:table-cell table:formula="of:=ABS([.I8]-[.I9])/[.I8]" office:value-type="float" office:value="0.00659898477157361" calcext:value-type="float">
            <text:p>0.0065989848</text:p>
          </table:table-cell>
          <table:table-cell table:formula="of:=ABS([.J8]-[.J9])/[.J8]" office:value-type="float" office:value="0.00278330019880726" calcext:value-type="float">
            <text:p>0.0027833002</text:p>
          </table:table-cell>
          <table:table-cell table:formula="of:=ABS([.K8]-[.K9])/[.K8]" office:value-type="float" office:value="0.00231314153534764" calcext:value-type="float">
            <text:p>0.0023131415</text:p>
          </table:table-cell>
          <table:table-cell table:formula="of:=ABS([.L8]-[.L9])/[.L8]" office:value-type="float" office:value="0.000102711585866938" calcext:value-type="float">
            <text:p>0.0001027116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310576486081091" calcext:value-type="float">
            <text:p>0.0031057649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342868460310993" calcext:value-type="float">
            <text:p>0.0034286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office:value-type="float" office:value="110.99" calcext:value-type="float">
            <text:p>110.99</text:p>
          </table:table-cell>
          <table:table-cell office:value-type="float" office:value="94.605" calcext:value-type="float">
            <text:p>94.605</text:p>
          </table:table-cell>
          <table:table-cell office:value-type="float" office:value="41.51" calcext:value-type="float">
            <text:p>41.51</text:p>
          </table:table-cell>
          <table:table-cell office:value-type="float" office:value="13.02" calcext:value-type="float">
            <text:p>13.02</text:p>
          </table:table-cell>
          <table:table-cell office:value-type="float" office:value="0" calcext:value-type="float">
            <text:p>0</text:p>
          </table:table-cell>
          <table:table-cell office:value-type="float" office:value="29.505" calcext:value-type="float">
            <text:p>29.505</text:p>
          </table:table-cell>
          <table:table-cell office:value-type="float" office:value="29.42" calcext:value-type="float">
            <text:p>29.42</text:p>
          </table:table-cell>
          <table:table-cell office:value-type="float" office:value="46.725" calcext:value-type="float">
            <text:p>46.725</text:p>
          </table:table-cell>
          <table:table-cell office:value-type="float" office:value="80.3" calcext:value-type="float">
            <text:p>80.3</text:p>
          </table:table-cell>
          <table:table-cell office:value-type="float" office:value="108.975" calcext:value-type="float">
            <text:p>108.97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0900171032496251" calcext:value-type="float">
            <text:p>0.000900171</text:p>
          </table:table-cell>
          <table:table-cell table:formula="of:=ABS([.D10]-[.D11])/[.D10]" office:value-type="float" office:value="0.000475435816164836" calcext:value-type="float">
            <text:p>0.0004754358</text:p>
          </table:table-cell>
          <table:table-cell table:formula="of:=ABS([.E10]-[.E11])/[.E10]" office:value-type="float" office:value="0.00132673983837896" calcext:value-type="float">
            <text:p>0.0013267398</text:p>
          </table:table-cell>
          <table:table-cell table:formula="of:=ABS([.F10]-[.F11])/[.F10]" office:value-type="float" office:value="0.0019164430816405" calcext:value-type="float">
            <text:p>0.0019164431</text:p>
          </table:table-cell>
          <table:table-cell/>
          <table:table-cell table:formula="of:=ABS([.H10]-[.H11])/[.H10]" office:value-type="float" office:value="0.0045546558704454" calcext:value-type="float">
            <text:p>0.0045546559</text:p>
          </table:table-cell>
          <table:table-cell table:formula="of:=ABS([.I10]-[.I11])/[.I10]" office:value-type="float" office:value="0.00439932318104904" calcext:value-type="float">
            <text:p>0.0043993232</text:p>
          </table:table-cell>
          <table:table-cell table:formula="of:=ABS([.J10]-[.J11])/[.J10]" office:value-type="float" office:value="0.000962155227710107" calcext:value-type="float">
            <text:p>0.0009621552</text:p>
          </table:table-cell>
          <table:table-cell table:formula="of:=ABS([.K10]-[.K11])/[.K10]" office:value-type="float" office:value="0.00155424308361828" calcext:value-type="float">
            <text:p>0.0015542431</text:p>
          </table:table-cell>
          <table:table-cell table:formula="of:=ABS([.L10]-[.L11])/[.L10]" office:value-type="float" office:value="0.000229463056447834" calcext:value-type="float">
            <text:p>0.0002294631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181318113199458" calcext:value-type="float">
            <text:p>0.0018131811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159584262691825" calcext:value-type="float">
            <text:p>0.00159584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6.235" calcext:value-type="float">
            <text:p>106.235</text:p>
          </table:table-cell>
          <table:table-cell office:value-type="float" office:value="57.44" calcext:value-type="float">
            <text:p>57.44</text:p>
          </table:table-cell>
          <table:table-cell office:value-type="float" office:value="36.82" calcext:value-type="float">
            <text:p>36.82</text:p>
          </table:table-cell>
          <table:table-cell office:value-type="float" office:value="29.505" calcext:value-type="float">
            <text:p>29.505</text:p>
          </table:table-cell>
          <table:table-cell office:value-type="float" office:value="0" calcext:value-type="float">
            <text:p>0</text:p>
          </table:table-cell>
          <table:table-cell office:value-type="float" office:value="18.865" calcext:value-type="float">
            <text:p>18.865</text:p>
          </table:table-cell>
          <table:table-cell office:value-type="float" office:value="48.205" calcext:value-type="float">
            <text:p>48.205</text:p>
          </table:table-cell>
          <table:table-cell office:value-type="float" office:value="83.995" calcext:value-type="float">
            <text:p>83.995</text:p>
          </table:table-cell>
          <table:table-cell office:value-type="float" office:value="112.455" calcext:value-type="float">
            <text:p>112.45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05558296332887" calcext:value-type="float">
            <text:p>0.0002055583</text:p>
          </table:table-cell>
          <table:table-cell table:formula="of:=ABS([.D12]-[.D13])/[.D12]" office:value-type="float" office:value="0.000141216343438153" calcext:value-type="float">
            <text:p>0.0001412163</text:p>
          </table:table-cell>
          <table:table-cell table:formula="of:=ABS([.E12]-[.E13])/[.E12]" office:value-type="float" office:value="0.00700146944420436" calcext:value-type="float">
            <text:p>0.0070014694</text:p>
          </table:table-cell>
          <table:table-cell table:formula="of:=ABS([.F12]-[.F13])/[.F12]" office:value-type="float" office:value="0.0107469102632993" calcext:value-type="float">
            <text:p>0.0107469103</text:p>
          </table:table-cell>
          <table:table-cell table:formula="of:=ABS([.G12]-[.G13])/[.G12]" office:value-type="float" office:value="0.0045546558704454" calcext:value-type="float">
            <text:p>0.0045546559</text:p>
          </table:table-cell>
          <table:table-cell/>
          <table:table-cell table:formula="of:=ABS([.I12]-[.I13])/[.I12]" office:value-type="float" office:value="0.035285093326515" calcext:value-type="float">
            <text:p>0.0352850933</text:p>
          </table:table-cell>
          <table:table-cell table:formula="of:=ABS([.J12]-[.J13])/[.J12]" office:value-type="float" office:value="0.0131026717166547" calcext:value-type="float">
            <text:p>0.0131026717</text:p>
          </table:table-cell>
          <table:table-cell table:formula="of:=ABS([.K12]-[.K13])/[.K12]" office:value-type="float" office:value="0.00814784200271592" calcext:value-type="float">
            <text:p>0.008147842</text:p>
          </table:table-cell>
          <table:table-cell table:formula="of:=ABS([.L12]-[.L13])/[.L12]" office:value-type="float" office:value="0.00482300884955754" calcext:value-type="float">
            <text:p>0.0048230088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933426956812925" calcext:value-type="float">
            <text:p>0.0093342696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1065089788737" calcext:value-type="float">
            <text:p>0.0106508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6" calcext:value-type="float">
            <text:p>87.86</text:p>
          </table:table-cell>
          <table:table-cell office:value-type="float" office:value="41.58" calcext:value-type="float">
            <text:p>41.58</text:p>
          </table:table-cell>
          <table:table-cell office:value-type="float" office:value="29.355" calcext:value-type="float">
            <text:p>29.355</text:p>
          </table:table-cell>
          <table:table-cell office:value-type="float" office:value="29.42" calcext:value-type="float">
            <text:p>29.42</text:p>
          </table:table-cell>
          <table:table-cell office:value-type="float" office:value="18.865" calcext:value-type="float">
            <text:p>18.865</text:p>
          </table:table-cell>
          <table:table-cell office:value-type="float" office:value="0" calcext:value-type="float">
            <text:p>0</text:p>
          </table:table-cell>
          <table:table-cell office:value-type="float" office:value="29.355" calcext:value-type="float">
            <text:p>29.355</text:p>
          </table:table-cell>
          <table:table-cell office:value-type="float" office:value="65.14" calcext:value-type="float">
            <text:p>65.14</text:p>
          </table:table-cell>
          <table:table-cell office:value-type="float" office:value="93.66" calcext:value-type="float">
            <text:p>93.66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" calcext:value-type="float">
            <text:p>0</text:p>
          </table:table-cell>
          <table:table-cell table:formula="of:=ABS([.D14]-[.D15])/[.D14]" office:value-type="float" office:value="0.000341568939997736" calcext:value-type="float">
            <text:p>0.0003415689</text:p>
          </table:table-cell>
          <table:table-cell table:formula="of:=ABS([.E14]-[.E15])/[.E14]" office:value-type="float" office:value="0.00253164556962018" calcext:value-type="float">
            <text:p>0.0025316456</text:p>
          </table:table-cell>
          <table:table-cell table:formula="of:=ABS([.F14]-[.F15])/[.F14]" office:value-type="float" office:value="0.00659898477157361" calcext:value-type="float">
            <text:p>0.0065989848</text:p>
          </table:table-cell>
          <table:table-cell table:formula="of:=ABS([.G14]-[.G15])/[.G14]" office:value-type="float" office:value="0.00439932318104904" calcext:value-type="float">
            <text:p>0.0043993232</text:p>
          </table:table-cell>
          <table:table-cell table:formula="of:=ABS([.H14]-[.H15])/[.H14]" office:value-type="float" office:value="0.035285093326515" calcext:value-type="float">
            <text:p>0.0352850933</text:p>
          </table:table-cell>
          <table:table-cell/>
          <table:table-cell table:formula="of:=ABS([.J14]-[.J15])/[.J14]" office:value-type="float" office:value="0.001193724420191" calcext:value-type="float">
            <text:p>0.0011937244</text:p>
          </table:table-cell>
          <table:table-cell table:formula="of:=ABS([.K14]-[.K15])/[.K14]" office:value-type="float" office:value="0" calcext:value-type="float">
            <text:p>0</text:p>
          </table:table-cell>
          <table:table-cell table:formula="of:=ABS([.L14]-[.L15])/[.L14]" office:value-type="float" office:value="0.00160410651267235" calcext:value-type="float">
            <text:p>0.0016041065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57727163024021" calcext:value-type="float">
            <text:p>0.0057727163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112835289708151" calcext:value-type="float">
            <text:p>0.011283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 with prior map</text:p>
          </table:table-cell>
          <table:table-cell office:value-type="float" office:value="73.965" calcext:value-type="float">
            <text:p>73.965</text:p>
          </table:table-cell>
          <table:table-cell office:value-type="float" office:value="59.345" calcext:value-type="float">
            <text:p>59.345</text:p>
          </table:table-cell>
          <table:table-cell office:value-type="float" office:value="24.9" calcext:value-type="float">
            <text:p>24.9</text:p>
          </table:table-cell>
          <table:table-cell office:value-type="float" office:value="37.62" calcext:value-type="float">
            <text:p>37.62</text:p>
          </table:table-cell>
          <table:table-cell office:value-type="float" office:value="46.725" calcext:value-type="float">
            <text:p>46.725</text:p>
          </table:table-cell>
          <table:table-cell office:value-type="float" office:value="48.205" calcext:value-type="float">
            <text:p>48.205</text:p>
          </table:table-cell>
          <table:table-cell office:value-type="float" office:value="29.355" calcext:value-type="float">
            <text:p>29.3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0202757502027583" calcext:value-type="float">
            <text:p>0.0002027575</text:p>
          </table:table-cell>
          <table:table-cell table:formula="of:=ABS([.D16]-[.D17])/[.D16]" office:value-type="float" office:value="0.000337126000842748" calcext:value-type="float">
            <text:p>0.000337126</text:p>
          </table:table-cell>
          <table:table-cell table:formula="of:=ABS([.E16]-[.E17])/[.E16]" office:value-type="float" office:value="0.00403225806451604" calcext:value-type="float">
            <text:p>0.0040322581</text:p>
          </table:table-cell>
          <table:table-cell table:formula="of:=ABS([.F16]-[.F17])/[.F16]" office:value-type="float" office:value="0.00278330019880726" calcext:value-type="float">
            <text:p>0.0027833002</text:p>
          </table:table-cell>
          <table:table-cell table:formula="of:=ABS([.G16]-[.G17])/[.G16]" office:value-type="float" office:value="0.000962155227710107" calcext:value-type="float">
            <text:p>0.0009621552</text:p>
          </table:table-cell>
          <table:table-cell table:formula="of:=ABS([.H16]-[.H17])/[.H16]" office:value-type="float" office:value="0.0131026717166547" calcext:value-type="float">
            <text:p>0.0131026717</text:p>
          </table:table-cell>
          <table:table-cell table:formula="of:=ABS([.I16]-[.I17])/[.I16]" office:value-type="float" office:value="0.001193724420191" calcext:value-type="float">
            <text:p>0.0011937244</text:p>
          </table:table-cell>
          <table:table-cell/>
          <table:table-cell table:formula="of:=ABS([.K16]-[.K17])/[.K16]" office:value-type="float" office:value="0.00138696255201102" calcext:value-type="float">
            <text:p>0.0013869626</text:p>
          </table:table-cell>
          <table:table-cell table:formula="of:=ABS([.L16]-[.L17])/[.L16]" office:value-type="float" office:value="0.00146842878120431" calcext:value-type="float">
            <text:p>0.0014684288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28299316071072" calcext:value-type="float">
            <text:p>0.0028299316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03414626232449" calcext:value-type="float">
            <text:p>0.0040341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 with prior map</text:p>
          </table:table-cell>
          <table:table-cell office:value-type="float" office:value="41.8" calcext:value-type="float">
            <text:p>41.8</text:p>
          </table:table-cell>
          <table:table-cell office:value-type="float" office:value="31.34" calcext:value-type="float">
            <text:p>31.34</text:p>
          </table:table-cell>
          <table:table-cell office:value-type="float" office:value="43.635" calcext:value-type="float">
            <text:p>43.635</text:p>
          </table:table-cell>
          <table:table-cell office:value-type="float" office:value="69.01" calcext:value-type="float">
            <text:p>69.01</text:p>
          </table:table-cell>
          <table:table-cell office:value-type="float" office:value="80.3" calcext:value-type="float">
            <text:p>80.3</text:p>
          </table:table-cell>
          <table:table-cell office:value-type="float" office:value="83.995" calcext:value-type="float">
            <text:p>83.99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92" calcext:value-type="float">
            <text:p>28.92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" calcext:value-type="float">
            <text:p>0</text:p>
          </table:table-cell>
          <table:table-cell table:formula="of:=ABS([.D18]-[.D19])/[.D18]" office:value-type="float" office:value="0.000478392600861125" calcext:value-type="float">
            <text:p>0.0004783926</text:p>
          </table:table-cell>
          <table:table-cell table:formula="of:=ABS([.E18]-[.E19])/[.E18]" office:value-type="float" office:value="0.00274254370929047" calcext:value-type="float">
            <text:p>0.0027425437</text:p>
          </table:table-cell>
          <table:table-cell table:formula="of:=ABS([.F18]-[.F19])/[.F18]" office:value-type="float" office:value="0.00231314153534764" calcext:value-type="float">
            <text:p>0.0023131415</text:p>
          </table:table-cell>
          <table:table-cell table:formula="of:=ABS([.G18]-[.G19])/[.G18]" office:value-type="float" office:value="0.00155424308361828" calcext:value-type="float">
            <text:p>0.0015542431</text:p>
          </table:table-cell>
          <table:table-cell table:formula="of:=ABS([.H18]-[.H19])/[.H18]" office:value-type="float" office:value="0.00814784200271592" calcext:value-type="float">
            <text:p>0.008147842</text:p>
          </table:table-cell>
          <table:table-cell table:formula="of:=ABS([.I18]-[.I19])/[.I18]" office:value-type="float" office:value="0" calcext:value-type="float">
            <text:p>0</text:p>
          </table:table-cell>
          <table:table-cell table:formula="of:=ABS([.J18]-[.J19])/[.J18]" office:value-type="float" office:value="0" calcext:value-type="float">
            <text:p>0</text:p>
          </table:table-cell>
          <table:table-cell/>
          <table:table-cell table:formula="of:=ABS([.L18]-[.L19])/[.L18]" office:value-type="float" office:value="0.005213764337852" calcext:value-type="float">
            <text:p>0.0052137643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227221414107616" calcext:value-type="float">
            <text:p>0.0022722141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2797783827183" calcext:value-type="float">
            <text:p>0.0027977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 with prior map</text:p>
          </table:table-cell>
          <table:table-cell office:value-type="float" office:value="28.78" calcext:value-type="float">
            <text:p>28.78</text:p>
          </table:table-cell>
          <table:table-cell office:value-type="float" office:value="31.895" calcext:value-type="float">
            <text:p>31.89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5" calcext:value-type="float">
            <text:p>97.35</text:p>
          </table:table-cell>
          <table:table-cell office:value-type="float" office:value="108.975" calcext:value-type="float">
            <text:p>108.975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93.66" calcext:value-type="float">
            <text:p>93.66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92" calcext:value-type="float">
            <text:p>28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00867904877625363" calcext:value-type="float">
            <text:p>0.0008679049</text:p>
          </table:table-cell>
          <table:table-cell table:formula="of:=ABS([.D20]-[.D21])/[.D20]" office:value-type="float" office:value="0.000313430496787386" calcext:value-type="float">
            <text:p>0.0003134305</text:p>
          </table:table-cell>
          <table:table-cell table:formula="of:=ABS([.E20]-[.E21])/[.E20]" office:value-type="float" office:value="0" calcext:value-type="float">
            <text:p>0</text:p>
          </table:table-cell>
          <table:table-cell table:formula="of:=ABS([.F20]-[.F21])/[.F20]" office:value-type="float" office:value="0.000102711585866938" calcext:value-type="float">
            <text:p>0.0001027116</text:p>
          </table:table-cell>
          <table:table-cell table:formula="of:=ABS([.G20]-[.G21])/[.G20]" office:value-type="float" office:value="0.000229463056447834" calcext:value-type="float">
            <text:p>0.0002294631</text:p>
          </table:table-cell>
          <table:table-cell table:formula="of:=ABS([.H20]-[.H21])/[.H20]" office:value-type="float" office:value="0.00482300884955754" calcext:value-type="float">
            <text:p>0.0048230088</text:p>
          </table:table-cell>
          <table:table-cell table:formula="of:=ABS([.I20]-[.I21])/[.I20]" office:value-type="float" office:value="0.00160410651267235" calcext:value-type="float">
            <text:p>0.0016041065</text:p>
          </table:table-cell>
          <table:table-cell table:formula="of:=ABS([.J20]-[.J21])/[.J20]" office:value-type="float" office:value="0" calcext:value-type="float">
            <text:p>0</text:p>
          </table:table-cell>
          <table:table-cell table:formula="of:=ABS([.K20]-[.K21])/[.K20]" office:value-type="float" office:value="0.005213764337852" calcext:value-type="float">
            <text:p>0.0052137643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146159885742327" calcext:value-type="float">
            <text:p>0.0014615989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208285171623079" calcext:value-type="float">
            <text:p>0.0020828517</text:p>
          </table:table-cell>
        </table:table-row>
      </table:table>
      <table:table table:name="GMappingWithMap3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 office:value-type="float" office:value="0" calcext:value-type="float">
            <text:p>0</text:p>
          </table:table-cell>
          <table:table-cell office:value-type="float" office:value="16.515" calcext:value-type="float">
            <text:p>16.515</text:p>
          </table:table-cell>
          <table:table-cell office:value-type="float" office:value="69.55" calcext:value-type="float">
            <text:p>69.55</text:p>
          </table:table-cell>
          <table:table-cell office:value-type="float" office:value="98.15" calcext:value-type="float">
            <text:p>98.15</text:p>
          </table:table-cell>
          <table:table-cell office:value-type="float" office:value="111.04" calcext:value-type="float">
            <text:p>111.04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2.93" calcext:value-type="float">
            <text:p>102.93</text:p>
          </table:table-cell>
          <table:table-cell office:value-type="float" office:value="74.015" calcext:value-type="float">
            <text:p>74.015</text:p>
          </table:table-cell>
          <table:table-cell office:value-type="float" office:value="41.91" calcext:value-type="float">
            <text:p>41.91</text:p>
          </table:table-cell>
          <table:table-cell office:value-type="float" office:value="28.73" calcext:value-type="float">
            <text:p>28.73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301841231512229" calcext:value-type="float">
            <text:p>0.0030184123</text:p>
          </table:table-cell>
          <table:table-cell table:formula="of:=ABS([.E2]-[.E3])/[.E2]" office:value-type="float" office:value="0.00215208034433294" calcext:value-type="float">
            <text:p>0.0021520803</text:p>
          </table:table-cell>
          <table:table-cell table:formula="of:=ABS([.F2]-[.F3])/[.F2]" office:value-type="float" office:value="0.00152594099694803" calcext:value-type="float">
            <text:p>0.001525941</text:p>
          </table:table-cell>
          <table:table-cell table:formula="of:=ABS([.G2]-[.G3])/[.G2]" office:value-type="float" office:value="0.000450085516248062" calcext:value-type="float">
            <text:p>0.0004500855</text:p>
          </table:table-cell>
          <table:table-cell table:formula="of:=ABS([.H2]-[.H3])/[.H2]" office:value-type="float" office:value="0.000205558296332887" calcext:value-type="float">
            <text:p>0.0002055583</text:p>
          </table:table-cell>
          <table:table-cell table:formula="of:=ABS([.I2]-[.I3])/[.I2]" office:value-type="float" office:value="0.000582580833090475" calcext:value-type="float">
            <text:p>0.0005825808</text:p>
          </table:table-cell>
          <table:table-cell table:formula="of:=ABS([.J2]-[.J3])/[.J2]" office:value-type="float" office:value="0.000473100838064296" calcext:value-type="float">
            <text:p>0.0004731008</text:p>
          </table:table-cell>
          <table:table-cell table:formula="of:=ABS([.K2]-[.K3])/[.K2]" office:value-type="float" office:value="0.00263157894736841" calcext:value-type="float">
            <text:p>0.0026315789</text:p>
          </table:table-cell>
          <table:table-cell table:formula="of:=ABS([.L2]-[.L3])/[.L2]" office:value-type="float" office:value="0.00260371463287621" calcext:value-type="float">
            <text:p>0.0026037146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151589474670929" calcext:value-type="float">
            <text:p>0.0015158947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111253765956938" calcext:value-type="float">
            <text:p>0.0011125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office:value-type="float" office:value="16.515" calcext:value-type="float">
            <text:p>16.515</text:p>
          </table:table-cell>
          <table:table-cell office:value-type="float" office:value="0" calcext:value-type="float">
            <text:p>0</text:p>
          </table:table-cell>
          <table:table-cell office:value-type="float" office:value="53.17" calcext:value-type="float">
            <text:p>53.17</text:p>
          </table:table-cell>
          <table:table-cell office:value-type="float" office:value="81.77" calcext:value-type="float">
            <text:p>81.77</text:p>
          </table:table-cell>
          <table:table-cell office:value-type="float" office:value="94.705" calcext:value-type="float">
            <text:p>94.705</text:p>
          </table:table-cell>
          <table:table-cell office:value-type="float" office:value="106.3" calcext:value-type="float">
            <text:p>106.3</text:p>
          </table:table-cell>
          <table:table-cell office:value-type="float" office:value="87.86" calcext:value-type="float">
            <text:p>87.86</text:p>
          </table:table-cell>
          <table:table-cell office:value-type="float" office:value="59.46" calcext:value-type="float">
            <text:p>59.46</text:p>
          </table:table-cell>
          <table:table-cell office:value-type="float" office:value="31.505" calcext:value-type="float">
            <text:p>31.505</text:p>
          </table:table-cell>
          <table:table-cell office:value-type="float" office:value="31.875" calcext:value-type="float">
            <text:p>31.87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301841231512229" calcext:value-type="float">
            <text:p>0.0030184123</text:p>
          </table:table-cell>
          <table:table-cell/>
          <table:table-cell table:formula="of:=ABS([.E4]-[.E5])/[.E4]" office:value-type="float" office:value="0.000939496429913513" calcext:value-type="float">
            <text:p>0.0009394964</text:p>
          </table:table-cell>
          <table:table-cell table:formula="of:=ABS([.F4]-[.F5])/[.F4]" office:value-type="float" office:value="0.000550021389720732" calcext:value-type="float">
            <text:p>0.0005500214</text:p>
          </table:table-cell>
          <table:table-cell table:formula="of:=ABS([.G4]-[.G5])/[.G4]" office:value-type="float" office:value="0.000581088219756921" calcext:value-type="float">
            <text:p>0.0005810882</text:p>
          </table:table-cell>
          <table:table-cell table:formula="of:=ABS([.H4]-[.H5])/[.H4]" office:value-type="float" office:value="0.000753153831670103" calcext:value-type="float">
            <text:p>0.0007531538</text:p>
          </table:table-cell>
          <table:table-cell table:formula="of:=ABS([.I4]-[.I5])/[.I4]" office:value-type="float" office:value="0.000341568939997736" calcext:value-type="float">
            <text:p>0.0003415689</text:p>
          </table:table-cell>
          <table:table-cell table:formula="of:=ABS([.J4]-[.J5])/[.J4]" office:value-type="float" office:value="0.00227560050568897" calcext:value-type="float">
            <text:p>0.0022756005</text:p>
          </table:table-cell>
          <table:table-cell table:formula="of:=ABS([.K4]-[.K5])/[.K4]" office:value-type="float" office:value="0.00478392600861102" calcext:value-type="float">
            <text:p>0.004783926</text:p>
          </table:table-cell>
          <table:table-cell table:formula="of:=ABS([.L4]-[.L5])/[.L4]" office:value-type="float" office:value="0.000940291490362048" calcext:value-type="float">
            <text:p>0.0009402915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157595101453815" calcext:value-type="float">
            <text:p>0.001575951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149638827394969" calcext:value-type="float">
            <text:p>0.0014963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office:value-type="float" office:value="69.55" calcext:value-type="float">
            <text:p>69.55</text:p>
          </table:table-cell>
          <table:table-cell office:value-type="float" office:value="53.17" calcext:value-type="float">
            <text:p>53.17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56" calcext:value-type="float">
            <text:p>41.56</text:p>
          </table:table-cell>
          <table:table-cell office:value-type="float" office:value="57.44" calcext:value-type="float">
            <text:p>57.44</text:p>
          </table:table-cell>
          <table:table-cell office:value-type="float" office:value="41.51" calcext:value-type="float">
            <text:p>41.51</text:p>
          </table:table-cell>
          <table:table-cell office:value-type="float" office:value="24.9" calcext:value-type="float">
            <text:p>24.9</text:p>
          </table:table-cell>
          <table:table-cell office:value-type="float" office:value="43.58" calcext:value-type="float">
            <text:p>43.58</text:p>
          </table:table-cell>
          <table:table-cell office:value-type="float" office:value="70.525" calcext:value-type="float">
            <text:p>70.52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215208034433294" calcext:value-type="float">
            <text:p>0.0021520803</text:p>
          </table:table-cell>
          <table:table-cell table:formula="of:=ABS([.D6]-[.D7])/[.D6]" office:value-type="float" office:value="0.000939496429913513" calcext:value-type="float">
            <text:p>0.0009394964</text:p>
          </table:table-cell>
          <table:table-cell/>
          <table:table-cell table:formula="of:=ABS([.F6]-[.F7])/[.F6]" office:value-type="float" office:value="0" calcext:value-type="float">
            <text:p>0</text:p>
          </table:table-cell>
          <table:table-cell table:formula="of:=ABS([.G6]-[.G7])/[.G6]" office:value-type="float" office:value="0.00253286696417812" calcext:value-type="float">
            <text:p>0.002532867</text:p>
          </table:table-cell>
          <table:table-cell table:formula="of:=ABS([.H6]-[.H7])/[.H6]" office:value-type="float" office:value="0.00700146944420436" calcext:value-type="float">
            <text:p>0.0070014694</text:p>
          </table:table-cell>
          <table:table-cell table:formula="of:=ABS([.I6]-[.I7])/[.I6]" office:value-type="float" office:value="0.000843881856540002" calcext:value-type="float">
            <text:p>0.0008438819</text:p>
          </table:table-cell>
          <table:table-cell table:formula="of:=ABS([.J6]-[.J7])/[.J6]" office:value-type="float" office:value="0.00403225806451604" calcext:value-type="float">
            <text:p>0.0040322581</text:p>
          </table:table-cell>
          <table:table-cell table:formula="of:=ABS([.K6]-[.K7])/[.K6]" office:value-type="float" office:value="0.00399954290938188" calcext:value-type="float">
            <text:p>0.0039995429</text:p>
          </table:table-cell>
          <table:table-cell table:formula="of:=ABS([.L6]-[.L7])/[.L6]" office:value-type="float" office:value="0.00028350698135936" calcext:value-type="float">
            <text:p>0.000283507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242056699938069" calcext:value-type="float">
            <text:p>0.002420567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227117130516771" calcext:value-type="float">
            <text:p>0.00227117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office:value-type="float" office:value="98.15" calcext:value-type="float">
            <text:p>98.15</text:p>
          </table:table-cell>
          <table:table-cell office:value-type="float" office:value="81.77" calcext:value-type="float">
            <text:p>81.77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13" calcext:value-type="float">
            <text:p>13.13</text:p>
          </table:table-cell>
          <table:table-cell office:value-type="float" office:value="36.89" calcext:value-type="float">
            <text:p>36.89</text:p>
          </table:table-cell>
          <table:table-cell office:value-type="float" office:value="29.355" calcext:value-type="float">
            <text:p>29.355</text:p>
          </table:table-cell>
          <table:table-cell office:value-type="float" office:value="37.58" calcext:value-type="float">
            <text:p>37.58</text:p>
          </table:table-cell>
          <table:table-cell office:value-type="float" office:value="68.905" calcext:value-type="float">
            <text:p>68.905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152594099694803" calcext:value-type="float">
            <text:p>0.001525941</text:p>
          </table:table-cell>
          <table:table-cell table:formula="of:=ABS([.D8]-[.D9])/[.D8]" office:value-type="float" office:value="0.000550021389720732" calcext:value-type="float">
            <text:p>0.0005500214</text:p>
          </table:table-cell>
          <table:table-cell table:formula="of:=ABS([.E8]-[.E9])/[.E8]" office:value-type="float" office:value="0" calcext:value-type="float">
            <text:p>0</text:p>
          </table:table-cell>
          <table:table-cell/>
          <table:table-cell table:formula="of:=ABS([.G8]-[.G9])/[.G8]" office:value-type="float" office:value="0.00651590647757768" calcext:value-type="float">
            <text:p>0.0065159065</text:p>
          </table:table-cell>
          <table:table-cell table:formula="of:=ABS([.H8]-[.H9])/[.H8]" office:value-type="float" office:value="0.00886620096722188" calcext:value-type="float">
            <text:p>0.008866201</text:p>
          </table:table-cell>
          <table:table-cell table:formula="of:=ABS([.I8]-[.I9])/[.I8]" office:value-type="float" office:value="0.00659898477157361" calcext:value-type="float">
            <text:p>0.0065989848</text:p>
          </table:table-cell>
          <table:table-cell table:formula="of:=ABS([.J8]-[.J9])/[.J8]" office:value-type="float" office:value="0.00384360503644806" calcext:value-type="float">
            <text:p>0.003843605</text:p>
          </table:table-cell>
          <table:table-cell table:formula="of:=ABS([.K8]-[.K9])/[.K8]" office:value-type="float" office:value="0.00383114066791963" calcext:value-type="float">
            <text:p>0.0038311407</text:p>
          </table:table-cell>
          <table:table-cell table:formula="of:=ABS([.L8]-[.L9])/[.L8]" office:value-type="float" office:value="0.000616269515201338" calcext:value-type="float">
            <text:p>0.0006162695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359422998029011" calcext:value-type="float">
            <text:p>0.00359423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317821688479758" calcext:value-type="float">
            <text:p>0.0031782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office:value-type="float" office:value="111.04" calcext:value-type="float">
            <text:p>111.04</text:p>
          </table:table-cell>
          <table:table-cell office:value-type="float" office:value="94.705" calcext:value-type="float">
            <text:p>94.705</text:p>
          </table:table-cell>
          <table:table-cell office:value-type="float" office:value="41.56" calcext:value-type="float">
            <text:p>41.56</text:p>
          </table:table-cell>
          <table:table-cell office:value-type="float" office:value="13.13" calcext:value-type="float">
            <text:p>13.13</text:p>
          </table:table-cell>
          <table:table-cell office:value-type="float" office:value="0" calcext:value-type="float">
            <text:p>0</text:p>
          </table:table-cell>
          <table:table-cell office:value-type="float" office:value="29.49" calcext:value-type="float">
            <text:p>29.49</text:p>
          </table:table-cell>
          <table:table-cell office:value-type="float" office:value="29.415" calcext:value-type="float">
            <text:p>29.415</text:p>
          </table:table-cell>
          <table:table-cell office:value-type="float" office:value="46.725" calcext:value-type="float">
            <text:p>46.725</text:p>
          </table:table-cell>
          <table:table-cell office:value-type="float" office:value="80.265" calcext:value-type="float">
            <text:p>80.265</text:p>
          </table:table-cell>
          <table:table-cell office:value-type="float" office:value="109.015" calcext:value-type="float">
            <text:p>109.01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0450085516248062" calcext:value-type="float">
            <text:p>0.0004500855</text:p>
          </table:table-cell>
          <table:table-cell table:formula="of:=ABS([.D10]-[.D11])/[.D10]" office:value-type="float" office:value="0.000581088219756921" calcext:value-type="float">
            <text:p>0.0005810882</text:p>
          </table:table-cell>
          <table:table-cell table:formula="of:=ABS([.E10]-[.E11])/[.E10]" office:value-type="float" office:value="0.00253286696417812" calcext:value-type="float">
            <text:p>0.002532867</text:p>
          </table:table-cell>
          <table:table-cell table:formula="of:=ABS([.F10]-[.F11])/[.F10]" office:value-type="float" office:value="0.00651590647757768" calcext:value-type="float">
            <text:p>0.0065159065</text:p>
          </table:table-cell>
          <table:table-cell/>
          <table:table-cell table:formula="of:=ABS([.H10]-[.H11])/[.H10]" office:value-type="float" office:value="0.00506072874493934" calcext:value-type="float">
            <text:p>0.0050607287</text:p>
          </table:table-cell>
          <table:table-cell table:formula="of:=ABS([.I10]-[.I11])/[.I10]" office:value-type="float" office:value="0.00456852791878178" calcext:value-type="float">
            <text:p>0.0045685279</text:p>
          </table:table-cell>
          <table:table-cell table:formula="of:=ABS([.J10]-[.J11])/[.J10]" office:value-type="float" office:value="0.000962155227710107" calcext:value-type="float">
            <text:p>0.0009621552</text:p>
          </table:table-cell>
          <table:table-cell table:formula="of:=ABS([.K10]-[.K11])/[.K10]" office:value-type="float" office:value="0.00198943114703135" calcext:value-type="float">
            <text:p>0.0019894311</text:p>
          </table:table-cell>
          <table:table-cell table:formula="of:=ABS([.L10]-[.L11])/[.L10]" office:value-type="float" office:value="0.00059660394676455" calcext:value-type="float">
            <text:p>0.0005966039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258415490699866" calcext:value-type="float">
            <text:p>0.0025841549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226478259272221" calcext:value-type="float">
            <text:p>0.0022647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6.3" calcext:value-type="float">
            <text:p>106.3</text:p>
          </table:table-cell>
          <table:table-cell table:style-name="ce1" office:value-type="float" office:value="57.44" calcext:value-type="float">
            <text:p>57.44</text:p>
          </table:table-cell>
          <table:table-cell office:value-type="float" office:value="36.89" calcext:value-type="float">
            <text:p>36.89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  <table:table-cell office:value-type="float" office:value="18.925" calcext:value-type="float">
            <text:p>18.925</text:p>
          </table:table-cell>
          <table:table-cell office:value-type="float" office:value="48.155" calcext:value-type="float">
            <text:p>48.155</text:p>
          </table:table-cell>
          <table:table-cell office:value-type="float" office:value="83.895" calcext:value-type="float">
            <text:p>83.895</text:p>
          </table:table-cell>
          <table:table-cell office:value-type="float" office:value="112.455" calcext:value-type="float">
            <text:p>112.45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05558296332887" calcext:value-type="float">
            <text:p>0.0002055583</text:p>
          </table:table-cell>
          <table:table-cell table:formula="of:=ABS([.D12]-[.D13])/[.D12]" office:value-type="float" office:value="0.000753153831670103" calcext:value-type="float">
            <text:p>0.0007531538</text:p>
          </table:table-cell>
          <table:table-cell table:formula="of:=ABS([.E12]-[.E13])/[.E12]" office:value-type="float" office:value="0.00700146944420436" calcext:value-type="float">
            <text:p>0.0070014694</text:p>
          </table:table-cell>
          <table:table-cell table:formula="of:=ABS([.F12]-[.F13])/[.F12]" office:value-type="float" office:value="0.00886620096722188" calcext:value-type="float">
            <text:p>0.008866201</text:p>
          </table:table-cell>
          <table:table-cell table:formula="of:=ABS([.G12]-[.G13])/[.G12]" office:value-type="float" office:value="0.00506072874493934" calcext:value-type="float">
            <text:p>0.0050607287</text:p>
          </table:table-cell>
          <table:table-cell/>
          <table:table-cell table:formula="of:=ABS([.I12]-[.I13])/[.I12]" office:value-type="float" office:value="0.0322168243416006" calcext:value-type="float">
            <text:p>0.0322168243</text:p>
          </table:table-cell>
          <table:table-cell table:formula="of:=ABS([.J12]-[.J13])/[.J12]" office:value-type="float" office:value="0.0141263179445183" calcext:value-type="float">
            <text:p>0.0141263179</text:p>
          </table:table-cell>
          <table:table-cell table:formula="of:=ABS([.K12]-[.K13])/[.K12]" office:value-type="float" office:value="0.0093286886697763" calcext:value-type="float">
            <text:p>0.0093286887</text:p>
          </table:table-cell>
          <table:table-cell table:formula="of:=ABS([.L12]-[.L13])/[.L12]" office:value-type="float" office:value="0.00482300884955754" calcext:value-type="float">
            <text:p>0.0048230088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915355012109126" calcext:value-type="float">
            <text:p>0.0091535501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966647377485853" calcext:value-type="float">
            <text:p>0.0096664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office:value-type="float" office:value="102.93" calcext:value-type="float">
            <text:p>102.93</text:p>
          </table:table-cell>
          <table:table-cell office:value-type="float" office:value="87.86" calcext:value-type="float">
            <text:p>87.86</text:p>
          </table:table-cell>
          <table:table-cell office:value-type="float" office:value="41.51" calcext:value-type="float">
            <text:p>41.51</text:p>
          </table:table-cell>
          <table:table-cell office:value-type="float" office:value="29.355" calcext:value-type="float">
            <text:p>29.355</text:p>
          </table:table-cell>
          <table:table-cell office:value-type="float" office:value="29.415" calcext:value-type="float">
            <text:p>29.415</text:p>
          </table:table-cell>
          <table:table-cell office:value-type="float" office:value="18.925" calcext:value-type="float">
            <text:p>18.925</text:p>
          </table:table-cell>
          <table:table-cell office:value-type="float" office:value="0" calcext:value-type="float">
            <text:p>0</text:p>
          </table:table-cell>
          <table:table-cell office:value-type="float" office:value="29.245" calcext:value-type="float">
            <text:p>29.245</text:p>
          </table:table-cell>
          <table:table-cell office:value-type="float" office:value="64.98" calcext:value-type="float">
            <text:p>64.98</text:p>
          </table:table-cell>
          <table:table-cell office:value-type="float" office:value="93.61" calcext:value-type="float">
            <text:p>93.61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0582580833090475" calcext:value-type="float">
            <text:p>0.0005825808</text:p>
          </table:table-cell>
          <table:table-cell table:formula="of:=ABS([.D14]-[.D15])/[.D14]" office:value-type="float" office:value="0.000341568939997736" calcext:value-type="float">
            <text:p>0.0003415689</text:p>
          </table:table-cell>
          <table:table-cell table:formula="of:=ABS([.E14]-[.E15])/[.E14]" office:value-type="float" office:value="0.000843881856540002" calcext:value-type="float">
            <text:p>0.0008438819</text:p>
          </table:table-cell>
          <table:table-cell table:formula="of:=ABS([.F14]-[.F15])/[.F14]" office:value-type="float" office:value="0.00659898477157361" calcext:value-type="float">
            <text:p>0.0065989848</text:p>
          </table:table-cell>
          <table:table-cell table:formula="of:=ABS([.G14]-[.G15])/[.G14]" office:value-type="float" office:value="0.00456852791878178" calcext:value-type="float">
            <text:p>0.0045685279</text:p>
          </table:table-cell>
          <table:table-cell table:formula="of:=ABS([.H14]-[.H15])/[.H14]" office:value-type="float" office:value="0.0322168243416006" calcext:value-type="float">
            <text:p>0.0322168243</text:p>
          </table:table-cell>
          <table:table-cell/>
          <table:table-cell table:formula="of:=ABS([.J14]-[.J15])/[.J14]" office:value-type="float" office:value="0.00255798090040925" calcext:value-type="float">
            <text:p>0.0025579809</text:p>
          </table:table-cell>
          <table:table-cell table:formula="of:=ABS([.K14]-[.K15])/[.K14]" office:value-type="float" office:value="0.00245624808105613" calcext:value-type="float">
            <text:p>0.0024562481</text:p>
          </table:table-cell>
          <table:table-cell table:formula="of:=ABS([.L14]-[.L15])/[.L14]" office:value-type="float" office:value="0.00106940434178157" calcext:value-type="float">
            <text:p>0.0010694043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569288910942568" calcext:value-type="float">
            <text:p>0.0056928891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101584274941558" calcext:value-type="float">
            <text:p>0.0101584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 with prior map</text:p>
          </table:table-cell>
          <table:table-cell office:value-type="float" office:value="74.015" calcext:value-type="float">
            <text:p>74.015</text:p>
          </table:table-cell>
          <table:table-cell office:value-type="float" office:value="59.46" calcext:value-type="float">
            <text:p>59.46</text:p>
          </table:table-cell>
          <table:table-cell office:value-type="float" office:value="24.9" calcext:value-type="float">
            <text:p>24.9</text:p>
          </table:table-cell>
          <table:table-cell office:value-type="float" office:value="37.58" calcext:value-type="float">
            <text:p>37.58</text:p>
          </table:table-cell>
          <table:table-cell office:value-type="float" office:value="46.725" calcext:value-type="float">
            <text:p>46.725</text:p>
          </table:table-cell>
          <table:table-cell office:value-type="float" office:value="48.155" calcext:value-type="float">
            <text:p>48.155</text:p>
          </table:table-cell>
          <table:table-cell office:value-type="float" office:value="29.245" calcext:value-type="float">
            <text:p>29.245</text:p>
          </table:table-cell>
          <table:table-cell office:value-type="float" office:value="0" calcext:value-type="float">
            <text:p>0</text:p>
          </table:table-cell>
          <table:table-cell office:value-type="float" office:value="35.95" calcext:value-type="float">
            <text:p>35.95</text:p>
          </table:table-cell>
          <table:table-cell office:value-type="float" office:value="64.84" calcext:value-type="float">
            <text:p>64.84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0473100838064296" calcext:value-type="float">
            <text:p>0.0004731008</text:p>
          </table:table-cell>
          <table:table-cell table:formula="of:=ABS([.D16]-[.D17])/[.D16]" office:value-type="float" office:value="0.00227560050568897" calcext:value-type="float">
            <text:p>0.0022756005</text:p>
          </table:table-cell>
          <table:table-cell table:formula="of:=ABS([.E16]-[.E17])/[.E16]" office:value-type="float" office:value="0.00403225806451604" calcext:value-type="float">
            <text:p>0.0040322581</text:p>
          </table:table-cell>
          <table:table-cell table:formula="of:=ABS([.F16]-[.F17])/[.F16]" office:value-type="float" office:value="0.00384360503644806" calcext:value-type="float">
            <text:p>0.003843605</text:p>
          </table:table-cell>
          <table:table-cell table:formula="of:=ABS([.G16]-[.G17])/[.G16]" office:value-type="float" office:value="0.000962155227710107" calcext:value-type="float">
            <text:p>0.0009621552</text:p>
          </table:table-cell>
          <table:table-cell table:formula="of:=ABS([.H16]-[.H17])/[.H16]" office:value-type="float" office:value="0.0141263179445183" calcext:value-type="float">
            <text:p>0.0141263179</text:p>
          </table:table-cell>
          <table:table-cell table:formula="of:=ABS([.I16]-[.I17])/[.I16]" office:value-type="float" office:value="0.00255798090040925" calcext:value-type="float">
            <text:p>0.0025579809</text:p>
          </table:table-cell>
          <table:table-cell/>
          <table:table-cell table:formula="of:=ABS([.K16]-[.K17])/[.K16]" office:value-type="float" office:value="0.00277392510402203" calcext:value-type="float">
            <text:p>0.0027739251</text:p>
          </table:table-cell>
          <table:table-cell table:formula="of:=ABS([.L16]-[.L17])/[.L16]" office:value-type="float" office:value="0.00224128603446959" calcext:value-type="float">
            <text:p>0.002241286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369846996176074" calcext:value-type="float">
            <text:p>0.00369847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07839364098837" calcext:value-type="float">
            <text:p>0.0040783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 with prior map</text:p>
          </table:table-cell>
          <table:table-cell office:value-type="float" office:value="41.91" calcext:value-type="float">
            <text:p>41.91</text:p>
          </table:table-cell>
          <table:table-cell office:value-type="float" office:value="31.505" calcext:value-type="float">
            <text:p>31.505</text:p>
          </table:table-cell>
          <table:table-cell office:value-type="float" office:value="43.58" calcext:value-type="float">
            <text:p>43.58</text:p>
          </table:table-cell>
          <table:table-cell office:value-type="float" office:value="68.905" calcext:value-type="float">
            <text:p>68.905</text:p>
          </table:table-cell>
          <table:table-cell office:value-type="float" office:value="80.265" calcext:value-type="float">
            <text:p>80.265</text:p>
          </table:table-cell>
          <table:table-cell office:value-type="float" office:value="83.895" calcext:value-type="float">
            <text:p>83.895</text:p>
          </table:table-cell>
          <table:table-cell office:value-type="float" office:value="64.98" calcext:value-type="float">
            <text:p>64.98</text:p>
          </table:table-cell>
          <table:table-cell office:value-type="float" office:value="35.95" calcext:value-type="float">
            <text:p>35.95</text:p>
          </table:table-cell>
          <table:table-cell office:value-type="float" office:value="0" calcext:value-type="float">
            <text:p>0</text:p>
          </table:table-cell>
          <table:table-cell office:value-type="float" office:value="29.005" calcext:value-type="float">
            <text:p>29.00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0263157894736841" calcext:value-type="float">
            <text:p>0.0026315789</text:p>
          </table:table-cell>
          <table:table-cell table:formula="of:=ABS([.D18]-[.D19])/[.D18]" office:value-type="float" office:value="0.00478392600861102" calcext:value-type="float">
            <text:p>0.004783926</text:p>
          </table:table-cell>
          <table:table-cell table:formula="of:=ABS([.E18]-[.E19])/[.E18]" office:value-type="float" office:value="0.00399954290938188" calcext:value-type="float">
            <text:p>0.0039995429</text:p>
          </table:table-cell>
          <table:table-cell table:formula="of:=ABS([.F18]-[.F19])/[.F18]" office:value-type="float" office:value="0.00383114066791963" calcext:value-type="float">
            <text:p>0.0038311407</text:p>
          </table:table-cell>
          <table:table-cell table:formula="of:=ABS([.G18]-[.G19])/[.G18]" office:value-type="float" office:value="0.00198943114703135" calcext:value-type="float">
            <text:p>0.0019894311</text:p>
          </table:table-cell>
          <table:table-cell table:formula="of:=ABS([.H18]-[.H19])/[.H18]" office:value-type="float" office:value="0.0093286886697763" calcext:value-type="float">
            <text:p>0.0093286887</text:p>
          </table:table-cell>
          <table:table-cell table:formula="of:=ABS([.I18]-[.I19])/[.I18]" office:value-type="float" office:value="0.00245624808105613" calcext:value-type="float">
            <text:p>0.0024562481</text:p>
          </table:table-cell>
          <table:table-cell table:formula="of:=ABS([.J18]-[.J19])/[.J18]" office:value-type="float" office:value="0.00277392510402203" calcext:value-type="float">
            <text:p>0.0027739251</text:p>
          </table:table-cell>
          <table:table-cell/>
          <table:table-cell table:formula="of:=ABS([.L18]-[.L19])/[.L18]" office:value-type="float" office:value="0.008168230795968" calcext:value-type="float">
            <text:p>0.0081682308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444030137012609" calcext:value-type="float">
            <text:p>0.0044403014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26093277351788" calcext:value-type="float">
            <text:p>0.0026093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 with prior map</text:p>
          </table:table-cell>
          <table:table-cell office:value-type="float" office:value="28.73" calcext:value-type="float">
            <text:p>28.73</text:p>
          </table:table-cell>
          <table:table-cell office:value-type="float" office:value="31.875" calcext:value-type="float">
            <text:p>31.875</text:p>
          </table:table-cell>
          <table:table-cell office:value-type="float" office:value="70.525" calcext:value-type="float">
            <text:p>70.525</text:p>
          </table:table-cell>
          <table:table-cell office:value-type="float" office:value="97.3" calcext:value-type="float">
            <text:p>97.3</text:p>
          </table:table-cell>
          <table:table-cell office:value-type="float" office:value="109.015" calcext:value-type="float">
            <text:p>109.015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93.61" calcext:value-type="float">
            <text:p>93.61</text:p>
          </table:table-cell>
          <table:table-cell office:value-type="float" office:value="64.84" calcext:value-type="float">
            <text:p>64.84</text:p>
          </table:table-cell>
          <table:table-cell office:value-type="float" office:value="29.005" calcext:value-type="float">
            <text:p>29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0260371463287621" calcext:value-type="float">
            <text:p>0.0026037146</text:p>
          </table:table-cell>
          <table:table-cell table:formula="of:=ABS([.D20]-[.D21])/[.D20]" office:value-type="float" office:value="0.000940291490362048" calcext:value-type="float">
            <text:p>0.0009402915</text:p>
          </table:table-cell>
          <table:table-cell table:formula="of:=ABS([.E20]-[.E21])/[.E20]" office:value-type="float" office:value="0.00028350698135936" calcext:value-type="float">
            <text:p>0.000283507</text:p>
          </table:table-cell>
          <table:table-cell table:formula="of:=ABS([.F20]-[.F21])/[.F20]" office:value-type="float" office:value="0.000616269515201338" calcext:value-type="float">
            <text:p>0.0006162695</text:p>
          </table:table-cell>
          <table:table-cell table:formula="of:=ABS([.G20]-[.G21])/[.G20]" office:value-type="float" office:value="0.00059660394676455" calcext:value-type="float">
            <text:p>0.0005966039</text:p>
          </table:table-cell>
          <table:table-cell table:formula="of:=ABS([.H20]-[.H21])/[.H20]" office:value-type="float" office:value="0.00482300884955754" calcext:value-type="float">
            <text:p>0.0048230088</text:p>
          </table:table-cell>
          <table:table-cell table:formula="of:=ABS([.I20]-[.I21])/[.I20]" office:value-type="float" office:value="0.00106940434178157" calcext:value-type="float">
            <text:p>0.0010694043</text:p>
          </table:table-cell>
          <table:table-cell table:formula="of:=ABS([.J20]-[.J21])/[.J20]" office:value-type="float" office:value="0.00224128603446959" calcext:value-type="float">
            <text:p>0.002241286</text:p>
          </table:table-cell>
          <table:table-cell table:formula="of:=ABS([.K20]-[.K21])/[.K20]" office:value-type="float" office:value="0.008168230795968" calcext:value-type="float">
            <text:p>0.0081682308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237136850981558" calcext:value-type="float">
            <text:p>0.0023713685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259849664515315" calcext:value-type="float">
            <text:p>0.0025984966</text:p>
          </table:table-cell>
        </table:table-row>
      </table:table>
      <table:table table:name="GMappingWithMap4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 office:value-type="float" office:value="0" calcext:value-type="float">
            <text:p>0</text:p>
          </table:table-cell>
          <table:table-cell office:value-type="float" office:value="16.51" calcext:value-type="float">
            <text:p>16.51</text:p>
          </table:table-cell>
          <table:table-cell office:value-type="float" office:value="70" calcext:value-type="float">
            <text:p>70</text:p>
          </table:table-cell>
          <table:table-cell office:value-type="float" office:value="98.3" calcext:value-type="float">
            <text:p>98.3</text:p>
          </table:table-cell>
          <table:table-cell office:value-type="float" office:value="111.04" calcext:value-type="float">
            <text:p>111.04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2.93" calcext:value-type="float">
            <text:p>102.93</text:p>
          </table:table-cell>
          <table:table-cell office:value-type="float" office:value="73.95" calcext:value-type="float">
            <text:p>73.95</text:p>
          </table:table-cell>
          <table:table-cell office:value-type="float" office:value="41.83" calcext:value-type="float">
            <text:p>41.83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332025354663445" calcext:value-type="float">
            <text:p>0.0033202535</text:p>
          </table:table-cell>
          <table:table-cell table:formula="of:=ABS([.E2]-[.E3])/[.E2]" office:value-type="float" office:value="0.00430416068866567" calcext:value-type="float">
            <text:p>0.0043041607</text:p>
          </table:table-cell>
          <table:table-cell table:formula="of:=ABS([.F2]-[.F3])/[.F2]" office:value-type="float" office:value="0" calcext:value-type="float">
            <text:p>0</text:p>
          </table:table-cell>
          <table:table-cell table:formula="of:=ABS([.G2]-[.G3])/[.G2]" office:value-type="float" office:value="0.000450085516248062" calcext:value-type="float">
            <text:p>0.0004500855</text:p>
          </table:table-cell>
          <table:table-cell table:formula="of:=ABS([.H2]-[.H3])/[.H2]" office:value-type="float" office:value="0.000205558296332887" calcext:value-type="float">
            <text:p>0.0002055583</text:p>
          </table:table-cell>
          <table:table-cell table:formula="of:=ABS([.I2]-[.I3])/[.I2]" office:value-type="float" office:value="0.000582580833090475" calcext:value-type="float">
            <text:p>0.0005825808</text:p>
          </table:table-cell>
          <table:table-cell table:formula="of:=ABS([.J2]-[.J3])/[.J2]" office:value-type="float" office:value="0.000405515004055165" calcext:value-type="float">
            <text:p>0.000405515</text:p>
          </table:table-cell>
          <table:table-cell table:formula="of:=ABS([.K2]-[.K3])/[.K2]" office:value-type="float" office:value="0.000717703349282324" calcext:value-type="float">
            <text:p>0.0007177033</text:p>
          </table:table-cell>
          <table:table-cell table:formula="of:=ABS([.L2]-[.L3])/[.L2]" office:value-type="float" office:value="0.00364520048602675" calcext:value-type="float">
            <text:p>0.0036452005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15145619689262" calcext:value-type="float">
            <text:p>0.001514562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171231057127357" calcext:value-type="float">
            <text:p>0.0017123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53.47" calcext:value-type="float">
            <text:p>53.47</text:p>
          </table:table-cell>
          <table:table-cell office:value-type="float" office:value="81.87" calcext:value-type="float">
            <text:p>81.87</text:p>
          </table:table-cell>
          <table:table-cell office:value-type="float" office:value="94.6" calcext:value-type="float">
            <text:p>94.6</text:p>
          </table:table-cell>
          <table:table-cell office:value-type="float" office:value="106.235" calcext:value-type="float">
            <text:p>106.235</text:p>
          </table:table-cell>
          <table:table-cell office:value-type="float" office:value="87.795" calcext:value-type="float">
            <text:p>87.795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85" calcext:value-type="float">
            <text:p>31.385</text:p>
          </table:table-cell>
          <table:table-cell office:value-type="float" office:value="31.765" calcext:value-type="float">
            <text:p>31.76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332025354663445" calcext:value-type="float">
            <text:p>0.0033202535</text:p>
          </table:table-cell>
          <table:table-cell/>
          <table:table-cell table:formula="of:=ABS([.E4]-[.E5])/[.E4]" office:value-type="float" office:value="0.00469748214956783" calcext:value-type="float">
            <text:p>0.0046974821</text:p>
          </table:table-cell>
          <table:table-cell table:formula="of:=ABS([.F4]-[.F5])/[.F4]" office:value-type="float" office:value="0.000672248365214286" calcext:value-type="float">
            <text:p>0.0006722484</text:p>
          </table:table-cell>
          <table:table-cell table:formula="of:=ABS([.G4]-[.G5])/[.G4]" office:value-type="float" office:value="0.000528262017961029" calcext:value-type="float">
            <text:p>0.000528262</text:p>
          </table:table-cell>
          <table:table-cell table:formula="of:=ABS([.H4]-[.H5])/[.H4]" office:value-type="float" office:value="0.000141216343438153" calcext:value-type="float">
            <text:p>0.0001412163</text:p>
          </table:table-cell>
          <table:table-cell table:formula="of:=ABS([.I4]-[.I5])/[.I4]" office:value-type="float" office:value="0.000398497096663971" calcext:value-type="float">
            <text:p>0.0003984971</text:p>
          </table:table-cell>
          <table:table-cell table:formula="of:=ABS([.J4]-[.J5])/[.J4]" office:value-type="float" office:value="0" calcext:value-type="float">
            <text:p>0</text:p>
          </table:table-cell>
          <table:table-cell table:formula="of:=ABS([.K4]-[.K5])/[.K4]" office:value-type="float" office:value="0.00095678520172225" calcext:value-type="float">
            <text:p>0.0009567852</text:p>
          </table:table-cell>
          <table:table-cell table:formula="of:=ABS([.L4]-[.L5])/[.L4]" office:value-type="float" office:value="0.00438802695502274" calcext:value-type="float">
            <text:p>0.004388027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167808574180275" calcext:value-type="float">
            <text:p>0.0016780857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189824311680466" calcext:value-type="float">
            <text:p>0.0018982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office:value-type="float" office:value="70" calcext:value-type="float">
            <text:p>70</text:p>
          </table:table-cell>
          <table:table-cell office:value-type="float" office:value="53.47" calcext:value-type="float">
            <text:p>53.47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41.155" calcext:value-type="float">
            <text:p>41.155</text:p>
          </table:table-cell>
          <table:table-cell office:value-type="float" office:value="57.12" calcext:value-type="float">
            <text:p>57.12</text:p>
          </table:table-cell>
          <table:table-cell office:value-type="float" office:value="41.23" calcext:value-type="float">
            <text:p>41.23</text:p>
          </table:table-cell>
          <table:table-cell office:value-type="float" office:value="24.8" calcext:value-type="float">
            <text:p>24.8</text:p>
          </table:table-cell>
          <table:table-cell office:value-type="float" office:value="43.92" calcext:value-type="float">
            <text:p>43.92</text:p>
          </table:table-cell>
          <table:table-cell office:value-type="float" office:value="70.715" calcext:value-type="float">
            <text:p>70.715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430416068866567" calcext:value-type="float">
            <text:p>0.0043041607</text:p>
          </table:table-cell>
          <table:table-cell table:formula="of:=ABS([.D6]-[.D7])/[.D6]" office:value-type="float" office:value="0.00469748214956783" calcext:value-type="float">
            <text:p>0.0046974821</text:p>
          </table:table-cell>
          <table:table-cell/>
          <table:table-cell table:formula="of:=ABS([.F6]-[.F7])/[.F6]" office:value-type="float" office:value="0.00699300699300709" calcext:value-type="float">
            <text:p>0.006993007</text:p>
          </table:table-cell>
          <table:table-cell table:formula="of:=ABS([.G6]-[.G7])/[.G6]" office:value-type="float" office:value="0.00723676275479429" calcext:value-type="float">
            <text:p>0.0072367628</text:p>
          </table:table-cell>
          <table:table-cell table:formula="of:=ABS([.H6]-[.H7])/[.H6]" office:value-type="float" office:value="0.0125334946840695" calcext:value-type="float">
            <text:p>0.0125334947</text:p>
          </table:table-cell>
          <table:table-cell table:formula="of:=ABS([.I6]-[.I7])/[.I6]" office:value-type="float" office:value="0.0059071729957807" calcext:value-type="float">
            <text:p>0.005907173</text:p>
          </table:table-cell>
          <table:table-cell table:formula="of:=ABS([.J6]-[.J7])/[.J6]" office:value-type="float" office:value="0" calcext:value-type="float">
            <text:p>0</text:p>
          </table:table-cell>
          <table:table-cell table:formula="of:=ABS([.K6]-[.K7])/[.K6]" office:value-type="float" office:value="0.00377099760027423" calcext:value-type="float">
            <text:p>0.0037709976</text:p>
          </table:table-cell>
          <table:table-cell table:formula="of:=ABS([.L6]-[.L7])/[.L6]" office:value-type="float" office:value="0.00240980934155506" calcext:value-type="float">
            <text:p>0.0024098093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531698746752382" calcext:value-type="float">
            <text:p>0.0053169875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352566667359059" calcext:value-type="float">
            <text:p>0.003525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office:value-type="float" office:value="98.3" calcext:value-type="float">
            <text:p>98.3</text:p>
          </table:table-cell>
          <table:table-cell office:value-type="float" office:value="81.87" calcext:value-type="float">
            <text:p>81.87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12.975" calcext:value-type="float">
            <text:p>12.975</text:p>
          </table:table-cell>
          <table:table-cell office:value-type="float" office:value="36.81" calcext:value-type="float">
            <text:p>36.81</text:p>
          </table:table-cell>
          <table:table-cell office:value-type="float" office:value="29.35" calcext:value-type="float">
            <text:p>29.35</text:p>
          </table:table-cell>
          <table:table-cell office:value-type="float" office:value="37.695" calcext:value-type="float">
            <text:p>37.695</text:p>
          </table:table-cell>
          <table:table-cell office:value-type="float" office:value="69.135" calcext:value-type="float">
            <text:p>69.135</text:p>
          </table:table-cell>
          <table:table-cell office:value-type="float" office:value="97.335" calcext:value-type="float">
            <text:p>97.33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" calcext:value-type="float">
            <text:p>0</text:p>
          </table:table-cell>
          <table:table-cell table:formula="of:=ABS([.D8]-[.D9])/[.D8]" office:value-type="float" office:value="0.000672248365214286" calcext:value-type="float">
            <text:p>0.0006722484</text:p>
          </table:table-cell>
          <table:table-cell table:formula="of:=ABS([.E8]-[.E9])/[.E8]" office:value-type="float" office:value="0.00699300699300709" calcext:value-type="float">
            <text:p>0.006993007</text:p>
          </table:table-cell>
          <table:table-cell/>
          <table:table-cell table:formula="of:=ABS([.G8]-[.G9])/[.G8]" office:value-type="float" office:value="0.00536604062859335" calcext:value-type="float">
            <text:p>0.0053660406</text:p>
          </table:table-cell>
          <table:table-cell table:formula="of:=ABS([.H8]-[.H9])/[.H8]" office:value-type="float" office:value="0.0110155830198817" calcext:value-type="float">
            <text:p>0.011015583</text:p>
          </table:table-cell>
          <table:table-cell table:formula="of:=ABS([.I8]-[.I9])/[.I8]" office:value-type="float" office:value="0.00676818950930624" calcext:value-type="float">
            <text:p>0.0067681895</text:p>
          </table:table-cell>
          <table:table-cell table:formula="of:=ABS([.J8]-[.J9])/[.J8]" office:value-type="float" office:value="0.000795228628230646" calcext:value-type="float">
            <text:p>0.0007952286</text:p>
          </table:table-cell>
          <table:table-cell table:formula="of:=ABS([.K8]-[.K9])/[.K8]" office:value-type="float" office:value="0.000505999710857259" calcext:value-type="float">
            <text:p>0.0005059997</text:p>
          </table:table-cell>
          <table:table-cell table:formula="of:=ABS([.L8]-[.L9])/[.L8]" office:value-type="float" office:value="0.000256778964667273" calcext:value-type="float">
            <text:p>0.000256779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359700842441754" calcext:value-type="float">
            <text:p>0.0035970084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402815169254999" calcext:value-type="float">
            <text:p>0.0040281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office:value-type="float" office:value="111.04" calcext:value-type="float">
            <text:p>111.04</text:p>
          </table:table-cell>
          <table:table-cell office:value-type="float" office:value="94.6" calcext:value-type="float">
            <text:p>94.6</text:p>
          </table:table-cell>
          <table:table-cell office:value-type="float" office:value="41.155" calcext:value-type="float">
            <text:p>41.155</text:p>
          </table:table-cell>
          <table:table-cell office:value-type="float" office:value="12.975" calcext:value-type="float">
            <text:p>12.975</text:p>
          </table:table-cell>
          <table:table-cell office:value-type="float" office:value="0" calcext:value-type="float">
            <text:p>0</text:p>
          </table:table-cell>
          <table:table-cell office:value-type="float" office:value="29.54" calcext:value-type="float">
            <text:p>29.54</text:p>
          </table:table-cell>
          <table:table-cell office:value-type="float" office:value="29.46" calcext:value-type="float">
            <text:p>29.46</text:p>
          </table:table-cell>
          <table:table-cell office:value-type="float" office:value="46.77" calcext:value-type="float">
            <text:p>46.77</text:p>
          </table:table-cell>
          <table:table-cell office:value-type="float" office:value="80.375" calcext:value-type="float">
            <text:p>80.375</text:p>
          </table:table-cell>
          <table:table-cell office:value-type="float" office:value="108.915" calcext:value-type="float">
            <text:p>108.91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0450085516248062" calcext:value-type="float">
            <text:p>0.0004500855</text:p>
          </table:table-cell>
          <table:table-cell table:formula="of:=ABS([.D10]-[.D11])/[.D10]" office:value-type="float" office:value="0.000528262017961029" calcext:value-type="float">
            <text:p>0.000528262</text:p>
          </table:table-cell>
          <table:table-cell table:formula="of:=ABS([.E10]-[.E11])/[.E10]" office:value-type="float" office:value="0.00723676275479429" calcext:value-type="float">
            <text:p>0.0072367628</text:p>
          </table:table-cell>
          <table:table-cell table:formula="of:=ABS([.F10]-[.F11])/[.F10]" office:value-type="float" office:value="0.00536604062859335" calcext:value-type="float">
            <text:p>0.0053660406</text:p>
          </table:table-cell>
          <table:table-cell/>
          <table:table-cell table:formula="of:=ABS([.H10]-[.H11])/[.H10]" office:value-type="float" office:value="0.0033738191632929" calcext:value-type="float">
            <text:p>0.0033738192</text:p>
          </table:table-cell>
          <table:table-cell table:formula="of:=ABS([.I10]-[.I11])/[.I10]" office:value-type="float" office:value="0.00304568527918781" calcext:value-type="float">
            <text:p>0.0030456853</text:p>
          </table:table-cell>
          <table:table-cell table:formula="of:=ABS([.J10]-[.J11])/[.J10]" office:value-type="float" office:value="0" calcext:value-type="float">
            <text:p>0</text:p>
          </table:table-cell>
          <table:table-cell table:formula="of:=ABS([.K10]-[.K11])/[.K10]" office:value-type="float" office:value="0.000621697233447276" calcext:value-type="float">
            <text:p>0.0006216972</text:p>
          </table:table-cell>
          <table:table-cell table:formula="of:=ABS([.L10]-[.L11])/[.L10]" office:value-type="float" office:value="0.000321248279027045" calcext:value-type="float">
            <text:p>0.0003212483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232706676361686" calcext:value-type="float">
            <text:p>0.0023270668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259947518503241" calcext:value-type="float">
            <text:p>0.0025994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6.235" calcext:value-type="float">
            <text:p>106.235</text:p>
          </table:table-cell>
          <table:table-cell office:value-type="float" office:value="57.12" calcext:value-type="float">
            <text:p>57.12</text:p>
          </table:table-cell>
          <table:table-cell office:value-type="float" office:value="36.81" calcext:value-type="float">
            <text:p>36.81</text:p>
          </table:table-cell>
          <table:table-cell office:value-type="float" office:value="29.54" calcext:value-type="float">
            <text:p>29.54</text:p>
          </table:table-cell>
          <table:table-cell office:value-type="float" office:value="0" calcext:value-type="float">
            <text:p>0</text:p>
          </table:table-cell>
          <table:table-cell office:value-type="float" office:value="18.925" calcext:value-type="float">
            <text:p>18.925</text:p>
          </table:table-cell>
          <table:table-cell office:value-type="float" office:value="48.21" calcext:value-type="float">
            <text:p>48.21</text:p>
          </table:table-cell>
          <table:table-cell office:value-type="float" office:value="83.99" calcext:value-type="float">
            <text:p>83.99</text:p>
          </table:table-cell>
          <table:table-cell office:value-type="float" office:value="112.36" calcext:value-type="float">
            <text:p>112.36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05558296332887" calcext:value-type="float">
            <text:p>0.0002055583</text:p>
          </table:table-cell>
          <table:table-cell table:formula="of:=ABS([.D12]-[.D13])/[.D12]" office:value-type="float" office:value="0.000141216343438153" calcext:value-type="float">
            <text:p>0.0001412163</text:p>
          </table:table-cell>
          <table:table-cell table:formula="of:=ABS([.E12]-[.E13])/[.E12]" office:value-type="float" office:value="0.0125334946840695" calcext:value-type="float">
            <text:p>0.0125334947</text:p>
          </table:table-cell>
          <table:table-cell table:formula="of:=ABS([.F12]-[.F13])/[.F12]" office:value-type="float" office:value="0.0110155830198817" calcext:value-type="float">
            <text:p>0.011015583</text:p>
          </table:table-cell>
          <table:table-cell table:formula="of:=ABS([.G12]-[.G13])/[.G12]" office:value-type="float" office:value="0.0033738191632929" calcext:value-type="float">
            <text:p>0.0033738192</text:p>
          </table:table-cell>
          <table:table-cell/>
          <table:table-cell table:formula="of:=ABS([.I12]-[.I13])/[.I12]" office:value-type="float" office:value="0.0322168243416006" calcext:value-type="float">
            <text:p>0.0322168243</text:p>
          </table:table-cell>
          <table:table-cell table:formula="of:=ABS([.J12]-[.J13])/[.J12]" office:value-type="float" office:value="0.0130003070938683" calcext:value-type="float">
            <text:p>0.0130003071</text:p>
          </table:table-cell>
          <table:table-cell table:formula="of:=ABS([.K12]-[.K13])/[.K12]" office:value-type="float" office:value="0.00820688433606905" calcext:value-type="float">
            <text:p>0.0082068843</text:p>
          </table:table-cell>
          <table:table-cell table:formula="of:=ABS([.L12]-[.L13])/[.L12]" office:value-type="float" office:value="0.0056637168141593" calcext:value-type="float">
            <text:p>0.0056637168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959526712141249" calcext:value-type="float">
            <text:p>0.0095952671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979551200771719" calcext:value-type="float">
            <text:p>0.009795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office:value-type="float" office:value="102.93" calcext:value-type="float">
            <text:p>102.93</text:p>
          </table:table-cell>
          <table:table-cell office:value-type="float" office:value="87.795" calcext:value-type="float">
            <text:p>87.795</text:p>
          </table:table-cell>
          <table:table-cell office:value-type="float" office:value="41.23" calcext:value-type="float">
            <text:p>41.23</text:p>
          </table:table-cell>
          <table:table-cell office:value-type="float" office:value="29.35" calcext:value-type="float">
            <text:p>29.35</text:p>
          </table:table-cell>
          <table:table-cell office:value-type="float" office:value="29.46" calcext:value-type="float">
            <text:p>29.46</text:p>
          </table:table-cell>
          <table:table-cell office:value-type="float" office:value="18.925" calcext:value-type="float">
            <text:p>18.925</text:p>
          </table:table-cell>
          <table:table-cell office:value-type="float" office:value="0" calcext:value-type="float">
            <text:p>0</text:p>
          </table:table-cell>
          <table:table-cell office:value-type="float" office:value="29.305" calcext:value-type="float">
            <text:p>29.305</text:p>
          </table:table-cell>
          <table:table-cell office:value-type="float" office:value="65.08" calcext:value-type="float">
            <text:p>65.08</text:p>
          </table:table-cell>
          <table:table-cell office:value-type="float" office:value="93.51" calcext:value-type="float">
            <text:p>93.51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0582580833090475" calcext:value-type="float">
            <text:p>0.0005825808</text:p>
          </table:table-cell>
          <table:table-cell table:formula="of:=ABS([.D14]-[.D15])/[.D14]" office:value-type="float" office:value="0.000398497096663971" calcext:value-type="float">
            <text:p>0.0003984971</text:p>
          </table:table-cell>
          <table:table-cell table:formula="of:=ABS([.E14]-[.E15])/[.E14]" office:value-type="float" office:value="0.0059071729957807" calcext:value-type="float">
            <text:p>0.005907173</text:p>
          </table:table-cell>
          <table:table-cell table:formula="of:=ABS([.F14]-[.F15])/[.F14]" office:value-type="float" office:value="0.00676818950930624" calcext:value-type="float">
            <text:p>0.0067681895</text:p>
          </table:table-cell>
          <table:table-cell table:formula="of:=ABS([.G14]-[.G15])/[.G14]" office:value-type="float" office:value="0.00304568527918781" calcext:value-type="float">
            <text:p>0.0030456853</text:p>
          </table:table-cell>
          <table:table-cell table:formula="of:=ABS([.H14]-[.H15])/[.H14]" office:value-type="float" office:value="0.0322168243416006" calcext:value-type="float">
            <text:p>0.0322168243</text:p>
          </table:table-cell>
          <table:table-cell/>
          <table:table-cell table:formula="of:=ABS([.J14]-[.J15])/[.J14]" office:value-type="float" office:value="0.000511596180081875" calcext:value-type="float">
            <text:p>0.0005115962</text:p>
          </table:table-cell>
          <table:table-cell table:formula="of:=ABS([.K14]-[.K15])/[.K14]" office:value-type="float" office:value="0.000921093030396105" calcext:value-type="float">
            <text:p>0.000921093</text:p>
          </table:table-cell>
          <table:table-cell table:formula="of:=ABS([.L14]-[.L15])/[.L14]" office:value-type="float" office:value="0" calcext:value-type="float">
            <text:p>0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559462658512308" calcext:value-type="float">
            <text:p>0.0055946266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102944935235781" calcext:value-type="float">
            <text:p>0.0102944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 with prior map</text:p>
          </table:table-cell>
          <table:table-cell office:value-type="float" office:value="73.95" calcext:value-type="float">
            <text:p>73.95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695" calcext:value-type="float">
            <text:p>37.69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21" calcext:value-type="float">
            <text:p>48.21</text:p>
          </table:table-cell>
          <table:table-cell office:value-type="float" office:value="29.305" calcext:value-type="float">
            <text:p>29.3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4.69" calcext:value-type="float">
            <text:p>64.69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0405515004055165" calcext:value-type="float">
            <text:p>0.000405515</text:p>
          </table:table-cell>
          <table:table-cell table:formula="of:=ABS([.D16]-[.D17])/[.D16]" office:value-type="float" office:value="0" calcext:value-type="float">
            <text:p>0</text:p>
          </table:table-cell>
          <table:table-cell table:formula="of:=ABS([.E16]-[.E17])/[.E16]" office:value-type="float" office:value="0" calcext:value-type="float">
            <text:p>0</text:p>
          </table:table-cell>
          <table:table-cell table:formula="of:=ABS([.F16]-[.F17])/[.F16]" office:value-type="float" office:value="0.000795228628230646" calcext:value-type="float">
            <text:p>0.0007952286</text:p>
          </table:table-cell>
          <table:table-cell table:formula="of:=ABS([.G16]-[.G17])/[.G16]" office:value-type="float" office:value="0" calcext:value-type="float">
            <text:p>0</text:p>
          </table:table-cell>
          <table:table-cell table:formula="of:=ABS([.H16]-[.H17])/[.H16]" office:value-type="float" office:value="0.0130003070938683" calcext:value-type="float">
            <text:p>0.0130003071</text:p>
          </table:table-cell>
          <table:table-cell table:formula="of:=ABS([.I16]-[.I17])/[.I16]" office:value-type="float" office:value="0.000511596180081875" calcext:value-type="float">
            <text:p>0.0005115962</text:p>
          </table:table-cell>
          <table:table-cell/>
          <table:table-cell table:formula="of:=ABS([.K16]-[.K17])/[.K16]" office:value-type="float" office:value="0.00138696255201102" calcext:value-type="float">
            <text:p>0.0013869626</text:p>
          </table:table-cell>
          <table:table-cell table:formula="of:=ABS([.L16]-[.L17])/[.L16]" office:value-type="float" office:value="0.0000772857253264619" calcext:value-type="float">
            <text:p>7.72857253264619E-05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179743279817483" calcext:value-type="float">
            <text:p>0.0017974328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22669052576093" calcext:value-type="float">
            <text:p>0.00422669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 with prior map</text:p>
          </table:table-cell>
          <table:table-cell office:value-type="float" office:value="41.83" calcext:value-type="float">
            <text:p>41.83</text:p>
          </table:table-cell>
          <table:table-cell office:value-type="float" office:value="31.385" calcext:value-type="float">
            <text:p>31.385</text:p>
          </table:table-cell>
          <table:table-cell office:value-type="float" office:value="43.92" calcext:value-type="float">
            <text:p>43.92</text:p>
          </table:table-cell>
          <table:table-cell office:value-type="float" office:value="69.135" calcext:value-type="float">
            <text:p>69.135</text:p>
          </table:table-cell>
          <table:table-cell office:value-type="float" office:value="80.375" calcext:value-type="float">
            <text:p>80.375</text:p>
          </table:table-cell>
          <table:table-cell office:value-type="float" office:value="83.99" calcext:value-type="float">
            <text:p>83.99</text:p>
          </table:table-cell>
          <table:table-cell office:value-type="float" office:value="65.08" calcext:value-type="float">
            <text:p>65.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00717703349282324" calcext:value-type="float">
            <text:p>0.0007177033</text:p>
          </table:table-cell>
          <table:table-cell table:formula="of:=ABS([.D18]-[.D19])/[.D18]" office:value-type="float" office:value="0.00095678520172225" calcext:value-type="float">
            <text:p>0.0009567852</text:p>
          </table:table-cell>
          <table:table-cell table:formula="of:=ABS([.E18]-[.E19])/[.E18]" office:value-type="float" office:value="0.00377099760027423" calcext:value-type="float">
            <text:p>0.0037709976</text:p>
          </table:table-cell>
          <table:table-cell table:formula="of:=ABS([.F18]-[.F19])/[.F18]" office:value-type="float" office:value="0.000505999710857259" calcext:value-type="float">
            <text:p>0.0005059997</text:p>
          </table:table-cell>
          <table:table-cell table:formula="of:=ABS([.G18]-[.G19])/[.G18]" office:value-type="float" office:value="0.000621697233447276" calcext:value-type="float">
            <text:p>0.0006216972</text:p>
          </table:table-cell>
          <table:table-cell table:formula="of:=ABS([.H18]-[.H19])/[.H18]" office:value-type="float" office:value="0.00820688433606905" calcext:value-type="float">
            <text:p>0.0082068843</text:p>
          </table:table-cell>
          <table:table-cell table:formula="of:=ABS([.I18]-[.I19])/[.I18]" office:value-type="float" office:value="0.000921093030396105" calcext:value-type="float">
            <text:p>0.000921093</text:p>
          </table:table-cell>
          <table:table-cell table:formula="of:=ABS([.J18]-[.J19])/[.J18]" office:value-type="float" office:value="0.00138696255201102" calcext:value-type="float">
            <text:p>0.0013869626</text:p>
          </table:table-cell>
          <table:table-cell/>
          <table:table-cell table:formula="of:=ABS([.L18]-[.L19])/[.L18]" office:value-type="float" office:value="0.00104275286757043" calcext:value-type="float">
            <text:p>0.0010427529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201454176462555" calcext:value-type="float">
            <text:p>0.0020145418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252439242505808" calcext:value-type="float">
            <text:p>0.0025243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 with prior map</text:p>
          </table:table-cell>
          <table:table-cell office:value-type="float" office:value="28.7" calcext:value-type="float">
            <text:p>28.7</text:p>
          </table:table-cell>
          <table:table-cell office:value-type="float" office:value="31.765" calcext:value-type="float">
            <text:p>31.765</text:p>
          </table:table-cell>
          <table:table-cell office:value-type="float" office:value="70.715" calcext:value-type="float">
            <text:p>70.715</text:p>
          </table:table-cell>
          <table:table-cell office:value-type="float" office:value="97.335" calcext:value-type="float">
            <text:p>97.335</text:p>
          </table:table-cell>
          <table:table-cell office:value-type="float" office:value="108.915" calcext:value-type="float">
            <text:p>108.915</text:p>
          </table:table-cell>
          <table:table-cell office:value-type="float" office:value="112.36" calcext:value-type="float">
            <text:p>112.36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" calcext:value-type="float">
            <text:p>64.69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0364520048602675" calcext:value-type="float">
            <text:p>0.0036452005</text:p>
          </table:table-cell>
          <table:table-cell table:formula="of:=ABS([.D20]-[.D21])/[.D20]" office:value-type="float" office:value="0.00438802695502274" calcext:value-type="float">
            <text:p>0.004388027</text:p>
          </table:table-cell>
          <table:table-cell table:formula="of:=ABS([.E20]-[.E21])/[.E20]" office:value-type="float" office:value="0.00240980934155506" calcext:value-type="float">
            <text:p>0.0024098093</text:p>
          </table:table-cell>
          <table:table-cell table:formula="of:=ABS([.F20]-[.F21])/[.F20]" office:value-type="float" office:value="0.000256778964667273" calcext:value-type="float">
            <text:p>0.000256779</text:p>
          </table:table-cell>
          <table:table-cell table:formula="of:=ABS([.G20]-[.G21])/[.G20]" office:value-type="float" office:value="0.000321248279027045" calcext:value-type="float">
            <text:p>0.0003212483</text:p>
          </table:table-cell>
          <table:table-cell table:formula="of:=ABS([.H20]-[.H21])/[.H20]" office:value-type="float" office:value="0.0056637168141593" calcext:value-type="float">
            <text:p>0.0056637168</text:p>
          </table:table-cell>
          <table:table-cell table:formula="of:=ABS([.I20]-[.I21])/[.I20]" office:value-type="float" office:value="0" calcext:value-type="float">
            <text:p>0</text:p>
          </table:table-cell>
          <table:table-cell table:formula="of:=ABS([.J20]-[.J21])/[.J20]" office:value-type="float" office:value="0.0000772857253264619" calcext:value-type="float">
            <text:p>7.72857253264619E-05</text:p>
          </table:table-cell>
          <table:table-cell table:formula="of:=ABS([.K20]-[.K21])/[.K20]" office:value-type="float" office:value="0.00104275286757043" calcext:value-type="float">
            <text:p>0.0010427529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197831327037278" calcext:value-type="float">
            <text:p>0.0019783133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213500785458198" calcext:value-type="float">
            <text:p>0.0021350079</text:p>
          </table:table-cell>
        </table:table-row>
      </table:table>
      <table:table table:name="GMappingWithMap5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apping with prior map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85" calcext:value-type="float">
            <text:p>69.85</text:p>
          </table:table-cell>
          <table:table-cell office:value-type="float" office:value="98.3" calcext:value-type="float">
            <text:p>98.3</text:p>
          </table:table-cell>
          <table:table-cell office:value-type="float" office:value="110.74" calcext:value-type="float">
            <text:p>110.74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2.75" calcext:value-type="float">
            <text:p>102.75</text:p>
          </table:table-cell>
          <table:table-cell office:value-type="float" office:value="73.95" calcext:value-type="float">
            <text:p>73.95</text:p>
          </table:table-cell>
          <table:table-cell office:value-type="float" office:value="41.8" calcext:value-type="float">
            <text:p>41.8</text:p>
          </table:table-cell>
          <table:table-cell office:value-type="float" office:value="28.68" calcext:value-type="float">
            <text:p>28.68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" calcext:value-type="float">
            <text:p>0</text:p>
          </table:table-cell>
          <table:table-cell table:formula="of:=ABS([.E2]-[.E3])/[.E2]" office:value-type="float" office:value="0.00215208034433273" calcext:value-type="float">
            <text:p>0.0021520803</text:p>
          </table:table-cell>
          <table:table-cell table:formula="of:=ABS([.F2]-[.F3])/[.F2]" office:value-type="float" office:value="0" calcext:value-type="float">
            <text:p>0</text:p>
          </table:table-cell>
          <table:table-cell table:formula="of:=ABS([.G2]-[.G3])/[.G2]" office:value-type="float" office:value="0.00315059861373669" calcext:value-type="float">
            <text:p>0.0031505986</text:p>
          </table:table-cell>
          <table:table-cell table:formula="of:=ABS([.H2]-[.H3])/[.H2]" office:value-type="float" office:value="0.000205558296332887" calcext:value-type="float">
            <text:p>0.0002055583</text:p>
          </table:table-cell>
          <table:table-cell table:formula="of:=ABS([.I2]-[.I3])/[.I2]" office:value-type="float" office:value="0.00233032333236232" calcext:value-type="float">
            <text:p>0.0023303233</text:p>
          </table:table-cell>
          <table:table-cell table:formula="of:=ABS([.J2]-[.J3])/[.J2]" office:value-type="float" office:value="0.000405515004055165" calcext:value-type="float">
            <text:p>0.000405515</text:p>
          </table:table-cell>
          <table:table-cell table:formula="of:=ABS([.K2]-[.K3])/[.K2]" office:value-type="float" office:value="0" calcext:value-type="float">
            <text:p>0</text:p>
          </table:table-cell>
          <table:table-cell table:formula="of:=ABS([.L2]-[.L3])/[.L2]" office:value-type="float" office:value="0.00433952438812706" calcext:value-type="float">
            <text:p>0.0043395244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139817777543854" calcext:value-type="float">
            <text:p>0.0013981778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163677224240185" calcext:value-type="float">
            <text:p>0.0016367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mapping with prior map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37" calcext:value-type="float">
            <text:p>53.37</text:p>
          </table:table-cell>
          <table:table-cell office:value-type="float" office:value="81.82" calcext:value-type="float">
            <text:p>81.82</text:p>
          </table:table-cell>
          <table:table-cell office:value-type="float" office:value="94.305" calcext:value-type="float">
            <text:p>94.305</text:p>
          </table:table-cell>
          <table:table-cell office:value-type="float" office:value="106.205" calcext:value-type="float">
            <text:p>106.205</text:p>
          </table:table-cell>
          <table:table-cell office:value-type="float" office:value="87.595" calcext:value-type="float">
            <text:p>87.595</text:p>
          </table:table-cell>
          <table:table-cell office:value-type="float" office:value="59.3" calcext:value-type="float">
            <text:p>59.3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865" calcext:value-type="float">
            <text:p>31.865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" calcext:value-type="float">
            <text:p>0</text:p>
          </table:table-cell>
          <table:table-cell/>
          <table:table-cell table:formula="of:=ABS([.E4]-[.E5])/[.E4]" office:value-type="float" office:value="0.00281848928974067" calcext:value-type="float">
            <text:p>0.0028184893</text:p>
          </table:table-cell>
          <table:table-cell table:formula="of:=ABS([.F4]-[.F5])/[.F4]" office:value-type="float" office:value="0.0000611134877466901" calcext:value-type="float">
            <text:p>6.11134877466901E-05</text:p>
          </table:table-cell>
          <table:table-cell table:formula="of:=ABS([.G4]-[.G5])/[.G4]" office:value-type="float" office:value="0.00364500792393026" calcext:value-type="float">
            <text:p>0.0036450079</text:p>
          </table:table-cell>
          <table:table-cell table:formula="of:=ABS([.H4]-[.H5])/[.H4]" office:value-type="float" office:value="0.000141216343438153" calcext:value-type="float">
            <text:p>0.0001412163</text:p>
          </table:table-cell>
          <table:table-cell table:formula="of:=ABS([.I4]-[.I5])/[.I4]" office:value-type="float" office:value="0.00267562336331549" calcext:value-type="float">
            <text:p>0.0026756234</text:p>
          </table:table-cell>
          <table:table-cell table:formula="of:=ABS([.J4]-[.J5])/[.J4]" office:value-type="float" office:value="0.000421407501053615" calcext:value-type="float">
            <text:p>0.0004214075</text:p>
          </table:table-cell>
          <table:table-cell table:formula="of:=ABS([.K4]-[.K5])/[.K4]" office:value-type="float" office:value="0" calcext:value-type="float">
            <text:p>0</text:p>
          </table:table-cell>
          <table:table-cell table:formula="of:=ABS([.L4]-[.L5])/[.L4]" office:value-type="float" office:value="0.00125372198714943" calcext:value-type="float">
            <text:p>0.001253722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122406443293048" calcext:value-type="float">
            <text:p>0.0012240644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144382311146367" calcext:value-type="float">
            <text:p>0.0014438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mapping with prior map</text:p>
          </table:table-cell>
          <table:table-cell office:value-type="float" office:value="69.85" calcext:value-type="float">
            <text:p>69.85</text:p>
          </table:table-cell>
          <table:table-cell office:value-type="float" office:value="53.37" calcext:value-type="float">
            <text:p>53.37</text:p>
          </table:table-cell>
          <table:table-cell office:value-type="float" office:value="0" calcext:value-type="float">
            <text:p>0</text:p>
          </table:table-cell>
          <table:table-cell office:value-type="float" office:value="28.45" calcext:value-type="float">
            <text:p>28.45</text:p>
          </table:table-cell>
          <table:table-cell office:value-type="float" office:value="40.96" calcext:value-type="float">
            <text:p>40.96</text:p>
          </table:table-cell>
          <table:table-cell office:value-type="float" office:value="57.22" calcext:value-type="float">
            <text:p>57.22</text:p>
          </table:table-cell>
          <table:table-cell office:value-type="float" office:value="41.235" calcext:value-type="float">
            <text:p>41.235</text:p>
          </table:table-cell>
          <table:table-cell office:value-type="float" office:value="24.9" calcext:value-type="float">
            <text:p>24.9</text:p>
          </table:table-cell>
          <table:table-cell office:value-type="float" office:value="43.91" calcext:value-type="float">
            <text:p>43.91</text:p>
          </table:table-cell>
          <table:table-cell office:value-type="float" office:value="70.8" calcext:value-type="float">
            <text:p>70.8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215208034433273" calcext:value-type="float">
            <text:p>0.0021520803</text:p>
          </table:table-cell>
          <table:table-cell table:formula="of:=ABS([.D6]-[.D7])/[.D6]" office:value-type="float" office:value="0.00281848928974067" calcext:value-type="float">
            <text:p>0.0028184893</text:p>
          </table:table-cell>
          <table:table-cell/>
          <table:table-cell table:formula="of:=ABS([.F6]-[.F7])/[.F6]" office:value-type="float" office:value="0.00524475524475532" calcext:value-type="float">
            <text:p>0.0052447552</text:p>
          </table:table-cell>
          <table:table-cell table:formula="of:=ABS([.G6]-[.G7])/[.G6]" office:value-type="float" office:value="0.0119406585454106" calcext:value-type="float">
            <text:p>0.0119406585</text:p>
          </table:table-cell>
          <table:table-cell table:formula="of:=ABS([.H6]-[.H7])/[.H6]" office:value-type="float" office:value="0.0108047367966116" calcext:value-type="float">
            <text:p>0.0108047368</text:p>
          </table:table-cell>
          <table:table-cell table:formula="of:=ABS([.I6]-[.I7])/[.I6]" office:value-type="float" office:value="0.00578661844484634" calcext:value-type="float">
            <text:p>0.0057866184</text:p>
          </table:table-cell>
          <table:table-cell table:formula="of:=ABS([.J6]-[.J7])/[.J6]" office:value-type="float" office:value="0.00403225806451604" calcext:value-type="float">
            <text:p>0.0040322581</text:p>
          </table:table-cell>
          <table:table-cell table:formula="of:=ABS([.K6]-[.K7])/[.K6]" office:value-type="float" office:value="0.00354245229116659" calcext:value-type="float">
            <text:p>0.0035424523</text:p>
          </table:table-cell>
          <table:table-cell table:formula="of:=ABS([.L6]-[.L7])/[.L6]" office:value-type="float" office:value="0.00361471401233249" calcext:value-type="float">
            <text:p>0.003614714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554852922596805" calcext:value-type="float">
            <text:p>0.0055485292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349442498153874" calcext:value-type="float">
            <text:p>0.003494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mapping with prior map</text:p>
          </table:table-cell>
          <table:table-cell office:value-type="float" office:value="98.3" calcext:value-type="float">
            <text:p>98.3</text:p>
          </table:table-cell>
          <table:table-cell office:value-type="float" office:value="81.82" calcext:value-type="float">
            <text:p>81.82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  <table:table-cell office:value-type="float" office:value="12.68" calcext:value-type="float">
            <text:p>12.68</text:p>
          </table:table-cell>
          <table:table-cell office:value-type="float" office:value="36.855" calcext:value-type="float">
            <text:p>36.855</text:p>
          </table:table-cell>
          <table:table-cell office:value-type="float" office:value="29.45" calcext:value-type="float">
            <text:p>29.45</text:p>
          </table:table-cell>
          <table:table-cell office:value-type="float" office:value="37.73" calcext:value-type="float">
            <text:p>37.73</text:p>
          </table:table-cell>
          <table:table-cell office:value-type="float" office:value="69.135" calcext:value-type="float">
            <text:p>69.135</text:p>
          </table:table-cell>
          <table:table-cell office:value-type="float" office:value="97.445" calcext:value-type="float">
            <text:p>97.44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" calcext:value-type="float">
            <text:p>0</text:p>
          </table:table-cell>
          <table:table-cell table:formula="of:=ABS([.D8]-[.D9])/[.D8]" office:value-type="float" office:value="0.0000611134877466901" calcext:value-type="float">
            <text:p>6.11134877466901E-05</text:p>
          </table:table-cell>
          <table:table-cell table:formula="of:=ABS([.E8]-[.E9])/[.E8]" office:value-type="float" office:value="0.00524475524475532" calcext:value-type="float">
            <text:p>0.0052447552</text:p>
          </table:table-cell>
          <table:table-cell/>
          <table:table-cell table:formula="of:=ABS([.G8]-[.G9])/[.G8]" office:value-type="float" office:value="0.027980068991951" calcext:value-type="float">
            <text:p>0.027980069</text:p>
          </table:table-cell>
          <table:table-cell table:formula="of:=ABS([.H8]-[.H9])/[.H8]" office:value-type="float" office:value="0.00980655561526067" calcext:value-type="float">
            <text:p>0.0098065556</text:p>
          </table:table-cell>
          <table:table-cell table:formula="of:=ABS([.I8]-[.I9])/[.I8]" office:value-type="float" office:value="0.00338409475465318" calcext:value-type="float">
            <text:p>0.0033840948</text:p>
          </table:table-cell>
          <table:table-cell table:formula="of:=ABS([.J8]-[.J9])/[.J8]" office:value-type="float" office:value="0.000132538104704982" calcext:value-type="float">
            <text:p>0.0001325381</text:p>
          </table:table-cell>
          <table:table-cell table:formula="of:=ABS([.K8]-[.K9])/[.K8]" office:value-type="float" office:value="0.000505999710857259" calcext:value-type="float">
            <text:p>0.0005059997</text:p>
          </table:table-cell>
          <table:table-cell table:formula="of:=ABS([.L8]-[.L9])/[.L8]" office:value-type="float" office:value="0.000873048479868465" calcext:value-type="float">
            <text:p>0.0008730485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533201937664417" calcext:value-type="float">
            <text:p>0.0053320194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910479285584238" calcext:value-type="float">
            <text:p>0.0091047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mapping with prior map</text:p>
          </table:table-cell>
          <table:table-cell office:value-type="float" office:value="110.74" calcext:value-type="float">
            <text:p>110.74</text:p>
          </table:table-cell>
          <table:table-cell office:value-type="float" office:value="94.305" calcext:value-type="float">
            <text:p>94.305</text:p>
          </table:table-cell>
          <table:table-cell office:value-type="float" office:value="40.96" calcext:value-type="float">
            <text:p>40.96</text:p>
          </table:table-cell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  <table:table-cell office:value-type="float" office:value="29.655" calcext:value-type="float">
            <text:p>29.655</text:p>
          </table:table-cell>
          <table:table-cell office:value-type="float" office:value="29.51" calcext:value-type="float">
            <text:p>29.51</text:p>
          </table:table-cell>
          <table:table-cell office:value-type="float" office:value="46.525" calcext:value-type="float">
            <text:p>46.525</text:p>
          </table:table-cell>
          <table:table-cell office:value-type="float" office:value="80.09" calcext:value-type="float">
            <text:p>80.09</text:p>
          </table:table-cell>
          <table:table-cell office:value-type="float" office:value="108.735" calcext:value-type="float">
            <text:p>108.73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315059861373669" calcext:value-type="float">
            <text:p>0.0031505986</text:p>
          </table:table-cell>
          <table:table-cell table:formula="of:=ABS([.D10]-[.D11])/[.D10]" office:value-type="float" office:value="0.00364500792393026" calcext:value-type="float">
            <text:p>0.0036450079</text:p>
          </table:table-cell>
          <table:table-cell table:formula="of:=ABS([.E10]-[.E11])/[.E10]" office:value-type="float" office:value="0.0119406585454106" calcext:value-type="float">
            <text:p>0.0119406585</text:p>
          </table:table-cell>
          <table:table-cell table:formula="of:=ABS([.F10]-[.F11])/[.F10]" office:value-type="float" office:value="0.027980068991951" calcext:value-type="float">
            <text:p>0.027980069</text:p>
          </table:table-cell>
          <table:table-cell/>
          <table:table-cell table:formula="of:=ABS([.H10]-[.H11])/[.H10]" office:value-type="float" office:value="0.000506072874493946" calcext:value-type="float">
            <text:p>0.0005060729</text:p>
          </table:table-cell>
          <table:table-cell table:formula="of:=ABS([.I10]-[.I11])/[.I10]" office:value-type="float" office:value="0.00135363790186122" calcext:value-type="float">
            <text:p>0.0013536379</text:p>
          </table:table-cell>
          <table:table-cell table:formula="of:=ABS([.J10]-[.J11])/[.J10]" office:value-type="float" office:value="0.00523840068419937" calcext:value-type="float">
            <text:p>0.0052384007</text:p>
          </table:table-cell>
          <table:table-cell table:formula="of:=ABS([.K10]-[.K11])/[.K10]" office:value-type="float" office:value="0.00416537146409691" calcext:value-type="float">
            <text:p>0.0041653715</text:p>
          </table:table-cell>
          <table:table-cell table:formula="of:=ABS([.L10]-[.L11])/[.L10]" office:value-type="float" office:value="0.00197338228545207" calcext:value-type="float">
            <text:p>0.0019733823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666146658723689" calcext:value-type="float">
            <text:p>0.0066614666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866078483725117" calcext:value-type="float">
            <text:p>0.0086607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mapping with prior map</text:p>
          </table:table-cell>
          <table:table-cell office:value-type="float" office:value="121.595" calcext:value-type="float">
            <text:p>121.595</text:p>
          </table:table-cell>
          <table:table-cell office:value-type="float" office:value="106.205" calcext:value-type="float">
            <text:p>106.205</text:p>
          </table:table-cell>
          <table:table-cell office:value-type="float" office:value="57.22" calcext:value-type="float">
            <text:p>57.22</text:p>
          </table:table-cell>
          <table:table-cell office:value-type="float" office:value="36.855" calcext:value-type="float">
            <text:p>36.855</text:p>
          </table:table-cell>
          <table:table-cell office:value-type="float" office:value="29.655" calcext:value-type="float">
            <text:p>29.655</text:p>
          </table:table-cell>
          <table:table-cell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48.21" calcext:value-type="float">
            <text:p>48.21</text:p>
          </table:table-cell>
          <table:table-cell office:value-type="float" office:value="83.995" calcext:value-type="float">
            <text:p>83.995</text:p>
          </table:table-cell>
          <table:table-cell office:value-type="float" office:value="112.46" calcext:value-type="float">
            <text:p>112.46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0205558296332887" calcext:value-type="float">
            <text:p>0.0002055583</text:p>
          </table:table-cell>
          <table:table-cell table:formula="of:=ABS([.D12]-[.D13])/[.D12]" office:value-type="float" office:value="0.000141216343438153" calcext:value-type="float">
            <text:p>0.0001412163</text:p>
          </table:table-cell>
          <table:table-cell table:formula="of:=ABS([.E12]-[.E13])/[.E12]" office:value-type="float" office:value="0.0108047367966116" calcext:value-type="float">
            <text:p>0.0108047368</text:p>
          </table:table-cell>
          <table:table-cell table:formula="of:=ABS([.F12]-[.F13])/[.F12]" office:value-type="float" office:value="0.00980655561526067" calcext:value-type="float">
            <text:p>0.0098065556</text:p>
          </table:table-cell>
          <table:table-cell table:formula="of:=ABS([.G12]-[.G13])/[.G12]" office:value-type="float" office:value="0.000506072874493946" calcext:value-type="float">
            <text:p>0.0005060729</text:p>
          </table:table-cell>
          <table:table-cell/>
          <table:table-cell table:formula="of:=ABS([.I12]-[.I13])/[.I12]" office:value-type="float" office:value="0.0227563283047814" calcext:value-type="float">
            <text:p>0.0227563283</text:p>
          </table:table-cell>
          <table:table-cell table:formula="of:=ABS([.J12]-[.J13])/[.J12]" office:value-type="float" office:value="0.0130003070938683" calcext:value-type="float">
            <text:p>0.0130003071</text:p>
          </table:table-cell>
          <table:table-cell table:formula="of:=ABS([.K12]-[.K13])/[.K12]" office:value-type="float" office:value="0.00814784200271592" calcext:value-type="float">
            <text:p>0.008147842</text:p>
          </table:table-cell>
          <table:table-cell table:formula="of:=ABS([.L12]-[.L13])/[.L12]" office:value-type="float" office:value="0.00477876106194696" calcext:value-type="float">
            <text:p>0.0047787611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779415315438332" calcext:value-type="float">
            <text:p>0.0077941532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743784339370986" calcext:value-type="float">
            <text:p>0.0074378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mapping with prior map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595" calcext:value-type="float">
            <text:p>87.595</text:p>
          </table:table-cell>
          <table:table-cell office:value-type="float" office:value="41.235" calcext:value-type="float">
            <text:p>41.235</text:p>
          </table:table-cell>
          <table:table-cell office:value-type="float" office:value="29.45" calcext:value-type="float">
            <text:p>29.45</text:p>
          </table:table-cell>
          <table:table-cell office:value-type="float" office:value="29.51" calcext:value-type="float">
            <text:p>29.51</text:p>
          </table:table-cell>
          <table:table-cell office:value-type="float" office:value="19.11" calcext:value-type="float">
            <text:p>19.11</text:p>
          </table:table-cell>
          <table:table-cell office:value-type="float" office:value="0" calcext:value-type="float">
            <text:p>0</text:p>
          </table:table-cell>
          <table:table-cell office:value-type="float" office:value="29.115" calcext:value-type="float">
            <text:p>29.115</text:p>
          </table:table-cell>
          <table:table-cell office:value-type="float" office:value="64.89" calcext:value-type="float">
            <text:p>64.89</text:p>
          </table:table-cell>
          <table:table-cell office:value-type="float" office:value="93.41" calcext:value-type="float">
            <text:p>93.41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233032333236232" calcext:value-type="float">
            <text:p>0.0023303233</text:p>
          </table:table-cell>
          <table:table-cell table:formula="of:=ABS([.D14]-[.D15])/[.D14]" office:value-type="float" office:value="0.00267562336331549" calcext:value-type="float">
            <text:p>0.0026756234</text:p>
          </table:table-cell>
          <table:table-cell table:formula="of:=ABS([.E14]-[.E15])/[.E14]" office:value-type="float" office:value="0.00578661844484634" calcext:value-type="float">
            <text:p>0.0057866184</text:p>
          </table:table-cell>
          <table:table-cell table:formula="of:=ABS([.F14]-[.F15])/[.F14]" office:value-type="float" office:value="0.00338409475465318" calcext:value-type="float">
            <text:p>0.0033840948</text:p>
          </table:table-cell>
          <table:table-cell table:formula="of:=ABS([.G14]-[.G15])/[.G14]" office:value-type="float" office:value="0.00135363790186122" calcext:value-type="float">
            <text:p>0.0013536379</text:p>
          </table:table-cell>
          <table:table-cell table:formula="of:=ABS([.H14]-[.H15])/[.H14]" office:value-type="float" office:value="0.0227563283047814" calcext:value-type="float">
            <text:p>0.0227563283</text:p>
          </table:table-cell>
          <table:table-cell/>
          <table:table-cell table:formula="of:=ABS([.J14]-[.J15])/[.J14]" office:value-type="float" office:value="0.00699181446111875" calcext:value-type="float">
            <text:p>0.0069918145</text:p>
          </table:table-cell>
          <table:table-cell table:formula="of:=ABS([.K14]-[.K15])/[.K14]" office:value-type="float" office:value="0.00383788762665029" calcext:value-type="float">
            <text:p>0.0038378876</text:p>
          </table:table-cell>
          <table:table-cell table:formula="of:=ABS([.L14]-[.L15])/[.L14]" office:value-type="float" office:value="0.00106940434178172" calcext:value-type="float">
            <text:p>0.0010694043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557619250348563" calcext:value-type="float">
            <text:p>0.0055761925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672794918651935" calcext:value-type="float">
            <text:p>0.0067279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mapping with prior map</text:p>
          </table:table-cell>
          <table:table-cell office:value-type="float" office:value="73.95" calcext:value-type="float">
            <text:p>73.95</text:p>
          </table:table-cell>
          <table:table-cell office:value-type="float" office:value="59.3" calcext:value-type="float">
            <text:p>59.3</text:p>
          </table:table-cell>
          <table:table-cell office:value-type="float" office:value="24.9" calcext:value-type="float">
            <text:p>24.9</text:p>
          </table:table-cell>
          <table:table-cell office:value-type="float" office:value="37.73" calcext:value-type="float">
            <text:p>37.73</text:p>
          </table:table-cell>
          <table:table-cell office:value-type="float" office:value="46.525" calcext:value-type="float">
            <text:p>46.525</text:p>
          </table:table-cell>
          <table:table-cell office:value-type="float" office:value="48.21" calcext:value-type="float">
            <text:p>48.21</text:p>
          </table:table-cell>
          <table:table-cell office:value-type="float" office:value="29.115" calcext:value-type="float">
            <text:p>29.1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0405515004055165" calcext:value-type="float">
            <text:p>0.000405515</text:p>
          </table:table-cell>
          <table:table-cell table:formula="of:=ABS([.D16]-[.D17])/[.D16]" office:value-type="float" office:value="0.000421407501053615" calcext:value-type="float">
            <text:p>0.0004214075</text:p>
          </table:table-cell>
          <table:table-cell table:formula="of:=ABS([.E16]-[.E17])/[.E16]" office:value-type="float" office:value="0.00403225806451604" calcext:value-type="float">
            <text:p>0.0040322581</text:p>
          </table:table-cell>
          <table:table-cell table:formula="of:=ABS([.F16]-[.F17])/[.F16]" office:value-type="float" office:value="0.000132538104704982" calcext:value-type="float">
            <text:p>0.0001325381</text:p>
          </table:table-cell>
          <table:table-cell table:formula="of:=ABS([.G16]-[.G17])/[.G16]" office:value-type="float" office:value="0.00523840068419937" calcext:value-type="float">
            <text:p>0.0052384007</text:p>
          </table:table-cell>
          <table:table-cell table:formula="of:=ABS([.H16]-[.H17])/[.H16]" office:value-type="float" office:value="0.0130003070938683" calcext:value-type="float">
            <text:p>0.0130003071</text:p>
          </table:table-cell>
          <table:table-cell table:formula="of:=ABS([.I16]-[.I17])/[.I16]" office:value-type="float" office:value="0.00699181446111875" calcext:value-type="float">
            <text:p>0.0069918145</text:p>
          </table:table-cell>
          <table:table-cell/>
          <table:table-cell table:formula="of:=ABS([.K16]-[.K17])/[.K16]" office:value-type="float" office:value="0.00138696255201102" calcext:value-type="float">
            <text:p>0.0013869626</text:p>
          </table:table-cell>
          <table:table-cell table:formula="of:=ABS([.L16]-[.L17])/[.L16]" office:value-type="float" office:value="0.00146842878120431" calcext:value-type="float">
            <text:p>0.0014684288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367529247185906" calcext:value-type="float">
            <text:p>0.003675292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424945539588809" calcext:value-type="float">
            <text:p>0.0042494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mapping with prior map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91" calcext:value-type="float">
            <text:p>43.91</text:p>
          </table:table-cell>
          <table:table-cell office:value-type="float" office:value="69.135" calcext:value-type="float">
            <text:p>69.135</text:p>
          </table:table-cell>
          <table:table-cell office:value-type="float" office:value="80.09" calcext:value-type="float">
            <text:p>80.09</text:p>
          </table:table-cell>
          <table:table-cell office:value-type="float" office:value="83.995" calcext:value-type="float">
            <text:p>83.995</text:p>
          </table:table-cell>
          <table:table-cell office:value-type="float" office:value="64.89" calcext:value-type="float">
            <text:p>64.8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8.905" calcext:value-type="float">
            <text:p>28.90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" calcext:value-type="float">
            <text:p>0</text:p>
          </table:table-cell>
          <table:table-cell table:formula="of:=ABS([.D18]-[.D19])/[.D18]" office:value-type="float" office:value="0" calcext:value-type="float">
            <text:p>0</text:p>
          </table:table-cell>
          <table:table-cell table:formula="of:=ABS([.E18]-[.E19])/[.E18]" office:value-type="float" office:value="0.00354245229116659" calcext:value-type="float">
            <text:p>0.0035424523</text:p>
          </table:table-cell>
          <table:table-cell table:formula="of:=ABS([.F18]-[.F19])/[.F18]" office:value-type="float" office:value="0.000505999710857259" calcext:value-type="float">
            <text:p>0.0005059997</text:p>
          </table:table-cell>
          <table:table-cell table:formula="of:=ABS([.G18]-[.G19])/[.G18]" office:value-type="float" office:value="0.00416537146409691" calcext:value-type="float">
            <text:p>0.0041653715</text:p>
          </table:table-cell>
          <table:table-cell table:formula="of:=ABS([.H18]-[.H19])/[.H18]" office:value-type="float" office:value="0.00814784200271592" calcext:value-type="float">
            <text:p>0.008147842</text:p>
          </table:table-cell>
          <table:table-cell table:formula="of:=ABS([.I18]-[.I19])/[.I18]" office:value-type="float" office:value="0.00383788762665029" calcext:value-type="float">
            <text:p>0.0038378876</text:p>
          </table:table-cell>
          <table:table-cell table:formula="of:=ABS([.J18]-[.J19])/[.J18]" office:value-type="float" office:value="0.00138696255201102" calcext:value-type="float">
            <text:p>0.0013869626</text:p>
          </table:table-cell>
          <table:table-cell/>
          <table:table-cell table:formula="of:=ABS([.L18]-[.L19])/[.L18]" office:value-type="float" office:value="0.00469238790406679" calcext:value-type="float">
            <text:p>0.0046923879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291987817239609" calcext:value-type="float">
            <text:p>0.0029198782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270377066799096" calcext:value-type="float">
            <text:p>0.00270377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mapping with prior map</text:p>
          </table:table-cell>
          <table:table-cell office:value-type="float" office:value="28.68" calcext:value-type="float">
            <text:p>28.68</text:p>
          </table:table-cell>
          <table:table-cell office:value-type="float" office:value="31.865" calcext:value-type="float">
            <text:p>31.865</text:p>
          </table:table-cell>
          <table:table-cell office:value-type="float" office:value="70.8" calcext:value-type="float">
            <text:p>70.8</text:p>
          </table:table-cell>
          <table:table-cell office:value-type="float" office:value="97.445" calcext:value-type="float">
            <text:p>97.445</text:p>
          </table:table-cell>
          <table:table-cell office:value-type="float" office:value="108.735" calcext:value-type="float">
            <text:p>108.735</text:p>
          </table:table-cell>
          <table:table-cell office:value-type="float" office:value="112.46" calcext:value-type="float">
            <text:p>112.46</text:p>
          </table:table-cell>
          <table:table-cell office:value-type="float" office:value="93.41" calcext:value-type="float">
            <text:p>93.41</text:p>
          </table:table-cell>
          <table:table-cell office:value-type="float" office:value="64.79" calcext:value-type="float">
            <text:p>64.79</text:p>
          </table:table-cell>
          <table:table-cell office:value-type="float" office:value="28.905" calcext:value-type="float">
            <text:p>28.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0433952438812706" calcext:value-type="float">
            <text:p>0.0043395244</text:p>
          </table:table-cell>
          <table:table-cell table:formula="of:=ABS([.D20]-[.D21])/[.D20]" office:value-type="float" office:value="0.00125372198714943" calcext:value-type="float">
            <text:p>0.001253722</text:p>
          </table:table-cell>
          <table:table-cell table:formula="of:=ABS([.E20]-[.E21])/[.E20]" office:value-type="float" office:value="0.00361471401233249" calcext:value-type="float">
            <text:p>0.003614714</text:p>
          </table:table-cell>
          <table:table-cell table:formula="of:=ABS([.F20]-[.F21])/[.F20]" office:value-type="float" office:value="0.000873048479868465" calcext:value-type="float">
            <text:p>0.0008730485</text:p>
          </table:table-cell>
          <table:table-cell table:formula="of:=ABS([.G20]-[.G21])/[.G20]" office:value-type="float" office:value="0.00197338228545207" calcext:value-type="float">
            <text:p>0.0019733823</text:p>
          </table:table-cell>
          <table:table-cell table:formula="of:=ABS([.H20]-[.H21])/[.H20]" office:value-type="float" office:value="0.00477876106194696" calcext:value-type="float">
            <text:p>0.0047787611</text:p>
          </table:table-cell>
          <table:table-cell table:formula="of:=ABS([.I20]-[.I21])/[.I20]" office:value-type="float" office:value="0.00106940434178172" calcext:value-type="float">
            <text:p>0.0010694043</text:p>
          </table:table-cell>
          <table:table-cell table:formula="of:=ABS([.J20]-[.J21])/[.J20]" office:value-type="float" office:value="0.00146842878120431" calcext:value-type="float">
            <text:p>0.0014684288</text:p>
          </table:table-cell>
          <table:table-cell table:formula="of:=ABS([.K20]-[.K21])/[.K20]" office:value-type="float" office:value="0.00469238790406679" calcext:value-type="float">
            <text:p>0.0046923879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267370813799214" calcext:value-type="float">
            <text:p>0.0026737081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0165614132913362" calcext:value-type="float">
            <text:p>0.0016561413</text:p>
          </table:table-cell>
        </table:table-row>
      </table:table>
      <table:table table:name="Cartographer" table:style-name="ta1">
        <table:table-column table:style-name="co1" table:number-columns-repeated="2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ound truth</text:p>
          </table:table-cell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.565</text:p>
          </table:table-cell>
          <table:table-cell office:value-type="float" office:value="69.7" calcext:value-type="float">
            <text:p>69.7</text:p>
          </table:table-cell>
          <table:table-cell office:value-type="float" office:value="98.3" calcext:value-type="float">
            <text:p>98.3</text:p>
          </table:table-cell>
          <table:table-cell office:value-type="float" office:value="111.09" calcext:value-type="float">
            <text:p>111.09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2.99" calcext:value-type="float">
            <text:p>102.99</text:p>
          </table:table-cell>
          <table:table-cell office:value-type="float" office:value="73.98" calcext:value-type="float">
            <text:p>73.98</text:p>
          </table:table-cell>
          <table:table-cell office:value-type="float" office:value="41.8" calcext:value-type="float">
            <text:p>41.8</text:p>
          </table:table-cell>
          <table:table-cell office:value-type="float" office:value="28.805" calcext:value-type="float">
            <text:p>28.8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tographer</text:p>
          </table:table-cell>
          <table:table-cell office:value-type="float" office:value="0" calcext:value-type="float">
            <text:p>0</text:p>
          </table:table-cell>
          <table:table-cell office:value-type="float" office:value="16.45" calcext:value-type="float">
            <text:p>16.45</text:p>
          </table:table-cell>
          <table:table-cell office:value-type="float" office:value="69.405" calcext:value-type="float">
            <text:p>69.405</text:p>
          </table:table-cell>
          <table:table-cell office:value-type="float" office:value="97.87" calcext:value-type="float">
            <text:p>97.87</text:p>
          </table:table-cell>
          <table:table-cell office:value-type="float" office:value="110.71" calcext:value-type="float">
            <text:p>110.71</text:p>
          </table:table-cell>
          <table:table-cell office:value-type="float" office:value="121.38" calcext:value-type="float">
            <text:p>121.38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73.505" calcext:value-type="float">
            <text:p>73.505</text:p>
          </table:table-cell>
          <table:table-cell office:value-type="float" office:value="41.3" calcext:value-type="float">
            <text:p>41.3</text:p>
          </table:table-cell>
          <table:table-cell office:value-type="float" office:value="27.84" calcext:value-type="float">
            <text:p>27.84</text:p>
          </table:table-cell>
          <table:table-cell office:value-type="string" calcext:value-type="string">
            <text:p>N1</text:p>
          </table:table-cell>
          <table:table-cell/>
          <table:table-cell table:formula="of:=ABS([.D2]-[.D3])/[.D2]" office:value-type="float" office:value="0.00694234832478128" calcext:value-type="float">
            <text:p>0.0069423483</text:p>
          </table:table-cell>
          <table:table-cell table:formula="of:=ABS([.E2]-[.E3])/[.E2]" office:value-type="float" office:value="0.00423242467718797" calcext:value-type="float">
            <text:p>0.0042324247</text:p>
          </table:table-cell>
          <table:table-cell table:formula="of:=ABS([.F2]-[.F3])/[.F2]" office:value-type="float" office:value="0.0043743641912512" calcext:value-type="float">
            <text:p>0.0043743642</text:p>
          </table:table-cell>
          <table:table-cell table:formula="of:=ABS([.G2]-[.G3])/[.G2]" office:value-type="float" office:value="0.00342064992348555" calcext:value-type="float">
            <text:p>0.0034206499</text:p>
          </table:table-cell>
          <table:table-cell table:formula="of:=ABS([.H2]-[.H3])/[.H2]" office:value-type="float" office:value="0.00197335964479534" calcext:value-type="float">
            <text:p>0.0019733596</text:p>
          </table:table-cell>
          <table:table-cell table:formula="of:=ABS([.I2]-[.I3])/[.I2]" office:value-type="float" office:value="0.0039324206233615" calcext:value-type="float">
            <text:p>0.0039324206</text:p>
          </table:table-cell>
          <table:table-cell table:formula="of:=ABS([.J2]-[.J3])/[.J2]" office:value-type="float" office:value="0.00642065423087332" calcext:value-type="float">
            <text:p>0.0064206542</text:p>
          </table:table-cell>
          <table:table-cell table:formula="of:=ABS([.K2]-[.K3])/[.K2]" office:value-type="float" office:value="0.0119617224880383" calcext:value-type="float">
            <text:p>0.0119617225</text:p>
          </table:table-cell>
          <table:table-cell table:formula="of:=ABS([.L2]-[.L3])/[.L2]" office:value-type="float" office:value="0.0335011282763409" calcext:value-type="float">
            <text:p>0.0335011283</text:p>
          </table:table-cell>
          <table:table-cell office:value-type="string" calcext:value-type="string">
            <text:p>N1_mean</text:p>
          </table:table-cell>
          <table:table-cell table:formula="of:=AVERAGE([.N3:.W3])" office:value-type="float" office:value="0.00852878582001282" calcext:value-type="float">
            <text:p>0.0085287858</text:p>
          </table:table-cell>
          <table:table-cell office:value-type="string" calcext:value-type="string">
            <text:p>sigma1</text:p>
          </table:table-cell>
          <table:table-cell table:formula="of:=STDEV([.N3:.W3])" office:value-type="float" office:value="0.00979971377440692" calcext:value-type="float">
            <text:p>0.0097997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 truth</text:p>
          </table:table-cell>
          <table:table-cell office:value-type="float" office:value="16.565" calcext:value-type="float">
            <text:p>16.565</text:p>
          </table:table-cell>
          <table:table-cell office:value-type="float" office:value="0" calcext:value-type="float">
            <text:p>0</text:p>
          </table:table-cell>
          <table:table-cell office:value-type="float" office:value="53.22" calcext:value-type="float">
            <text:p>53.22</text:p>
          </table:table-cell>
          <table:table-cell office:value-type="float" office:value="81.815" calcext:value-type="float">
            <text:p>81.815</text:p>
          </table:table-cell>
          <table:table-cell office:value-type="float" office:value="94.65" calcext:value-type="float">
            <text:p>94.65</text:p>
          </table:table-cell>
          <table:table-cell office:value-type="float" office:value="106.22" calcext:value-type="float">
            <text:p>106.22</text:p>
          </table:table-cell>
          <table:table-cell office:value-type="float" office:value="87.83" calcext:value-type="float">
            <text:p>87.83</text:p>
          </table:table-cell>
          <table:table-cell office:value-type="float" office:value="59.325" calcext:value-type="float">
            <text:p>59.325</text:p>
          </table:table-cell>
          <table:table-cell office:value-type="float" office:value="31.355" calcext:value-type="float">
            <text:p>31.355</text:p>
          </table:table-cell>
          <table:table-cell office:value-type="float" office:value="31.905" calcext:value-type="float">
            <text:p>31.9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ographer</text:p>
          </table:table-cell>
          <table:table-cell office:value-type="float" office:value="16.45" calcext:value-type="float">
            <text:p>16.45</text:p>
          </table:table-cell>
          <table:table-cell office:value-type="float" office:value="0" calcext:value-type="float">
            <text:p>0</text:p>
          </table:table-cell>
          <table:table-cell office:value-type="float" office:value="53.15" calcext:value-type="float">
            <text:p>53.15</text:p>
          </table:table-cell>
          <table:table-cell office:value-type="float" office:value="81.605" calcext:value-type="float">
            <text:p>81.605</text:p>
          </table:table-cell>
          <table:table-cell office:value-type="float" office:value="94.455" calcext:value-type="float">
            <text:p>94.455</text:p>
          </table:table-cell>
          <table:table-cell office:value-type="float" office:value="106.27" calcext:value-type="float">
            <text:p>106.27</text:p>
          </table:table-cell>
          <table:table-cell office:value-type="float" office:value="87.72" calcext:value-type="float">
            <text:p>87.72</text:p>
          </table:table-cell>
          <table:table-cell office:value-type="float" office:value="59.19" calcext:value-type="float">
            <text:p>59.19</text:p>
          </table:table-cell>
          <table:table-cell office:value-type="float" office:value="31.285" calcext:value-type="float">
            <text:p>31.285</text:p>
          </table:table-cell>
          <table:table-cell office:value-type="float" office:value="31.61" calcext:value-type="float">
            <text:p>31.61</text:p>
          </table:table-cell>
          <table:table-cell office:value-type="string" calcext:value-type="string">
            <text:p>N2</text:p>
          </table:table-cell>
          <table:table-cell table:formula="of:=ABS([.C4]-[.C5])/[.C4]" office:value-type="float" office:value="0.00694234832478128" calcext:value-type="float">
            <text:p>0.0069423483</text:p>
          </table:table-cell>
          <table:table-cell/>
          <table:table-cell table:formula="of:=ABS([.E4]-[.E5])/[.E4]" office:value-type="float" office:value="0.001315295001879" calcext:value-type="float">
            <text:p>0.001315295</text:p>
          </table:table-cell>
          <table:table-cell table:formula="of:=ABS([.F4]-[.F5])/[.F4]" office:value-type="float" office:value="0.00256676648536324" calcext:value-type="float">
            <text:p>0.0025667665</text:p>
          </table:table-cell>
          <table:table-cell table:formula="of:=ABS([.G4]-[.G5])/[.G4]" office:value-type="float" office:value="0.00206022187004762" calcext:value-type="float">
            <text:p>0.0020602219</text:p>
          </table:table-cell>
          <table:table-cell table:formula="of:=ABS([.H4]-[.H5])/[.H4]" office:value-type="float" office:value="0.000470721144793797" calcext:value-type="float">
            <text:p>0.0004707211</text:p>
          </table:table-cell>
          <table:table-cell table:formula="of:=ABS([.I4]-[.I5])/[.I4]" office:value-type="float" office:value="0.00125241944665831" calcext:value-type="float">
            <text:p>0.0012524194</text:p>
          </table:table-cell>
          <table:table-cell table:formula="of:=ABS([.J4]-[.J5])/[.J4]" office:value-type="float" office:value="0.00227560050568909" calcext:value-type="float">
            <text:p>0.0022756005</text:p>
          </table:table-cell>
          <table:table-cell table:formula="of:=ABS([.K4]-[.K5])/[.K4]" office:value-type="float" office:value="0.00223249880401851" calcext:value-type="float">
            <text:p>0.0022324988</text:p>
          </table:table-cell>
          <table:table-cell table:formula="of:=ABS([.L4]-[.L5])/[.L4]" office:value-type="float" office:value="0.00924619965522651" calcext:value-type="float">
            <text:p>0.0092461997</text:p>
          </table:table-cell>
          <table:table-cell office:value-type="string" calcext:value-type="string">
            <text:p>N2_mean</text:p>
          </table:table-cell>
          <table:table-cell table:formula="of:=AVERAGE([.N5:.W5])" office:value-type="float" office:value="0.00315134124871748" calcext:value-type="float">
            <text:p>0.0031513412</text:p>
          </table:table-cell>
          <table:table-cell office:value-type="string" calcext:value-type="string">
            <text:p>sigma2</text:p>
          </table:table-cell>
          <table:table-cell table:formula="of:=STDEV([.N5:.W5])" office:value-type="float" office:value="0.0029331124692514" calcext:value-type="float">
            <text:p>0.0029331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ound truth</text:p>
          </table:table-cell>
          <table:table-cell office:value-type="float" office:value="69.7" calcext:value-type="float">
            <text:p>69.7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41.455" calcext:value-type="float">
            <text:p>41.455</text:p>
          </table:table-cell>
          <table:table-cell office:value-type="float" office:value="57.845" calcext:value-type="float">
            <text:p>57.845</text:p>
          </table:table-cell>
          <table:table-cell office:value-type="float" office:value="41.475" calcext:value-type="float">
            <text:p>41.475</text:p>
          </table:table-cell>
          <table:table-cell office:value-type="float" office:value="24.8" calcext:value-type="float">
            <text:p>24.8</text:p>
          </table:table-cell>
          <table:table-cell office:value-type="float" office:value="43.755" calcext:value-type="float">
            <text:p>43.755</text:p>
          </table:table-cell>
          <table:table-cell office:value-type="float" office:value="70.545" calcext:value-type="float">
            <text:p>70.54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tographer</text:p>
          </table:table-cell>
          <table:table-cell office:value-type="float" office:value="69.405" calcext:value-type="float">
            <text:p>69.405</text:p>
          </table:table-cell>
          <table:table-cell office:value-type="float" office:value="53.15" calcext:value-type="float">
            <text:p>53.15</text:p>
          </table:table-cell>
          <table:table-cell office:value-type="float" office:value="0" calcext:value-type="float">
            <text:p>0</text:p>
          </table:table-cell>
          <table:table-cell office:value-type="float" office:value="28.465" calcext:value-type="float">
            <text:p>28.465</text:p>
          </table:table-cell>
          <table:table-cell office:value-type="float" office:value="41.32" calcext:value-type="float">
            <text:p>41.32</text:p>
          </table:table-cell>
          <table:table-cell office:value-type="float" office:value="57.23" calcext:value-type="float">
            <text:p>57.23</text:p>
          </table:table-cell>
          <table:table-cell office:value-type="float" office:value="41.17" calcext:value-type="float">
            <text:p>41.17</text:p>
          </table:table-cell>
          <table:table-cell office:value-type="float" office:value="24.515" calcext:value-type="float">
            <text:p>24.515</text:p>
          </table:table-cell>
          <table:table-cell office:value-type="float" office:value="43.505" calcext:value-type="float">
            <text:p>43.505</text:p>
          </table:table-cell>
          <table:table-cell office:value-type="float" office:value="70.39" calcext:value-type="float">
            <text:p>70.39</text:p>
          </table:table-cell>
          <table:table-cell office:value-type="string" calcext:value-type="string">
            <text:p>N3</text:p>
          </table:table-cell>
          <table:table-cell table:formula="of:=ABS([.C6]-[.C7])/[.C6]" office:value-type="float" office:value="0.00423242467718797" calcext:value-type="float">
            <text:p>0.0042324247</text:p>
          </table:table-cell>
          <table:table-cell table:formula="of:=ABS([.D6]-[.D7])/[.D6]" office:value-type="float" office:value="0.001315295001879" calcext:value-type="float">
            <text:p>0.001315295</text:p>
          </table:table-cell>
          <table:table-cell/>
          <table:table-cell table:formula="of:=ABS([.F6]-[.F7])/[.F6]" office:value-type="float" office:value="0.00472027972027978" calcext:value-type="float">
            <text:p>0.0047202797</text:p>
          </table:table-cell>
          <table:table-cell table:formula="of:=ABS([.G6]-[.G7])/[.G6]" office:value-type="float" office:value="0.00325654323965741" calcext:value-type="float">
            <text:p>0.0032565432</text:p>
          </table:table-cell>
          <table:table-cell table:formula="of:=ABS([.H6]-[.H7])/[.H6]" office:value-type="float" office:value="0.0106318610078659" calcext:value-type="float">
            <text:p>0.010631861</text:p>
          </table:table-cell>
          <table:table-cell table:formula="of:=ABS([.I6]-[.I7])/[.I6]" office:value-type="float" office:value="0.00735382760699216" calcext:value-type="float">
            <text:p>0.0073538276</text:p>
          </table:table-cell>
          <table:table-cell table:formula="of:=ABS([.J6]-[.J7])/[.J6]" office:value-type="float" office:value="0.011491935483871" calcext:value-type="float">
            <text:p>0.0114919355</text:p>
          </table:table-cell>
          <table:table-cell table:formula="of:=ABS([.K6]-[.K7])/[.K6]" office:value-type="float" office:value="0.00571363272768826" calcext:value-type="float">
            <text:p>0.0057136327</text:p>
          </table:table-cell>
          <table:table-cell table:formula="of:=ABS([.L6]-[.L7])/[.L6]" office:value-type="float" office:value="0.00219717910553549" calcext:value-type="float">
            <text:p>0.0021971791</text:p>
          </table:table-cell>
          <table:table-cell office:value-type="string" calcext:value-type="string">
            <text:p>N3_mean</text:p>
          </table:table-cell>
          <table:table-cell table:formula="of:=AVERAGE([.N7:.W7])" office:value-type="float" office:value="0.00565699761899521" calcext:value-type="float">
            <text:p>0.0056569976</text:p>
          </table:table-cell>
          <table:table-cell office:value-type="string" calcext:value-type="string">
            <text:p>sigma3</text:p>
          </table:table-cell>
          <table:table-cell table:formula="of:=STDEV([.N7:.W7])" office:value-type="float" office:value="0.00355612079107499" calcext:value-type="float">
            <text:p>0.0035561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ound truth</text:p>
          </table:table-cell>
          <table:table-cell office:value-type="float" office:value="98.3" calcext:value-type="float">
            <text:p>98.3</text:p>
          </table:table-cell>
          <table:table-cell office:value-type="float" office:value="81.815" calcext:value-type="float">
            <text:p>81.815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3.045" calcext:value-type="float">
            <text:p>13.0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55" calcext:value-type="float">
            <text:p>29.55</text:p>
          </table:table-cell>
          <table:table-cell office:value-type="float" office:value="37.725" calcext:value-type="float">
            <text:p>37.725</text:p>
          </table:table-cell>
          <table:table-cell office:value-type="float" office:value="69.17" calcext:value-type="float">
            <text:p>69.17</text:p>
          </table:table-cell>
          <table:table-cell office:value-type="float" office:value="97.36" calcext:value-type="float">
            <text:p>97.3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tographer</text:p>
          </table:table-cell>
          <table:table-cell office:value-type="float" office:value="97.87" calcext:value-type="float">
            <text:p>97.87</text:p>
          </table:table-cell>
          <table:table-cell office:value-type="float" office:value="81.605" calcext:value-type="float">
            <text:p>81.605</text:p>
          </table:table-cell>
          <table:table-cell office:value-type="float" office:value="28.465" calcext:value-type="float">
            <text:p>28.465</text:p>
          </table:table-cell>
          <table:table-cell office:value-type="float" office:value="0" calcext:value-type="float">
            <text:p>0</text:p>
          </table:table-cell>
          <table:table-cell office:value-type="float" office:value="13.01" calcext:value-type="float">
            <text:p>13.01</text:p>
          </table:table-cell>
          <table:table-cell office:value-type="float" office:value="36.71" calcext:value-type="float">
            <text:p>36.71</text:p>
          </table:table-cell>
          <table:table-cell office:value-type="float" office:value="29.09" calcext:value-type="float">
            <text:p>29.09</text:p>
          </table:table-cell>
          <table:table-cell office:value-type="float" office:value="37.48" calcext:value-type="float">
            <text:p>37.48</text:p>
          </table:table-cell>
          <table:table-cell office:value-type="float" office:value="68.855" calcext:value-type="float">
            <text:p>68.855</text:p>
          </table:table-cell>
          <table:table-cell office:value-type="float" office:value="97.145" calcext:value-type="float">
            <text:p>97.145</text:p>
          </table:table-cell>
          <table:table-cell office:value-type="string" calcext:value-type="string">
            <text:p>N4</text:p>
          </table:table-cell>
          <table:table-cell table:formula="of:=ABS([.C8]-[.C9])/[.C8]" office:value-type="float" office:value="0.0043743641912512" calcext:value-type="float">
            <text:p>0.0043743642</text:p>
          </table:table-cell>
          <table:table-cell table:formula="of:=ABS([.D8]-[.D9])/[.D8]" office:value-type="float" office:value="0.00256676648536324" calcext:value-type="float">
            <text:p>0.0025667665</text:p>
          </table:table-cell>
          <table:table-cell table:formula="of:=ABS([.E8]-[.E9])/[.E8]" office:value-type="float" office:value="0.00472027972027978" calcext:value-type="float">
            <text:p>0.0047202797</text:p>
          </table:table-cell>
          <table:table-cell/>
          <table:table-cell table:formula="of:=ABS([.G8]-[.G9])/[.G8]" office:value-type="float" office:value="0.00268302031429668" calcext:value-type="float">
            <text:p>0.0026830203</text:p>
          </table:table-cell>
          <table:table-cell table:formula="of:=ABS([.H8]-[.H9])/[.H8]" office:value-type="float" office:value="0.0137023105857066" calcext:value-type="float">
            <text:p>0.0137023106</text:p>
          </table:table-cell>
          <table:table-cell table:formula="of:=ABS([.I8]-[.I9])/[.I8]" office:value-type="float" office:value="0.0155668358714044" calcext:value-type="float">
            <text:p>0.0155668359</text:p>
          </table:table-cell>
          <table:table-cell table:formula="of:=ABS([.J8]-[.J9])/[.J8]" office:value-type="float" office:value="0.00649436713055015" calcext:value-type="float">
            <text:p>0.0064943671</text:p>
          </table:table-cell>
          <table:table-cell table:formula="of:=ABS([.K8]-[.K9])/[.K8]" office:value-type="float" office:value="0.00455399739771574" calcext:value-type="float">
            <text:p>0.0045539974</text:p>
          </table:table-cell>
          <table:table-cell table:formula="of:=ABS([.L8]-[.L9])/[.L8]" office:value-type="float" office:value="0.00220829909613808" calcext:value-type="float">
            <text:p>0.0022082991</text:p>
          </table:table-cell>
          <table:table-cell office:value-type="string" calcext:value-type="string">
            <text:p>N4_mean</text:p>
          </table:table-cell>
          <table:table-cell table:formula="of:=AVERAGE([.N9:.W9])" office:value-type="float" office:value="0.00631891564363398" calcext:value-type="float">
            <text:p>0.0063189156</text:p>
          </table:table-cell>
          <table:table-cell office:value-type="string" calcext:value-type="string">
            <text:p>sigma4</text:p>
          </table:table-cell>
          <table:table-cell table:formula="of:=STDEV([.N9:.W9])" office:value-type="float" office:value="0.00492083215482431" calcext:value-type="float">
            <text:p>0.0049208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und truth</text:p>
          </table:table-cell>
          <table:table-cell office:value-type="float" office:value="111.09" calcext:value-type="float">
            <text:p>111.09</text:p>
          </table:table-cell>
          <table:table-cell office:value-type="float" office:value="94.65" calcext:value-type="float">
            <text:p>94.65</text:p>
          </table:table-cell>
          <table:table-cell office:value-type="float" office:value="41.455" calcext:value-type="float">
            <text:p>41.455</text:p>
          </table:table-cell>
          <table:table-cell office:value-type="float" office:value="13.045" calcext:value-type="float">
            <text:p>13.045</text:p>
          </table:table-cell>
          <table:table-cell office:value-type="float" office:value="0" calcext:value-type="float">
            <text:p>0</text:p>
          </table:table-cell>
          <table:table-cell office:value-type="float" office:value="29.64" calcext:value-type="float">
            <text:p>29.64</text:p>
          </table:table-cell>
          <table:table-cell office:value-type="float" office:value="29.55" calcext:value-type="float">
            <text:p>29.55</text:p>
          </table:table-cell>
          <table:table-cell office:value-type="float" office:value="46.77" calcext:value-type="float">
            <text:p>46.77</text:p>
          </table:table-cell>
          <table:table-cell office:value-type="float" office:value="80.425" calcext:value-type="float">
            <text:p>80.425</text:p>
          </table:table-cell>
          <table:table-cell office:value-type="float" office:value="108.95" calcext:value-type="float">
            <text:p>108.9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ographer</text:p>
          </table:table-cell>
          <table:table-cell office:value-type="float" office:value="110.71" calcext:value-type="float">
            <text:p>110.71</text:p>
          </table:table-cell>
          <table:table-cell office:value-type="float" office:value="94.455" calcext:value-type="float">
            <text:p>94.455</text:p>
          </table:table-cell>
          <table:table-cell office:value-type="float" office:value="41.32" calcext:value-type="float">
            <text:p>41.32</text:p>
          </table:table-cell>
          <table:table-cell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29.29" calcext:value-type="float">
            <text:p>29.29</text:p>
          </table:table-cell>
          <table:table-cell office:value-type="float" office:value="46.7" calcext:value-type="float">
            <text:p>46.7</text:p>
          </table:table-cell>
          <table:table-cell office:value-type="float" office:value="80.215" calcext:value-type="float">
            <text:p>80.215</text:p>
          </table:table-cell>
          <table:table-cell office:value-type="float" office:value="108.85" calcext:value-type="float">
            <text:p>108.85</text:p>
          </table:table-cell>
          <table:table-cell office:value-type="string" calcext:value-type="string">
            <text:p>N5</text:p>
          </table:table-cell>
          <table:table-cell table:formula="of:=ABS([.C10]-[.C11])/[.C10]" office:value-type="float" office:value="0.00342064992348555" calcext:value-type="float">
            <text:p>0.0034206499</text:p>
          </table:table-cell>
          <table:table-cell table:formula="of:=ABS([.D10]-[.D11])/[.D10]" office:value-type="float" office:value="0.00206022187004762" calcext:value-type="float">
            <text:p>0.0020602219</text:p>
          </table:table-cell>
          <table:table-cell table:formula="of:=ABS([.E10]-[.E11])/[.E10]" office:value-type="float" office:value="0.00325654323965741" calcext:value-type="float">
            <text:p>0.0032565432</text:p>
          </table:table-cell>
          <table:table-cell table:formula="of:=ABS([.F10]-[.F11])/[.F10]" office:value-type="float" office:value="0.00268302031429668" calcext:value-type="float">
            <text:p>0.0026830203</text:p>
          </table:table-cell>
          <table:table-cell/>
          <table:table-cell table:formula="of:=ABS([.H10]-[.H11])/[.H10]" office:value-type="float" office:value="0.00775978407557356" calcext:value-type="float">
            <text:p>0.0077597841</text:p>
          </table:table-cell>
          <table:table-cell table:formula="of:=ABS([.I10]-[.I11])/[.I10]" office:value-type="float" office:value="0.00879864636209819" calcext:value-type="float">
            <text:p>0.0087986464</text:p>
          </table:table-cell>
          <table:table-cell table:formula="of:=ABS([.J10]-[.J11])/[.J10]" office:value-type="float" office:value="0.00149668590977123" calcext:value-type="float">
            <text:p>0.0014966859</text:p>
          </table:table-cell>
          <table:table-cell table:formula="of:=ABS([.K10]-[.K11])/[.K10]" office:value-type="float" office:value="0.00261112838047863" calcext:value-type="float">
            <text:p>0.0026111284</text:p>
          </table:table-cell>
          <table:table-cell table:formula="of:=ABS([.L10]-[.L11])/[.L10]" office:value-type="float" office:value="0.000917852225791726" calcext:value-type="float">
            <text:p>0.0009178522</text:p>
          </table:table-cell>
          <table:table-cell office:value-type="string" calcext:value-type="string">
            <text:p>N5_mean</text:p>
          </table:table-cell>
          <table:table-cell table:formula="of:=AVERAGE([.N11:.W11])" office:value-type="float" office:value="0.00366717025568895" calcext:value-type="float">
            <text:p>0.0036671703</text:p>
          </table:table-cell>
          <table:table-cell office:value-type="string" calcext:value-type="string">
            <text:p>sigma5</text:p>
          </table:table-cell>
          <table:table-cell table:formula="of:=STDEV([.N11:.W11])" office:value-type="float" office:value="0.0027442378796009" calcext:value-type="float">
            <text:p>0.0027442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und truth</text:p>
          </table:table-cell>
          <table:table-cell office:value-type="float" office:value="121.62" calcext:value-type="float">
            <text:p>121.62</text:p>
          </table:table-cell>
          <table:table-cell office:value-type="float" office:value="106.22" calcext:value-type="float">
            <text:p>106.22</text:p>
          </table:table-cell>
          <table:table-cell office:value-type="float" office:value="57.845" calcext:value-type="float">
            <text:p>57.845</text:p>
          </table:table-cell>
          <table:table-cell office:value-type="float" office:value="37.22" calcext:value-type="float">
            <text:p>37.22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48.845" calcext:value-type="float">
            <text:p>48.845</text:p>
          </table:table-cell>
          <table:table-cell office:value-type="float" office:value="84.685" calcext:value-type="float">
            <text:p>84.685</text:p>
          </table:table-cell>
          <table:table-cell office:value-type="float" office:value="113" calcext:value-type="float">
            <text:p>11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tographer</text:p>
          </table:table-cell>
          <table:table-cell office:value-type="float" office:value="121.38" calcext:value-type="float">
            <text:p>121.38</text:p>
          </table:table-cell>
          <table:table-cell office:value-type="float" office:value="106.27" calcext:value-type="float">
            <text:p>106.27</text:p>
          </table:table-cell>
          <table:table-cell office:value-type="float" office:value="57.23" calcext:value-type="float">
            <text:p>57.23</text:p>
          </table:table-cell>
          <table:table-cell office:value-type="float" office:value="36.71" calcext:value-type="float">
            <text:p>36.71</text:p>
          </table:table-cell>
          <table:table-cell office:value-type="float" office:value="29.41" calcext:value-type="float">
            <text:p>29.41</text:p>
          </table:table-cell>
          <table:table-cell office:value-type="float" office:value="0" calcext:value-type="float">
            <text:p>0</text:p>
          </table:table-cell>
          <table:table-cell office:value-type="float" office:value="19.05" calcext:value-type="float">
            <text:p>19.05</text:p>
          </table:table-cell>
          <table:table-cell office:value-type="float" office:value="48.425" calcext:value-type="float">
            <text:p>48.425</text:p>
          </table:table-cell>
          <table:table-cell office:value-type="float" office:value="84.145" calcext:value-type="float">
            <text:p>84.145</text:p>
          </table:table-cell>
          <table:table-cell office:value-type="float" office:value="112.65" calcext:value-type="float">
            <text:p>112.65</text:p>
          </table:table-cell>
          <table:table-cell office:value-type="string" calcext:value-type="string">
            <text:p>N6</text:p>
          </table:table-cell>
          <table:table-cell table:formula="of:=ABS([.C12]-[.C13])/[.C12]" office:value-type="float" office:value="0.00197335964479534" calcext:value-type="float">
            <text:p>0.0019733596</text:p>
          </table:table-cell>
          <table:table-cell table:formula="of:=ABS([.D12]-[.D13])/[.D12]" office:value-type="float" office:value="0.000470721144793797" calcext:value-type="float">
            <text:p>0.0004707211</text:p>
          </table:table-cell>
          <table:table-cell table:formula="of:=ABS([.E12]-[.E13])/[.E12]" office:value-type="float" office:value="0.0106318610078659" calcext:value-type="float">
            <text:p>0.010631861</text:p>
          </table:table-cell>
          <table:table-cell table:formula="of:=ABS([.F12]-[.F13])/[.F12]" office:value-type="float" office:value="0.0137023105857066" calcext:value-type="float">
            <text:p>0.0137023106</text:p>
          </table:table-cell>
          <table:table-cell table:formula="of:=ABS([.G12]-[.G13])/[.G12]" office:value-type="float" office:value="0.00775978407557356" calcext:value-type="float">
            <text:p>0.0077597841</text:p>
          </table:table-cell>
          <table:table-cell/>
          <table:table-cell table:formula="of:=ABS([.I12]-[.I13])/[.I12]" office:value-type="float" office:value="0.0258245972896957" calcext:value-type="float">
            <text:p>0.0258245973</text:p>
          </table:table-cell>
          <table:table-cell table:formula="of:=ABS([.J12]-[.J13])/[.J12]" office:value-type="float" office:value="0.0085986283140547" calcext:value-type="float">
            <text:p>0.0085986283</text:p>
          </table:table-cell>
          <table:table-cell table:formula="of:=ABS([.K12]-[.K13])/[.K12]" office:value-type="float" office:value="0.0063765720021256" calcext:value-type="float">
            <text:p>0.006376572</text:p>
          </table:table-cell>
          <table:table-cell table:formula="of:=ABS([.L12]-[.L13])/[.L12]" office:value-type="float" office:value="0.00309734513274331" calcext:value-type="float">
            <text:p>0.0030973451</text:p>
          </table:table-cell>
          <table:table-cell office:value-type="string" calcext:value-type="string">
            <text:p>N6_mean</text:p>
          </table:table-cell>
          <table:table-cell table:formula="of:=AVERAGE([.N13:.W13])" office:value-type="float" office:value="0.00871501991081716" calcext:value-type="float">
            <text:p>0.0087150199</text:p>
          </table:table-cell>
          <table:table-cell office:value-type="string" calcext:value-type="string">
            <text:p>sigma6</text:p>
          </table:table-cell>
          <table:table-cell table:formula="of:=STDEV([.N13:.W13])" office:value-type="float" office:value="0.00768648214786451" calcext:value-type="float">
            <text:p>0.007686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ound truth</text:p>
          </table:table-cell>
          <table:table-cell office:value-type="float" office:value="102.99" calcext:value-type="float">
            <text:p>102.99</text:p>
          </table:table-cell>
          <table:table-cell office:value-type="float" office:value="87.83" calcext:value-type="float">
            <text:p>87.83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29.55" calcext:value-type="float">
            <text:p>29.55</text:p>
          </table:table-cell>
          <table:table-cell office:value-type="float" office:value="19.555" calcext:value-type="float">
            <text:p>19.555</text:p>
          </table:table-cell>
          <table:table-cell office:value-type="float" office:value="0" calcext:value-type="float">
            <text:p>0</text:p>
          </table:table-cell>
          <table:table-cell office:value-type="float" office:value="29.32" calcext:value-type="float">
            <text:p>29.32</text:p>
          </table:table-cell>
          <table:table-cell office:value-type="float" office:value="65.14" calcext:value-type="float">
            <text:p>65.14</text:p>
          </table:table-cell>
          <table:table-cell office:value-type="float" office:value="93.51" calcext:value-type="float">
            <text:p>93.51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tographer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87.72" calcext:value-type="float">
            <text:p>87.72</text:p>
          </table:table-cell>
          <table:table-cell office:value-type="float" office:value="41.17" calcext:value-type="float">
            <text:p>41.17</text:p>
          </table:table-cell>
          <table:table-cell office:value-type="float" office:value="29.09" calcext:value-type="float">
            <text:p>29.09</text:p>
          </table:table-cell>
          <table:table-cell office:value-type="float" office:value="29.29" calcext:value-type="float">
            <text:p>29.29</text:p>
          </table:table-cell>
          <table:table-cell office:value-type="float" office:value="19.05" calcext:value-type="float">
            <text:p>19.05</text:p>
          </table:table-cell>
          <table:table-cell office:value-type="float" office:value="0" calcext:value-type="float">
            <text:p>0</text:p>
          </table:table-cell>
          <table:table-cell office:value-type="float" office:value="29.39" calcext:value-type="float">
            <text:p>29.39</text:p>
          </table:table-cell>
          <table:table-cell office:value-type="float" office:value="65.1" calcext:value-type="float">
            <text:p>65.1</text:p>
          </table:table-cell>
          <table:table-cell office:value-type="float" office:value="93.665" calcext:value-type="float">
            <text:p>93.665</text:p>
          </table:table-cell>
          <table:table-cell office:value-type="string" calcext:value-type="string">
            <text:p>N7</text:p>
          </table:table-cell>
          <table:table-cell table:formula="of:=ABS([.C14]-[.C15])/[.C14]" office:value-type="float" office:value="0.0039324206233615" calcext:value-type="float">
            <text:p>0.0039324206</text:p>
          </table:table-cell>
          <table:table-cell table:formula="of:=ABS([.D14]-[.D15])/[.D14]" office:value-type="float" office:value="0.00125241944665831" calcext:value-type="float">
            <text:p>0.0012524194</text:p>
          </table:table-cell>
          <table:table-cell table:formula="of:=ABS([.E14]-[.E15])/[.E14]" office:value-type="float" office:value="0.00735382760699216" calcext:value-type="float">
            <text:p>0.0073538276</text:p>
          </table:table-cell>
          <table:table-cell table:formula="of:=ABS([.F14]-[.F15])/[.F14]" office:value-type="float" office:value="0.0155668358714044" calcext:value-type="float">
            <text:p>0.0155668359</text:p>
          </table:table-cell>
          <table:table-cell table:formula="of:=ABS([.G14]-[.G15])/[.G14]" office:value-type="float" office:value="0.00879864636209819" calcext:value-type="float">
            <text:p>0.0087986464</text:p>
          </table:table-cell>
          <table:table-cell table:formula="of:=ABS([.H14]-[.H15])/[.H14]" office:value-type="float" office:value="0.0258245972896957" calcext:value-type="float">
            <text:p>0.0258245973</text:p>
          </table:table-cell>
          <table:table-cell/>
          <table:table-cell table:formula="of:=ABS([.J14]-[.J15])/[.J14]" office:value-type="float" office:value="0.002387448840382" calcext:value-type="float">
            <text:p>0.0023874488</text:p>
          </table:table-cell>
          <table:table-cell table:formula="of:=ABS([.K14]-[.K15])/[.K14]" office:value-type="float" office:value="0.000614062020264143" calcext:value-type="float">
            <text:p>0.000614062</text:p>
          </table:table-cell>
          <table:table-cell table:formula="of:=ABS([.L14]-[.L15])/[.L14]" office:value-type="float" office:value="0.00165757672976153" calcext:value-type="float">
            <text:p>0.0016575767</text:p>
          </table:table-cell>
          <table:table-cell office:value-type="string" calcext:value-type="string">
            <text:p>N7_mean</text:p>
          </table:table-cell>
          <table:table-cell table:formula="of:=AVERAGE([.N15:.W15])" office:value-type="float" office:value="0.00748753719895755" calcext:value-type="float">
            <text:p>0.0074875372</text:p>
          </table:table-cell>
          <table:table-cell office:value-type="string" calcext:value-type="string">
            <text:p>sigma7</text:p>
          </table:table-cell>
          <table:table-cell table:formula="of:=STDEV([.N15:.W15])" office:value-type="float" office:value="0.00838167102912281" calcext:value-type="float">
            <text:p>0.008381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 truth</text:p>
          </table:table-cell>
          <table:table-cell office:value-type="float" office:value="73.98" calcext:value-type="float">
            <text:p>73.98</text:p>
          </table:table-cell>
          <table:table-cell office:value-type="float" office:value="59.325" calcext:value-type="float">
            <text:p>59.325</text:p>
          </table:table-cell>
          <table:table-cell office:value-type="float" office:value="24.8" calcext:value-type="float">
            <text:p>24.8</text:p>
          </table:table-cell>
          <table:table-cell office:value-type="float" office:value="37.725" calcext:value-type="float">
            <text:p>37.725</text:p>
          </table:table-cell>
          <table:table-cell office:value-type="float" office:value="46.77" calcext:value-type="float">
            <text:p>46.77</text:p>
          </table:table-cell>
          <table:table-cell office:value-type="float" office:value="48.845" calcext:value-type="float">
            <text:p>48.845</text:p>
          </table:table-cell>
          <table:table-cell office:value-type="float" office:value="29.32" calcext:value-type="float">
            <text:p>29.32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.05</text:p>
          </table:table-cell>
          <table:table-cell office:value-type="float" office:value="64.695" calcext:value-type="float">
            <text:p>64.69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tographer</text:p>
          </table:table-cell>
          <table:table-cell office:value-type="float" office:value="73.505" calcext:value-type="float">
            <text:p>73.505</text:p>
          </table:table-cell>
          <table:table-cell office:value-type="float" office:value="59.19" calcext:value-type="float">
            <text:p>59.19</text:p>
          </table:table-cell>
          <table:table-cell office:value-type="float" office:value="24.515" calcext:value-type="float">
            <text:p>24.515</text:p>
          </table:table-cell>
          <table:table-cell office:value-type="float" office:value="37.48" calcext:value-type="float">
            <text:p>37.48</text:p>
          </table:table-cell>
          <table:table-cell office:value-type="float" office:value="46.7" calcext:value-type="float">
            <text:p>46.7</text:p>
          </table:table-cell>
          <table:table-cell office:value-type="float" office:value="48.425" calcext:value-type="float">
            <text:p>48.425</text:p>
          </table:table-cell>
          <table:table-cell office:value-type="float" office:value="29.39" calcext:value-type="float">
            <text:p>29.39</text:p>
          </table:table-cell>
          <table:table-cell office:value-type="float" office:value="0" calcext:value-type="float">
            <text:p>0</text:p>
          </table:table-cell>
          <table:table-cell office:value-type="float" office:value="35.92" calcext:value-type="float">
            <text:p>35.92</text:p>
          </table:table-cell>
          <table:table-cell office:value-type="float" office:value="64.73" calcext:value-type="float">
            <text:p>64.73</text:p>
          </table:table-cell>
          <table:table-cell office:value-type="string" calcext:value-type="string">
            <text:p>N8</text:p>
          </table:table-cell>
          <table:table-cell table:formula="of:=ABS([.C16]-[.C17])/[.C16]" office:value-type="float" office:value="0.00642065423087332" calcext:value-type="float">
            <text:p>0.0064206542</text:p>
          </table:table-cell>
          <table:table-cell table:formula="of:=ABS([.D16]-[.D17])/[.D16]" office:value-type="float" office:value="0.00227560050568909" calcext:value-type="float">
            <text:p>0.0022756005</text:p>
          </table:table-cell>
          <table:table-cell table:formula="of:=ABS([.E16]-[.E17])/[.E16]" office:value-type="float" office:value="0.011491935483871" calcext:value-type="float">
            <text:p>0.0114919355</text:p>
          </table:table-cell>
          <table:table-cell table:formula="of:=ABS([.F16]-[.F17])/[.F16]" office:value-type="float" office:value="0.00649436713055015" calcext:value-type="float">
            <text:p>0.0064943671</text:p>
          </table:table-cell>
          <table:table-cell table:formula="of:=ABS([.G16]-[.G17])/[.G16]" office:value-type="float" office:value="0.00149668590977123" calcext:value-type="float">
            <text:p>0.0014966859</text:p>
          </table:table-cell>
          <table:table-cell table:formula="of:=ABS([.H16]-[.H17])/[.H16]" office:value-type="float" office:value="0.0085986283140547" calcext:value-type="float">
            <text:p>0.0085986283</text:p>
          </table:table-cell>
          <table:table-cell table:formula="of:=ABS([.I16]-[.I17])/[.I16]" office:value-type="float" office:value="0.002387448840382" calcext:value-type="float">
            <text:p>0.0023874488</text:p>
          </table:table-cell>
          <table:table-cell/>
          <table:table-cell table:formula="of:=ABS([.K16]-[.K17])/[.K16]" office:value-type="float" office:value="0.00360610263522872" calcext:value-type="float">
            <text:p>0.0036061026</text:p>
          </table:table-cell>
          <table:table-cell table:formula="of:=ABS([.L16]-[.L17])/[.L16]" office:value-type="float" office:value="0.000541000077285892" calcext:value-type="float">
            <text:p>0.0005410001</text:p>
          </table:table-cell>
          <table:table-cell office:value-type="string" calcext:value-type="string">
            <text:p>N8_mean</text:p>
          </table:table-cell>
          <table:table-cell table:formula="of:=AVERAGE([.N17:.W17])" office:value-type="float" office:value="0.00481249145863401" calcext:value-type="float">
            <text:p>0.0048124915</text:p>
          </table:table-cell>
          <table:table-cell office:value-type="string" calcext:value-type="string">
            <text:p>sigma8</text:p>
          </table:table-cell>
          <table:table-cell table:formula="of:=STDEV([.N17:.W17])" office:value-type="float" office:value="0.0036636205540346" calcext:value-type="float">
            <text:p>0.0036636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und truth</text:p>
          </table:table-cell>
          <table:table-cell office:value-type="float" office:value="41.8" calcext:value-type="float">
            <text:p>41.8</text:p>
          </table:table-cell>
          <table:table-cell office:value-type="float" office:value="31.355" calcext:value-type="float">
            <text:p>31.355</text:p>
          </table:table-cell>
          <table:table-cell office:value-type="float" office:value="43.755" calcext:value-type="float">
            <text:p>43.755</text:p>
          </table:table-cell>
          <table:table-cell office:value-type="float" office:value="69.17" calcext:value-type="float">
            <text:p>69.17</text:p>
          </table:table-cell>
          <table:table-cell office:value-type="float" office:value="80.425" calcext:value-type="float">
            <text:p>80.425</text:p>
          </table:table-cell>
          <table:table-cell office:value-type="float" office:value="84.685" calcext:value-type="float">
            <text:p>84.685</text:p>
          </table:table-cell>
          <table:table-cell office:value-type="float" office:value="65.14" calcext:value-type="float">
            <text:p>65.14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office:value-type="float" office:value="28.77" calcext:value-type="float">
            <text:p>28.7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tographer</text:p>
          </table:table-cell>
          <table:table-cell office:value-type="float" office:value="41.3" calcext:value-type="float">
            <text:p>41.3</text:p>
          </table:table-cell>
          <table:table-cell office:value-type="float" office:value="31.285" calcext:value-type="float">
            <text:p>31.285</text:p>
          </table:table-cell>
          <table:table-cell office:value-type="float" office:value="43.505" calcext:value-type="float">
            <text:p>43.505</text:p>
          </table:table-cell>
          <table:table-cell office:value-type="float" office:value="68.855" calcext:value-type="float">
            <text:p>68.855</text:p>
          </table:table-cell>
          <table:table-cell office:value-type="float" office:value="80.215" calcext:value-type="float">
            <text:p>80.215</text:p>
          </table:table-cell>
          <table:table-cell office:value-type="float" office:value="84.145" calcext:value-type="float">
            <text:p>84.145</text:p>
          </table:table-cell>
          <table:table-cell office:value-type="float" office:value="65.1" calcext:value-type="float">
            <text:p>65.1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 office:value-type="float" office:value="28.915" calcext:value-type="float">
            <text:p>28.915</text:p>
          </table:table-cell>
          <table:table-cell office:value-type="string" calcext:value-type="string">
            <text:p>N9</text:p>
          </table:table-cell>
          <table:table-cell table:formula="of:=ABS([.C18]-[.C19])/[.C18]" office:value-type="float" office:value="0.0119617224880383" calcext:value-type="float">
            <text:p>0.0119617225</text:p>
          </table:table-cell>
          <table:table-cell table:formula="of:=ABS([.D18]-[.D19])/[.D18]" office:value-type="float" office:value="0.00223249880401851" calcext:value-type="float">
            <text:p>0.0022324988</text:p>
          </table:table-cell>
          <table:table-cell table:formula="of:=ABS([.E18]-[.E19])/[.E18]" office:value-type="float" office:value="0.00571363272768826" calcext:value-type="float">
            <text:p>0.0057136327</text:p>
          </table:table-cell>
          <table:table-cell table:formula="of:=ABS([.F18]-[.F19])/[.F18]" office:value-type="float" office:value="0.00455399739771574" calcext:value-type="float">
            <text:p>0.0045539974</text:p>
          </table:table-cell>
          <table:table-cell table:formula="of:=ABS([.G18]-[.G19])/[.G18]" office:value-type="float" office:value="0.00261112838047863" calcext:value-type="float">
            <text:p>0.0026111284</text:p>
          </table:table-cell>
          <table:table-cell table:formula="of:=ABS([.H18]-[.H19])/[.H18]" office:value-type="float" office:value="0.0063765720021256" calcext:value-type="float">
            <text:p>0.006376572</text:p>
          </table:table-cell>
          <table:table-cell table:formula="of:=ABS([.I18]-[.I19])/[.I18]" office:value-type="float" office:value="0.000614062020264143" calcext:value-type="float">
            <text:p>0.000614062</text:p>
          </table:table-cell>
          <table:table-cell table:formula="of:=ABS([.J18]-[.J19])/[.J18]" office:value-type="float" office:value="0.00360610263522872" calcext:value-type="float">
            <text:p>0.0036061026</text:p>
          </table:table-cell>
          <table:table-cell/>
          <table:table-cell table:formula="of:=ABS([.L18]-[.L19])/[.L18]" office:value-type="float" office:value="0.00503997219325685" calcext:value-type="float">
            <text:p>0.0050399722</text:p>
          </table:table-cell>
          <table:table-cell office:value-type="string" calcext:value-type="string">
            <text:p>N9_mean</text:p>
          </table:table-cell>
          <table:table-cell table:formula="of:=AVERAGE([.N19:.W19])" office:value-type="float" office:value="0.00474552096097941" calcext:value-type="float">
            <text:p>0.004745521</text:p>
          </table:table-cell>
          <table:table-cell office:value-type="string" calcext:value-type="string">
            <text:p>sigma9</text:p>
          </table:table-cell>
          <table:table-cell table:formula="of:=STDEV([.N19:.W19])" office:value-type="float" office:value="0.00326022726054511" calcext:value-type="float">
            <text:p>0.0032602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ound truth</text:p>
          </table:table-cell>
          <table:table-cell office:value-type="float" office:value="28.805" calcext:value-type="float">
            <text:p>28.805</text:p>
          </table:table-cell>
          <table:table-cell office:value-type="float" office:value="31.905" calcext:value-type="float">
            <text:p>31.905</text:p>
          </table:table-cell>
          <table:table-cell office:value-type="float" office:value="70.545" calcext:value-type="float">
            <text:p>70.545</text:p>
          </table:table-cell>
          <table:table-cell office:value-type="float" office:value="97.36" calcext:value-type="float">
            <text:p>97.36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3" calcext:value-type="float">
            <text:p>113</text:p>
          </table:table-cell>
          <table:table-cell office:value-type="float" office:value="93.51" calcext:value-type="float">
            <text:p>93.51</text:p>
          </table:table-cell>
          <table:table-cell office:value-type="float" office:value="64.695" calcext:value-type="float">
            <text:p>64.695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tographer</text:p>
          </table:table-cell>
          <table:table-cell office:value-type="float" office:value="27.84" calcext:value-type="float">
            <text:p>27.84</text:p>
          </table:table-cell>
          <table:table-cell office:value-type="float" office:value="31.61" calcext:value-type="float">
            <text:p>31.61</text:p>
          </table:table-cell>
          <table:table-cell office:value-type="float" office:value="70.39" calcext:value-type="float">
            <text:p>70.39</text:p>
          </table:table-cell>
          <table:table-cell office:value-type="float" office:value="97.145" calcext:value-type="float">
            <text:p>97.145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2.65" calcext:value-type="float">
            <text:p>112.65</text:p>
          </table:table-cell>
          <table:table-cell office:value-type="float" office:value="93.665" calcext:value-type="float">
            <text:p>93.665</text:p>
          </table:table-cell>
          <table:table-cell office:value-type="float" office:value="64.73" calcext:value-type="float">
            <text:p>64.73</text:p>
          </table:table-cell>
          <table:table-cell office:value-type="float" office:value="28.915" calcext:value-type="float">
            <text:p>28.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10</text:p>
          </table:table-cell>
          <table:table-cell table:formula="of:=ABS([.C20]-[.C21])/[.C20]" office:value-type="float" office:value="0.0335011282763409" calcext:value-type="float">
            <text:p>0.0335011283</text:p>
          </table:table-cell>
          <table:table-cell table:formula="of:=ABS([.D20]-[.D21])/[.D20]" office:value-type="float" office:value="0.00924619965522651" calcext:value-type="float">
            <text:p>0.0092461997</text:p>
          </table:table-cell>
          <table:table-cell table:formula="of:=ABS([.E20]-[.E21])/[.E20]" office:value-type="float" office:value="0.00219717910553549" calcext:value-type="float">
            <text:p>0.0021971791</text:p>
          </table:table-cell>
          <table:table-cell table:formula="of:=ABS([.F20]-[.F21])/[.F20]" office:value-type="float" office:value="0.00220829909613808" calcext:value-type="float">
            <text:p>0.0022082991</text:p>
          </table:table-cell>
          <table:table-cell table:formula="of:=ABS([.G20]-[.G21])/[.G20]" office:value-type="float" office:value="0.000917852225791726" calcext:value-type="float">
            <text:p>0.0009178522</text:p>
          </table:table-cell>
          <table:table-cell table:formula="of:=ABS([.H20]-[.H21])/[.H20]" office:value-type="float" office:value="0.00309734513274331" calcext:value-type="float">
            <text:p>0.0030973451</text:p>
          </table:table-cell>
          <table:table-cell table:formula="of:=ABS([.I20]-[.I21])/[.I20]" office:value-type="float" office:value="0.00165757672976153" calcext:value-type="float">
            <text:p>0.0016575767</text:p>
          </table:table-cell>
          <table:table-cell table:formula="of:=ABS([.J20]-[.J21])/[.J20]" office:value-type="float" office:value="0.000541000077285892" calcext:value-type="float">
            <text:p>0.0005410001</text:p>
          </table:table-cell>
          <table:table-cell table:formula="of:=ABS([.K20]-[.K21])/[.K20]" office:value-type="float" office:value="0.00503997219325685" calcext:value-type="float">
            <text:p>0.0050399722</text:p>
          </table:table-cell>
          <table:table-cell/>
          <table:table-cell office:value-type="string" calcext:value-type="string">
            <text:p>N10_mean</text:p>
          </table:table-cell>
          <table:table-cell table:formula="of:=AVERAGE([.N21:.W21])" office:value-type="float" office:value="0.00648961694356448" calcext:value-type="float">
            <text:p>0.0064896169</text:p>
          </table:table-cell>
          <table:table-cell office:value-type="string" calcext:value-type="string">
            <text:p>sigma10</text:p>
          </table:table-cell>
          <table:table-cell table:formula="of:=STDEV([.N21:.W21])" office:value-type="float" office:value="0.0104723647824367" calcext:value-type="float">
            <text:p>0.0104723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0:59:10.392488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04:40.068882502</meta:creation-date>
    <dc:date>2017-07-04T12:16:27.652675063</dc:date>
    <meta:editing-duration>PT8H26M32S</meta:editing-duration>
    <meta:editing-cycles>23</meta:editing-cycles>
    <meta:generator>LibreOffice/5.1.6.2$Linux_X86_64 LibreOffice_project/10m0$Build-2</meta:generator>
    <meta:document-statistic meta:table-count="11" meta:cell-count="4400" meta:object-count="0"/>
  </office:meta>
</office:document-meta>
</file>